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4000000201F56DF2F.png" manifest:media-type="image/png"/>
  <manifest:file-entry manifest:full-path="Pictures/100002010000023F0000003CB90ACC3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svg:font-family="Calibri"/>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9139in" table:align="left"/>
    </style:style>
    <style:style style:name="Table1.A" style:family="table-column">
      <style:table-column-properties style:column-width="0.7674in"/>
    </style:style>
    <style:style style:name="Table1.B" style:family="table-column">
      <style:table-column-properties style:column-width="0.9076in"/>
    </style:style>
    <style:style style:name="Table1.C" style:family="table-column">
      <style:table-column-properties style:column-width="0.5569in"/>
    </style:style>
    <style:style style:name="Table1.D" style:family="table-column">
      <style:table-column-properties style:column-width="0.9438in"/>
    </style:style>
    <style:style style:name="Table1.E" style:family="table-column">
      <style:table-column-properties style:column-width="0.7382in"/>
    </style:style>
    <style:style style:name="Table1.A1" style:family="table-cell">
      <style:table-cell-properties style:vertical-align="middle" fo:padding="0.0694in" fo:border="1pt solid #000000"/>
    </style:style>
    <style:style style:name="P1" style:family="paragraph" style:parent-style-name="Text_20_body">
      <style:paragraph-properties fo:margin-top="0in" fo:margin-bottom="0in" style:contextual-spacing="false"/>
    </style:style>
    <style:style style:name="P2"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038af4" style:text-blinking="false" fo:background-color="transparent"/>
    </style:style>
    <style:style style:name="P5"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064ac0" style:text-blinking="false" fo:background-color="transparent"/>
    </style:style>
    <style:style style:name="P6"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0a44bc" style:text-blinking="false" fo:background-color="transparent"/>
    </style:style>
    <style:style style:name="P7" style:family="paragraph" style:parent-style-name="Text_20_body">
      <style:paragraph-properties fo:margin-top="0in" fo:margin-bottom="0in" style:contextual-spacing="false" fo:line-height="179%"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style>
    <style:style style:name="P9"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0"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1"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ffffff"/>
    </style:style>
    <style:style style:name="P12" style:family="paragraph" style:parent-style-name="Text_20_body">
      <style:paragraph-properties fo:margin-top="0in" fo:margin-bottom="0in" style:contextual-spacing="false" fo:line-height="179%"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ffffff"/>
    </style:style>
    <style:style style:name="P13"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style>
    <style:style style:name="P14"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ffffff"/>
    </style:style>
    <style:style style:name="P15"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6"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style:style>
    <style:style style:name="P17"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0pt" fo:font-style="italic" style:text-underline-style="none" fo:font-weight="bold" style:text-blinking="false" fo:background-color="transparent"/>
    </style:style>
    <style:style style:name="P18" style:family="paragraph" style:parent-style-name="Text_20_body">
      <style:paragraph-properties fo:margin-top="0in" fo:margin-bottom="0in" style:contextual-spacing="false" fo:line-height="138%" fo:text-align="center" style:justify-single-word="false" style:writing-mode="lr-tb"/>
      <style:text-properties fo:font-variant="normal" fo:text-transform="none" fo:color="#000000" style:text-line-through-style="none" style:text-line-through-type="none" style:font-name="Arial" fo:font-size="8pt" fo:font-style="normal" style:text-underline-style="none" fo:font-weight="normal" style:text-blinking="false" fo:background-color="transparent"/>
    </style:style>
    <style:style style:name="P19"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20"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21"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style>
    <style:style style:name="P22" style:family="paragraph" style:parent-style-name="Text_20_body">
      <style:paragraph-properties fo:margin-top="0in" fo:margin-bottom="0in" style:contextual-spacing="false" fo:line-height="179%" fo:text-align="justify" style:justify-single-word="false" style:writing-mode="lr-tb"/>
      <style:text-properties fo:font-variant="normal" fo:text-transform="none" fo:color="#000000" style:text-line-through-style="none" style:text-line-through-type="none" style:font-name="Arial" fo:font-size="12.5pt" fo:font-style="normal" style:text-underline-style="none" fo:font-weight="normal" style:text-blinking="false" fo:background-color="#ffffff"/>
    </style:style>
    <style:style style:name="P23"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font-name="Calibri" fo:font-size="11pt" fo:font-style="normal" style:text-underline-style="none" fo:font-weight="normal" style:text-blinking="false" fo:background-color="#ffffff"/>
    </style:style>
    <style:style style:name="P24"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25"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26" style:family="paragraph" style:parent-style-name="Text_20_body">
      <style:paragraph-properties fo:margin-top="0in" fo:margin-bottom="0in" style:contextual-spacing="false" fo:line-height="138%" style:writing-mode="lr-tb"/>
      <style:text-properties fo:font-variant="normal" fo:text-transform="none" fo:color="#000000" style:font-name="Arial" fo:font-size="12pt" fo:font-style="normal" style:text-underline-style="solid" style:text-underline-width="auto" style:text-underline-color="font-color" fo:font-weight="bold" fo:background-color="transparent"/>
    </style:style>
    <style:style style:name="P27" style:family="paragraph" style:parent-style-name="Text_20_body">
      <style:paragraph-properties fo:margin-top="0in" fo:margin-bottom="0in" style:contextual-spacing="false" fo:line-height="138%" style:writing-mode="lr-tb"/>
      <style:text-properties fo:font-variant="normal" fo:text-transform="none" fo:color="#000000" style:font-name="Arial" fo:font-size="11pt" fo:font-style="normal" style:text-underline-style="solid" style:text-underline-width="auto" style:text-underline-color="font-color" fo:font-weight="normal" fo:background-color="#ffffff"/>
    </style:style>
    <style:style style:name="P28"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font-name="Arial" fo:font-size="11pt" fo:font-style="normal" style:text-underline-style="solid" style:text-underline-width="auto" style:text-underline-color="font-color" fo:font-weight="normal" fo:background-color="#ffffff"/>
    </style:style>
    <style:style style:name="P29"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style:font-name="Arial" fo:font-size="11pt" fo:font-style="normal" style:text-underline-style="solid" style:text-underline-width="auto" style:text-underline-color="font-color" fo:font-weight="normal" fo:background-color="transparent"/>
    </style:style>
    <style:style style:name="P30" style:family="paragraph" style:parent-style-name="Text_20_body">
      <style:paragraph-properties fo:margin-top="0in" fo:margin-bottom="0in" style:contextual-spacing="false" fo:line-height="138%" style:writing-mode="lr-tb"/>
      <style:text-properties fo:font-variant="normal" fo:text-transform="none" fo:color="#000000" style:font-name="Arial" fo:font-size="10pt" fo:font-style="normal" style:text-underline-style="solid" style:text-underline-width="auto" style:text-underline-color="font-color" fo:font-weight="bold" fo:background-color="transparent"/>
    </style:style>
    <style:style style:name="P31" style:family="paragraph" style:parent-style-name="Text_20_body">
      <style:paragraph-properties fo:margin-top="0in" fo:margin-bottom="0in" style:contextual-spacing="false" fo:line-height="138%" style:writing-mode="lr-tb"/>
      <style:text-properties fo:font-variant="normal" fo:text-transform="none" fo:color="#3f3f3f" style:text-line-through-style="none" style:text-line-through-type="none" style:font-name="Arial" fo:font-size="11.5pt" fo:font-style="normal" style:text-underline-style="none" fo:font-weight="normal" style:text-blinking="false" fo:background-color="#ffffff"/>
    </style:style>
    <style:style style:name="P32"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333333" style:text-line-through-style="none" style:text-line-through-type="none" style:font-name="Arial" fo:font-size="10pt" fo:font-style="normal" style:text-underline-style="none" fo:font-weight="normal" style:text-blinking="false" fo:background-color="#ffffff"/>
    </style:style>
    <style:style style:name="P33"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333333" style:text-line-through-style="none" style:text-line-through-type="none" style:text-underline-style="none" style:text-blinking="false" fo:background-color="#ffffff"/>
    </style:style>
    <style:style style:name="P34"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333333" style:text-line-through-style="none" style:text-line-through-type="none" style:font-name="Times New Roman" fo:font-size="12pt" fo:font-style="normal" style:text-underline-style="none" fo:font-weight="normal" style:text-blinking="false" fo:background-color="transparent"/>
    </style:style>
    <style:style style:name="P35"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333333" style:text-line-through-style="none" style:text-line-through-type="none" style:font-name="Times New Roman" fo:font-size="12pt" fo:font-style="normal" style:text-underline-style="none" fo:font-weight="bold" style:text-blinking="false" fo:background-color="transparent"/>
    </style:style>
    <style:style style:name="P36"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333333" style:font-name="Times New Roman" fo:font-size="12pt" fo:font-style="normal" style:text-underline-style="solid" style:text-underline-width="auto" style:text-underline-color="font-color" fo:font-weight="bold" fo:background-color="#ffffff"/>
    </style:style>
    <style:style style:name="P37" style:family="paragraph" style:parent-style-name="Text_20_body">
      <style:paragraph-properties fo:margin-top="0in" fo:margin-bottom="0in" style:contextual-spacing="false" fo:line-height="138%" style:writing-mode="lr-tb"/>
      <style:text-properties fo:font-variant="normal" fo:text-transform="none" fo:color="#222222" style:text-line-through-style="none" style:text-line-through-type="none" style:font-name="Arial" fo:font-size="10pt" fo:font-style="normal" style:text-underline-style="none" fo:font-weight="normal" style:text-blinking="false" fo:background-color="#ffffff"/>
    </style:style>
    <style:style style:name="P38"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222222" style:text-line-through-style="none" style:text-line-through-type="none" style:font-name="Arial" fo:font-size="10pt" fo:font-style="normal" style:text-underline-style="none" fo:font-weight="normal" style:text-blinking="false" fo:background-color="#ffffff"/>
    </style:style>
    <style:style style:name="P39" style:family="paragraph" style:parent-style-name="Text_20_body">
      <style:paragraph-properties fo:margin-top="0in" fo:margin-bottom="0in" style:contextual-spacing="false" fo:line-height="138%" style:writing-mode="lr-tb"/>
      <style:text-properties fo:font-variant="normal" fo:text-transform="none" fo:color="#222222" style:text-line-through-style="none" style:text-line-through-type="none" style:font-name="Arial" fo:font-size="10pt" fo:font-style="normal" style:text-underline-style="none" fo:font-weight="bold" style:text-blinking="false" fo:background-color="#ffffff"/>
    </style:style>
    <style:style style:name="P40"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222222" style:text-line-through-style="none" style:text-line-through-type="none" style:font-name="Arial" fo:font-size="10pt" fo:font-style="normal" style:text-underline-style="none" fo:font-weight="bold" style:text-blinking="false" fo:background-color="#ffffff"/>
    </style:style>
    <style:style style:name="P41" style:family="paragraph" style:parent-style-name="Text_20_body">
      <style:paragraph-properties fo:margin-top="0in" fo:margin-bottom="0in" style:contextual-spacing="false" fo:line-height="138%" style:writing-mode="lr-tb"/>
      <style:text-properties fo:font-variant="normal" fo:text-transform="none" fo:color="#222222" style:text-line-through-style="none" style:text-line-through-type="none" style:font-name="Arial" fo:font-size="11pt" fo:font-style="normal" style:text-underline-style="none" fo:font-weight="normal" style:text-blinking="false" fo:background-color="#ffffff"/>
    </style:style>
    <style:style style:name="P42"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222222" style:text-line-through-style="none" style:text-line-through-type="none" style:font-name="Arial" fo:font-size="11pt" fo:font-style="normal" style:text-underline-style="none" fo:font-weight="normal" style:text-blinking="false" fo:background-color="#ffffff"/>
    </style:style>
    <style:style style:name="P43"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222222" style:text-line-through-style="none" style:text-line-through-type="none" style:text-underline-style="none" style:text-blinking="false" fo:background-color="#ffffff"/>
    </style:style>
    <style:style style:name="P44" style:family="paragraph" style:parent-style-name="Text_20_body">
      <style:paragraph-properties fo:margin-top="0in" fo:margin-bottom="0in" style:contextual-spacing="false" fo:line-height="165%" fo:text-align="justify" style:justify-single-word="false" style:writing-mode="lr-tb"/>
      <style:text-properties fo:font-variant="normal" fo:text-transform="none" fo:color="#222222" style:font-name="Arial" fo:font-size="10pt" fo:font-style="normal" style:text-underline-style="solid" style:text-underline-width="auto" style:text-underline-color="font-color" fo:font-weight="normal" fo:background-color="#ffffff"/>
    </style:style>
    <style:style style:name="P45" style:family="paragraph" style:parent-style-name="Text_20_body">
      <style:paragraph-properties fo:margin-top="0in" fo:margin-bottom="0in" style:contextual-spacing="false" fo:line-height="179%" fo:text-align="justify" style:justify-single-word="false" style:writing-mode="lr-tb"/>
      <style:text-properties fo:font-variant="normal" fo:text-transform="none" fo:color="#212121" style:text-line-through-style="none" style:text-line-through-type="none" style:font-name="Arial" fo:font-size="11pt" fo:font-style="normal" style:text-underline-style="none" fo:font-weight="normal" style:text-blinking="false" fo:background-color="#ffffff"/>
    </style:style>
    <style:style style:name="P46"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212121" style:text-line-through-style="none" style:text-line-through-type="none" style:font-name="Arial" fo:font-size="11pt" fo:font-style="normal" style:text-underline-style="none" fo:font-weight="normal" style:text-blinking="false" fo:background-color="#ffffff"/>
    </style:style>
    <style:style style:name="P47" style:family="paragraph" style:parent-style-name="Text_20_body">
      <style:paragraph-properties fo:margin-top="0in" fo:margin-bottom="0in" style:contextual-spacing="false" fo:line-height="179%" fo:text-align="justify" style:justify-single-word="false" style:writing-mode="lr-tb"/>
      <style:text-properties fo:font-variant="normal" fo:text-transform="none" fo:color="#212121" style:text-line-through-style="none" style:text-line-through-type="none" style:font-name="Arial" fo:font-size="11pt" fo:font-style="normal" style:text-underline-style="none" fo:font-weight="bold" style:text-blinking="false" fo:background-color="#ffffff"/>
    </style:style>
    <style:style style:name="P48" style:family="paragraph" style:parent-style-name="Text_20_body">
      <style:paragraph-properties fo:margin-top="0in" fo:margin-bottom="0in" style:contextual-spacing="false" fo:line-height="179%" fo:text-align="justify" style:justify-single-word="false" style:writing-mode="lr-tb"/>
      <style:text-properties fo:font-variant="normal" fo:text-transform="none" fo:color="#212121" style:text-line-through-style="none" style:text-line-through-type="none" style:font-name="Arial" fo:font-size="11pt" fo:font-style="italic" style:text-underline-style="none" fo:font-weight="normal" style:text-blinking="false" fo:background-color="#ffffff"/>
    </style:style>
    <style:style style:name="P49" style:family="paragraph" style:parent-style-name="Text_20_body">
      <style:paragraph-properties fo:margin-top="0in" fo:margin-bottom="0in" style:contextual-spacing="false" fo:line-height="179%" fo:text-align="justify" style:justify-single-word="false" style:writing-mode="lr-tb"/>
      <style:text-properties fo:font-variant="normal" fo:text-transform="none" fo:color="#212121" style:text-line-through-style="none" style:text-line-through-type="none" style:font-name="Arial" fo:font-size="10pt" fo:font-style="normal" style:text-underline-style="none" fo:font-weight="normal" style:text-blinking="false" fo:background-color="#ffffff"/>
    </style:style>
    <style:style style:name="P50" style:family="paragraph" style:parent-style-name="Text_20_body">
      <style:paragraph-properties fo:margin-top="0in" fo:margin-bottom="0in" style:contextual-spacing="false" fo:line-height="138%" style:writing-mode="lr-tb"/>
    </style:style>
    <style:style style:name="P51" style:family="paragraph" style:parent-style-name="Text_20_body">
      <style:paragraph-properties fo:margin-top="0in" fo:margin-bottom="0in" style:contextual-spacing="false" fo:line-height="138%" fo:text-align="justify" style:justify-single-word="false" style:writing-mode="lr-tb"/>
    </style:style>
    <style:style style:name="P52" style:family="paragraph" style:parent-style-name="Text_20_body">
      <style:paragraph-properties fo:margin-top="0in" fo:margin-bottom="0in" style:contextual-spacing="false" fo:line-height="138%" style:writing-mode="lr-tb"/>
      <style:text-properties officeooo:paragraph-rsid="000a44bc"/>
    </style:style>
    <style:style style:name="P53" style:family="paragraph" style:parent-style-name="Text_20_body">
      <style:paragraph-properties fo:margin-top="0in" fo:margin-bottom="0in" style:contextual-spacing="false" fo:line-height="179%" fo:text-align="justify" style:justify-single-word="false" style:writing-mode="lr-tb"/>
    </style:style>
    <style:style style:name="P54" style:family="paragraph" style:parent-style-name="Text_20_body">
      <style:paragraph-properties fo:margin-top="0in" fo:margin-bottom="0in" style:contextual-spacing="false" fo:line-height="165%" fo:text-align="justify" style:justify-single-word="false" style:writing-mode="lr-tb"/>
    </style:style>
    <style:style style:name="P55" style:family="paragraph" style:parent-style-name="Text_20_body">
      <style:paragraph-properties fo:margin-top="0in" fo:margin-bottom="0in" style:contextual-spacing="false" fo:line-height="138%" style:writing-mode="lr-tb"/>
      <style:text-properties officeooo:rsid="000e4c47" officeooo:paragraph-rsid="000e4c47"/>
    </style:style>
    <style:style style:name="P56" style:family="paragraph" style:parent-style-name="Text_20_body" style:list-style-name="L1">
      <style:paragraph-properties fo:margin-top="0in" fo:margin-bottom="0in" style:contextual-spacing="false" fo:line-height="179%" fo:text-align="justify" style:justify-single-word="false" fo:background-color="#ffffff" style:writing-mode="lr-tb">
        <style:background-image/>
      </style:paragraph-properties>
      <style:text-properties fo:font-variant="normal" fo:text-transform="none" fo:color="#212121" style:text-line-through-style="none" style:text-line-through-type="none" style:font-name="Arial" fo:font-size="11pt" fo:font-style="normal" style:text-underline-style="none" fo:font-weight="normal" style:text-blinking="false" fo:background-color="#ffffff"/>
    </style:style>
    <style:style style:name="P57" style:family="paragraph" style:parent-style-name="Text_20_body" style:list-style-name="L2">
      <style:paragraph-properties fo:margin-top="0in" fo:margin-bottom="0in" style:contextual-spacing="false" fo:line-height="138%" fo:text-align="justify" style:justify-single-word="false" fo:background-color="#ffffff" style:writing-mode="lr-tb">
        <style:background-image/>
      </style:paragraph-properties>
      <style:text-properties fo:font-variant="normal" fo:text-transform="none" fo:color="#222222" style:text-line-through-style="none" style:text-line-through-type="none" style:font-name="Arial" fo:font-size="10pt" fo:font-style="normal" style:text-underline-style="none" fo:font-weight="normal" style:text-blinking="false"/>
    </style:style>
    <style:style style:name="P58" style:family="paragraph" style:parent-style-name="Text_20_body" style:list-style-name="L2">
      <style:paragraph-properties fo:margin-top="0in" fo:margin-bottom="0in" style:contextual-spacing="false" fo:line-height="138%" fo:text-align="justify" style:justify-single-word="false" fo:background-color="#ffffff" style:writing-mode="lr-tb">
        <style:background-image/>
      </style:paragraph-properties>
      <style:text-properties fo:font-variant="normal" fo:text-transform="none" fo:color="#222222" style:text-line-through-style="none" style:text-line-through-type="none" style:font-name="Arial" fo:font-size="10pt" fo:font-style="italic" style:text-underline-style="none" fo:font-weight="normal" style:text-blinking="false"/>
    </style:style>
    <style:style style:name="P59" style:family="paragraph" style:parent-style-name="Text_20_body" style:list-style-name="L2">
      <style:paragraph-properties fo:margin-top="0in" fo:margin-bottom="0in" style:contextual-spacing="false" fo:line-height="138%" fo:text-align="justify" style:justify-single-word="false" fo:background-color="#ffffff" style:writing-mode="lr-tb">
        <style:background-image/>
      </style:paragraph-properties>
    </style:style>
    <style:style style:name="P60" style:family="paragraph" style:parent-style-name="Text_20_body">
      <style:paragraph-properties fo:margin-top="0in" fo:margin-bottom="0.028in" style:contextual-spacing="false" fo:line-height="138%"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61" style:family="paragraph" style:parent-style-name="Text_20_body">
      <style:paragraph-properties fo:margin-left="0in" fo:margin-right="0in" fo:margin-top="0in" fo:margin-bottom="0in" style:contextual-spacing="false" fo:line-height="138%" fo:text-align="justify" style:justify-single-word="false" fo:text-indent="0.5in" style:auto-text-indent="false" style:writing-mode="lr-tb"/>
    </style:style>
    <style:style style:name="P62" style:family="paragraph" style:parent-style-name="Text_20_body">
      <style:paragraph-properties fo:margin-left="0in" fo:margin-right="0in" fo:margin-top="0in" fo:margin-bottom="0in" style:contextual-spacing="false" fo:line-height="138%" fo:text-align="justify" style:justify-single-word="false" fo:text-indent="0.5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style>
    <style:style style:name="P63" style:family="paragraph" style:parent-style-name="Text_20_body">
      <style:paragraph-properties fo:margin-left="0in" fo:margin-right="0in" fo:margin-top="0in" fo:margin-bottom="0in" style:contextual-spacing="false" fo:line-height="138%" fo:text-align="justify" style:justify-single-word="false" fo:text-indent="0.5in" style:auto-text-indent="false" style:writing-mode="lr-tb"/>
      <style:text-properties fo:font-variant="normal" fo:text-transform="none" fo:color="#333333" style:text-line-through-style="none" style:text-line-through-type="none" style:text-underline-style="none" style:text-blinking="false" fo:background-color="#ffffff"/>
    </style:style>
    <style:style style:name="P64" style:family="paragraph" style:parent-style-name="Text_20_body">
      <style:paragraph-properties fo:margin-top="0in" fo:margin-bottom="0.139in"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style>
    <style:style style:name="P65" style:family="paragraph" style:parent-style-name="Text_20_body">
      <style:paragraph-properties fo:margin-top="0in" fo:margin-bottom="0.139in" style:contextual-spacing="false" fo:line-height="138%" fo:text-align="justify" style:justify-single-word="false" style:writing-mode="lr-tb"/>
      <style:text-properties fo:font-variant="normal" fo:text-transform="none" fo:color="#333333" style:text-line-through-style="none" style:text-line-through-type="none" style:text-underline-style="none" style:text-blinking="false" fo:background-color="#ffffff"/>
    </style:style>
    <style:style style:name="P66" style:family="paragraph" style:parent-style-name="Text_20_body">
      <style:paragraph-properties fo:margin-top="0in" fo:margin-bottom="0.139in" style:contextual-spacing="false" fo:line-height="138%" fo:text-align="justify" style:justify-single-word="false" style:writing-mode="lr-tb"/>
      <style:text-properties fo:font-variant="normal" fo:text-transform="none" fo:color="#333333" style:text-line-through-style="none" style:text-line-through-type="none" style:font-name="Arial" fo:font-size="10pt" fo:font-style="normal" style:text-underline-style="none" fo:font-weight="normal" style:text-blinking="false" fo:background-color="#ffffff"/>
    </style:style>
    <style:style style:name="P67" style:family="paragraph" style:parent-style-name="Text_20_body">
      <style:paragraph-properties fo:margin-top="0in" fo:margin-bottom="0.139in" style:contextual-spacing="false" fo:line-height="138%" fo:text-align="justify" style:justify-single-word="false" style:writing-mode="lr-tb"/>
    </style:style>
    <style:style style:name="P68" style:family="paragraph" style:parent-style-name="Text_20_body">
      <style:paragraph-properties fo:margin-left="0.0555in" fo:margin-right="0.0555in" fo:margin-top="0.0555in" fo:margin-bottom="0.0555in" style:contextual-spacing="false" fo:line-height="138%" fo:text-indent="0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69" style:family="paragraph" style:parent-style-name="Text_20_body">
      <style:paragraph-properties fo:margin-top="0.139in" fo:margin-bottom="0in" style:contextual-spacing="false" fo:line-height="179%" fo:text-align="justify" style:justify-single-word="false" style:writing-mode="lr-tb"/>
    </style:style>
    <style:style style:name="P70" style:family="paragraph" style:parent-style-name="Heading_20_6">
      <style:paragraph-properties fo:margin-top="0.139in" fo:margin-bottom="0.028in" style:contextual-spacing="false" fo:line-height="138%" style:writing-mode="lr-tb"/>
      <style:text-properties fo:font-variant="normal" fo:text-transform="none" fo:color="#000000" style:font-name="Arial" fo:font-size="9pt" fo:font-style="normal" style:text-underline-style="solid" style:text-underline-width="auto" style:text-underline-color="font-color" fo:font-weight="bold" fo:background-color="transparent"/>
    </style:style>
    <style:style style:name="P71" style:family="paragraph" style:parent-style-name="Table_20_Contents">
      <style:paragraph-properties fo:margin-top="0in" fo:margin-bottom="0in" style:contextual-spacing="false" fo:line-height="120%" fo:text-align="justify" style:justify-single-word="false" style:writing-mode="lr-tb"/>
      <style:text-properties fo:font-variant="normal" fo:text-transform="none" fo:color="#222222" style:text-line-through-style="none" style:text-line-through-type="none" style:font-name="Arial" fo:font-size="10pt" fo:font-style="normal" style:text-underline-style="none" fo:font-weight="normal" style:text-blinking="false" fo:background-color="#ffffff"/>
    </style:style>
    <style:style style:name="P72" style:family="paragraph" style:parent-style-name="Heading_20_2">
      <style:paragraph-properties fo:margin-top="0.25in" fo:margin-bottom="0.0835in" style: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officeooo:rsid="0009835f"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0a44bc"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038af4" style:text-blinking="false" fo:background-color="#ffffff"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ffffff" loext:char-shading-value="0"/>
    </style:style>
    <style:style style:name="T8"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ffffff" loext:char-shading-value="0"/>
    </style:style>
    <style:style style:name="T10" style:family="text">
      <style:text-properties fo:font-variant="normal" fo:text-transform="none" fo:color="#000000" style:text-line-through-style="none" style:text-line-through-type="none" style:font-name="Arial" fo:font-size="10pt" fo:font-style="normal" style:text-underline-style="none" fo:font-weight="normal" officeooo:rsid="00038af4" style:text-blinking="false" fo:background-color="#ffffff" loext:char-shading-value="0"/>
    </style:style>
    <style:style style:name="T11"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0pt" fo:font-style="normal" style:text-underline-style="none" fo:font-weight="normal" officeooo:rsid="0009835f"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0pt" fo:font-style="normal" style:text-underline-style="none" fo:font-weight="normal" officeooo:rsid="000faf5a"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0pt" fo:font-style="italic" style:text-underline-style="none" fo:font-weight="normal"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2pt" fo:font-style="normal" style:text-underline-style="none" fo:font-weight="normal" officeooo:rsid="00038af4"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loext:char-shading-value="0"/>
    </style:style>
    <style:style style:name="T19" style:family="text">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loext:char-shading-value="0"/>
    </style:style>
    <style:style style:name="T20"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2"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23"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loext:char-shading-value="0"/>
    </style:style>
    <style:style style:name="T24"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5" style:family="text">
      <style:text-properties fo:font-variant="normal" fo:text-transform="none" fo:color="#000000" style:text-line-through-style="none" style:text-line-through-type="none" style:font-name="Times New Roman" fo:font-size="11pt" fo:font-style="italic" style:text-underline-style="none" fo:font-weight="normal" style:text-blinking="false" fo:background-color="transparent" loext:char-shading-value="0"/>
    </style:style>
    <style:style style:name="T26" style:family="text">
      <style:text-properties fo:font-variant="normal" fo:text-transform="none" fo:color="#000000" style:text-line-through-style="none" style:text-line-through-type="none" style:font-name="Calibri" fo:font-size="11pt" fo:font-style="normal" style:text-underline-style="none" fo:font-weight="normal" style:text-blinking="false" fo:background-color="transparent" loext:char-shading-value="0"/>
    </style:style>
    <style:style style:name="T27" style:family="text">
      <style:text-properties fo:font-variant="normal" fo:text-transform="none" fo:color="#000000" style:text-line-through-style="none" style:text-line-through-type="none" style:font-name="Calibri" fo:font-size="11pt" fo:font-style="normal" style:text-underline-style="none" fo:font-weight="normal" style:text-blinking="false" fo:background-color="#ffffff" loext:char-shading-value="0"/>
    </style:style>
    <style:style style:name="T28" style:family="text">
      <style:text-properties fo:font-variant="normal" fo:text-transform="none" fo:color="#000000" style:text-line-through-style="none" style:text-line-through-type="none" style:font-name="Calibri" fo:font-size="11pt" fo:font-style="normal" style:text-underline-style="none" fo:font-weight="bold" style:text-blinking="false" fo:background-color="#ffffff" loext:char-shading-value="0"/>
    </style:style>
    <style:style style:name="T29" style:family="text">
      <style:text-properties fo:font-variant="normal" fo:text-transform="none" fo:color="#000000" style:text-line-through-style="none" style:text-line-through-type="none" style:font-name="Calibri" fo:font-size="11pt" fo:font-style="normal" style:text-underline-style="none" fo:font-weight="bold" style:text-blinking="false" fo:background-color="transparent" loext:char-shading-value="0"/>
    </style:style>
    <style:style style:name="T30" style:family="text">
      <style:text-properties fo:font-variant="normal" fo:text-transform="none" fo:color="#000000" style:font-name="Arial" fo:font-size="11pt" fo:font-style="normal" style:text-underline-style="solid" style:text-underline-width="auto" style:text-underline-color="font-color" fo:font-weight="bold" fo:background-color="transparent" loext:char-shading-value="0"/>
    </style:style>
    <style:style style:name="T31" style:family="text">
      <style:text-properties fo:font-variant="normal" fo:text-transform="none" fo:color="#000000" style:font-name="Arial" fo:font-size="11pt" fo:font-style="normal" style:text-underline-style="solid" style:text-underline-width="auto" style:text-underline-color="font-color" fo:font-weight="normal" fo:background-color="#ffffff" loext:char-shading-value="0"/>
    </style:style>
    <style:style style:name="T32" style:family="text">
      <style:text-properties fo:font-variant="normal" fo:text-transform="none" fo:color="#000000" style:text-underline-style="solid" style:text-underline-width="auto" style:text-underline-color="font-color" fo:background-color="transparent" loext:char-shading-value="0"/>
    </style:style>
    <style:style style:name="T33" style:family="text">
      <style:text-properties fo:font-variant="normal" fo:text-transform="none" fo:color="#000000" style:font-name="Calibri" fo:font-size="11pt" fo:font-style="normal" style:text-underline-style="solid" style:text-underline-width="auto" style:text-underline-color="font-color" fo:font-weight="normal" fo:background-color="transparent" loext:char-shading-value="0"/>
    </style:style>
    <style:style style:name="T34"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35"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ffffff" loext:char-shading-value="0"/>
    </style:style>
    <style:style style:name="T36" style:family="text">
      <style:text-properties fo:font-variant="normal" fo:text-transform="none" fo:color="#333333" style:text-line-through-style="none" style:text-line-through-type="none" style:font-name="Arial" fo:font-size="10pt" fo:font-style="normal" style:text-underline-style="none" fo:font-weight="normal" style:text-blinking="false" fo:background-color="#ffffff" loext:char-shading-value="0"/>
    </style:style>
    <style:style style:name="T37" style:family="text">
      <style:text-properties fo:font-variant="normal" fo:text-transform="none" fo:color="#333333" style:text-line-through-style="none" style:text-line-through-type="none" style:font-name="Arial" fo:font-size="10pt" fo:font-style="normal" style:text-underline-style="none" fo:font-weight="normal" officeooo:rsid="00038af4" style:text-blinking="false" fo:background-color="#ffffff" loext:char-shading-value="0"/>
    </style:style>
    <style:style style:name="T38" style:family="text">
      <style:text-properties fo:font-variant="normal" fo:text-transform="none" fo:color="#333333" style:text-line-through-style="none" style:text-line-through-type="none" style:font-name="Arial" fo:font-size="10pt" fo:font-style="normal" style:text-underline-style="none" fo:font-weight="bold" style:text-blinking="false" fo:background-color="#ffffff" loext:char-shading-value="0"/>
    </style:style>
    <style:style style:name="T39" style:family="text">
      <style:text-properties fo:font-variant="normal" fo:text-transform="none" fo:color="#333333" style:text-line-through-style="none" style:text-line-through-type="none" style:font-name="Arial" fo:font-size="12pt" fo:font-style="normal" style:text-underline-style="none" fo:font-weight="normal" style:text-blinking="false" fo:background-color="#ffffff" loext:char-shading-value="0"/>
    </style:style>
    <style:style style:name="T40" style:family="text">
      <style:text-properties fo:font-variant="normal" fo:text-transform="none" fo:color="#333333" style:text-line-through-style="none" style:text-line-through-type="none" style:font-name="Arial" fo:font-size="12pt" fo:font-style="normal" style:text-underline-style="none" fo:font-weight="bold" style:text-blinking="false" fo:background-color="#ffffff" loext:char-shading-value="0"/>
    </style:style>
    <style:style style:name="T41" style:family="text">
      <style:text-properties fo:font-variant="normal" fo:text-transform="none" fo:color="#333333" style:text-line-through-style="none" style:text-line-through-type="none" style:text-underline-style="none" style:text-blinking="false" fo:background-color="#ffffff" loext:char-shading-value="0"/>
    </style:style>
    <style:style style:name="T42" style:family="text">
      <style:text-properties fo:font-variant="normal" fo:text-transform="none" fo:color="#333333" style:text-line-through-style="none" style:text-line-through-type="none" style:text-underline-style="none" style:text-blinking="false" fo:background-color="transparent" loext:char-shading-value="0"/>
    </style:style>
    <style:style style:name="T43" style:family="text">
      <style:text-properties fo:font-variant="normal" fo:text-transform="none" fo:color="#333333" style:text-line-through-style="none" style:text-line-through-type="none" style:font-name="Times New Roman" fo:font-size="12pt" fo:font-style="normal" style:text-underline-style="none" fo:font-weight="bold" style:text-blinking="false" fo:background-color="#ffffff" loext:char-shading-value="0"/>
    </style:style>
    <style:style style:name="T44" style:family="text">
      <style:text-properties fo:font-variant="normal" fo:text-transform="none" fo:color="#333333" style:text-line-through-style="none" style:text-line-through-type="none" style:font-name="Times New Roman" fo:font-size="12pt" fo:font-style="normal" style:text-underline-style="none" fo:font-weight="bold" style:text-blinking="false" fo:background-color="transparent" loext:char-shading-value="0"/>
    </style:style>
    <style:style style:name="T45" style:family="text">
      <style:text-properties fo:font-variant="normal" fo:text-transform="none" fo:color="#333333" style:text-line-through-style="none" style:text-line-through-type="none" style:font-name="Times New Roman" fo:font-size="12pt" fo:font-style="normal" style:text-underline-style="none" fo:font-weight="normal" style:text-blinking="false" fo:background-color="#ffffff" loext:char-shading-value="0"/>
    </style:style>
    <style:style style:name="T46" style:family="text">
      <style:text-properties fo:font-variant="normal" fo:text-transform="none" fo:color="#333333" style:text-line-through-style="none" style:text-line-through-type="none" style:font-name="Times New Roman" fo:font-size="12pt" fo:font-style="normal" style:text-underline-style="none" fo:font-weight="normal" style:text-blinking="false" fo:background-color="transparent" loext:char-shading-value="0"/>
    </style:style>
    <style:style style:name="T47" style:family="text">
      <style:text-properties fo:font-variant="normal" fo:text-transform="none" fo:color="#333333" style:text-line-through-style="none" style:text-line-through-type="none" style:font-name="Calibri" fo:font-size="12pt" fo:font-style="normal" style:text-underline-style="none" fo:font-weight="normal" style:text-blinking="false" fo:background-color="#ffffff" loext:char-shading-value="0"/>
    </style:style>
    <style:style style:name="T48" style:family="text">
      <style:text-properties fo:font-variant="normal" fo:text-transform="none" fo:color="#333333" style:text-line-through-style="none" style:text-line-through-type="none" style:font-name="Calibri" fo:font-size="12pt" fo:font-style="normal" style:text-underline-style="none" fo:font-weight="bold" style:text-blinking="false" fo:background-color="#ffffff" loext:char-shading-value="0"/>
    </style:style>
    <style:style style:name="T49" style:family="text">
      <style:text-properties fo:font-variant="normal" fo:text-transform="none" fo:color="#1c1c1c" style:text-line-through-style="none" style:text-line-through-type="none" style:font-name="Arial" fo:font-size="11pt" fo:font-style="normal" style:text-underline-style="none" fo:font-weight="normal" style:text-blinking="false" fo:background-color="transparent" loext:char-shading-value="0"/>
    </style:style>
    <style:style style:name="T50" style:family="text">
      <style:text-properties fo:font-variant="normal" fo:text-transform="none" fo:color="#222222" style:text-line-through-style="none" style:text-line-through-type="none" style:font-name="Arial" fo:font-size="10pt" fo:font-style="normal" style:text-underline-style="none" fo:font-weight="normal" style:text-blinking="false" fo:background-color="#ffffff" loext:char-shading-value="0"/>
    </style:style>
    <style:style style:name="T51" style:family="text">
      <style:text-properties fo:font-variant="normal" fo:text-transform="none" fo:color="#222222" style:text-line-through-style="none" style:text-line-through-type="none" style:font-name="Arial" fo:font-size="10pt" fo:font-style="normal" style:text-underline-style="none" fo:font-weight="normal" officeooo:rsid="0003db04" style:text-blinking="false" fo:background-color="#ffffff" loext:char-shading-value="0"/>
    </style:style>
    <style:style style:name="T52" style:family="text">
      <style:text-properties fo:font-variant="normal" fo:text-transform="none" fo:color="#222222" style:text-line-through-style="none" style:text-line-through-type="none" style:font-name="Arial" fo:font-size="10pt" fo:font-style="normal" style:text-underline-style="none" fo:font-weight="bold" style:text-blinking="false" fo:background-color="#ffffff" loext:char-shading-value="0"/>
    </style:style>
    <style:style style:name="T53" style:family="text">
      <style:text-properties fo:font-variant="normal" fo:text-transform="none" fo:color="#222222" style:text-line-through-style="none" style:text-line-through-type="none" style:font-name="Arial" fo:font-size="10pt" fo:font-style="italic" style:text-underline-style="none" fo:font-weight="normal" style:text-blinking="false" fo:background-color="#ffffff" loext:char-shading-value="0"/>
    </style:style>
    <style:style style:name="T54" style:family="text">
      <style:text-properties fo:font-variant="normal" fo:text-transform="none" fo:color="#222222" style:text-line-through-style="none" style:text-line-through-type="none" style:font-name="Arial" fo:font-size="10pt" fo:font-style="italic" style:text-underline-style="none" fo:font-weight="bold" style:text-blinking="false" fo:background-color="#ffffff" loext:char-shading-value="0"/>
    </style:style>
    <style:style style:name="T55" style:family="text">
      <style:text-properties fo:font-variant="normal" fo:text-transform="none" fo:color="#222222" style:text-line-through-style="none" style:text-line-through-type="none" style:font-name="Arial" fo:font-size="11pt" fo:font-style="normal" style:text-underline-style="none" fo:font-weight="normal" style:text-blinking="false" fo:background-color="#ffffff" loext:char-shading-value="0"/>
    </style:style>
    <style:style style:name="T56" style:family="text">
      <style:text-properties fo:font-variant="normal" fo:text-transform="none" fo:color="#222222" style:text-line-through-style="none" style:text-line-through-type="none" style:font-name="Arial" fo:font-size="11pt" fo:font-style="normal" style:text-underline-style="none" fo:font-weight="normal" officeooo:rsid="0003db04" style:text-blinking="false" fo:background-color="#ffffff" loext:char-shading-value="0"/>
    </style:style>
    <style:style style:name="T57" style:family="text">
      <style:text-properties fo:font-variant="normal" fo:text-transform="none" fo:color="#222222" style:text-line-through-style="none" style:text-line-through-type="none" style:text-underline-style="none" style:text-blinking="false" fo:background-color="#ffffff" loext:char-shading-value="0"/>
    </style:style>
    <style:style style:name="T58" style:family="text">
      <style:text-properties fo:font-variant="normal" fo:text-transform="none" fo:color="#222222" style:font-name="Arial" fo:font-size="10pt" fo:font-style="normal" style:text-underline-style="solid" style:text-underline-width="auto" style:text-underline-color="font-color" fo:font-weight="bold" fo:background-color="#ffffff" loext:char-shading-value="0"/>
    </style:style>
    <style:style style:name="T59" style:family="text">
      <style:text-properties fo:font-variant="normal" fo:text-transform="none" fo:color="#222222" style:font-name="Arial" fo:font-size="10pt" fo:font-style="normal" style:text-underline-style="solid" style:text-underline-width="auto" style:text-underline-color="font-color" fo:font-weight="normal" fo:background-color="#ffffff" loext:char-shading-value="0"/>
    </style:style>
    <style:style style:name="T60" style:family="text">
      <style:text-properties fo:font-variant="normal" fo:text-transform="none" fo:color="#212121" style:text-line-through-style="none" style:text-line-through-type="none" style:font-name="Arial" fo:font-size="11pt" fo:font-style="normal" style:text-underline-style="none" fo:font-weight="bold" style:text-blinking="false" fo:background-color="#ffffff" loext:char-shading-value="0"/>
    </style:style>
    <style:style style:name="T61" style:family="text">
      <style:text-properties fo:font-variant="normal" fo:text-transform="none" fo:color="#212121" style:text-line-through-style="none" style:text-line-through-type="none" style:font-name="Arial" fo:font-size="11pt" fo:font-style="normal" style:text-underline-style="none" fo:font-weight="normal" style:text-blinking="false" fo:background-color="#ffffff" loext:char-shading-value="0"/>
    </style:style>
    <style:style style:name="T62" style:family="text">
      <style:text-properties fo:font-variant="normal" fo:text-transform="none" fo:color="#212121" style:text-line-through-style="none" style:text-line-through-type="none" style:font-name="Arial" fo:font-size="11pt" fo:font-style="italic" style:text-underline-style="none" fo:font-weight="bold" style:text-blinking="false" fo:background-color="#ffffff" loext:char-shading-value="0"/>
    </style:style>
    <style:style style:name="T63" style:family="text">
      <style:text-properties fo:font-variant="normal" fo:text-transform="none" fo:color="#212121" style:text-line-through-style="none" style:text-line-through-type="none" style:font-name="Arial" fo:font-size="11pt" fo:font-style="italic" style:text-underline-style="none" fo:font-weight="normal" style:text-blinking="false" fo:background-color="#ffffff" loext:char-shading-value="0"/>
    </style:style>
    <style:style style:name="T64" style:family="text">
      <style:text-properties fo:font-variant="normal" fo:text-transform="none" fo:color="#212121" style:text-line-through-style="none" style:text-line-through-type="none" style:font-name="Arial" fo:font-size="10pt" fo:font-style="normal" style:text-underline-style="none" fo:font-weight="normal" style:text-blinking="false" fo:background-color="#ffffff" loext:char-shading-value="0"/>
    </style:style>
    <style:style style:name="T65" style:family="text">
      <style:text-properties fo:font-variant="normal" fo:text-transform="none" fo:color="#212121" style:text-line-through-style="none" style:text-line-through-type="none" style:font-name="Arial" fo:font-size="10pt" fo:font-style="italic" style:text-underline-style="none" fo:font-weight="bold" style:text-blinking="false" fo:background-color="#ffffff" loext:char-shading-value="0"/>
    </style:style>
    <style:style style:name="T66" style:family="text">
      <style:text-properties fo:font-variant="normal" fo:text-transform="none" fo:color="#212121" style:text-line-through-style="none" style:text-line-through-type="none" style:font-name="Arial" fo:font-size="10pt" fo:font-style="italic" style:text-underline-style="none" fo:font-weight="normal" style:text-blinking="false" fo:background-color="#ffffff" loext:char-shading-value="0"/>
    </style:style>
    <style:style style:name="T67" style:family="text">
      <style:text-properties fo:font-variant="normal" fo:text-transform="none" fo:color="#212121" style:text-line-through-style="none" style:text-line-through-type="none" style:text-underline-style="none" style:text-blinking="false" fo:background-color="#ffffff" loext:char-shading-value="0"/>
    </style:style>
    <style:style style:name="T68" style:family="text">
      <style:text-properties fo:font-variant="normal" fo:text-transform="none" fo:color="#1485a4" style:text-line-through-style="none" style:text-line-through-type="none" style:text-underline-style="none" style:text-blinking="false" fo:background-color="#ffffff" loext:char-shading-value="0"/>
    </style:style>
    <style:style style:name="T69" style:family="text">
      <style:text-properties fo:font-variant="normal" fo:text-transform="none" fo:color="#404040" style:font-name="Arial" fo:font-size="12pt" fo:font-style="normal" style:text-underline-style="solid" style:text-underline-width="auto" style:text-underline-color="font-color" fo:font-weight="bold" fo:background-color="#ffffff" loext:char-shading-value="0"/>
    </style:style>
    <style:style style:name="T70" style:family="text">
      <style:text-properties fo:font-variant="normal" fo:text-transform="none" fo:color="#404040" style:text-underline-style="solid" style:text-underline-width="auto" style:text-underline-color="font-color" fo:background-color="#ffffff" loext:char-shading-value="0"/>
    </style:style>
    <style:style style:name="T71" style:family="text">
      <style:text-properties style:font-name="Arial" fo:font-size="11pt" fo:font-style="normal" fo:font-weight="bold"/>
    </style:style>
    <style:style style:name="T72" style:family="text">
      <style:text-properties style:font-name="Arial" fo:font-size="11pt" fo:font-style="italic" fo:font-weight="normal"/>
    </style:style>
    <style:style style:name="T73" style:family="text">
      <style:text-properties style:font-name="Arial" fo:font-size="10pt" fo:font-style="italic" fo:font-weight="normal"/>
    </style:style>
    <style:style style:name="T74" style:family="text">
      <style:text-properties style:font-name="Arial" fo:font-size="10pt" fo:font-style="normal" fo:font-weight="normal"/>
    </style:style>
    <style:style style:name="T75" style:family="text">
      <style:text-properties fo:font-style="normal" fo:background-color="#ffffff" loext:char-shading-value="0"/>
    </style:style>
    <style:style style:name="T76" style:family="text">
      <style:text-properties fo:background-color="#ffffff" loext:char-shading-value="0"/>
    </style:style>
    <style:style style:name="T77" style:family="text">
      <style:text-properties fo:font-size="12pt" fo:background-color="#ffffff" loext:char-shading-value="0"/>
    </style:style>
    <style:style style:name="T78" style:family="text">
      <style:text-properties fo:font-size="12pt" officeooo:rsid="00038af4" fo:background-color="#ffffff" loext:char-shading-value="0"/>
    </style:style>
    <style:style style:name="T79" style:family="text">
      <style:text-properties fo:color="#222222" fo:font-size="10pt" fo:background-color="#ffffff" loext:char-shading-value="0"/>
    </style:style>
    <style:style style:name="T80" style:family="text">
      <style:text-properties fo:color="#222222" fo:font-size="10pt" officeooo:rsid="00038af4" fo:background-color="#ffffff" loext:char-shading-value="0"/>
    </style:style>
    <style:style style:name="T81" style:family="text">
      <style:text-properties fo:color="#222222" fo:background-color="#ffffff" loext:char-shading-value="0"/>
    </style:style>
    <style:style style:name="T82" style:family="text">
      <style:text-properties fo:color="#222222" officeooo:rsid="00038af4" fo:background-color="#ffffff" loext:char-shading-value="0"/>
    </style:style>
    <style:style style:name="T83" style:family="text">
      <style:text-properties fo:font-style="italic" fo:background-color="#ffffff" loext:char-shading-value="0"/>
    </style:style>
    <style:style style:name="T84" style:family="text">
      <style:text-properties officeooo:rsid="00038af4"/>
    </style:style>
    <style:style style:name="T85" style:family="text">
      <style:text-properties officeooo:rsid="0003db04"/>
    </style:style>
    <style:style style:name="T86" style:family="text">
      <style:text-properties officeooo:rsid="00064ac0"/>
    </style:style>
    <style:style style:name="T87" style:family="text">
      <style:text-properties officeooo:rsid="000970db"/>
    </style:style>
    <style:style style:name="T88" style:family="text">
      <style:text-properties officeooo:rsid="0009835f"/>
    </style:style>
    <style:style style:name="T89" style:family="text">
      <style:text-properties officeooo:rsid="000b7e71"/>
    </style:style>
    <style:style style:name="T90" style:family="text">
      <style:text-properties officeooo:rsid="000d4492"/>
    </style:style>
    <style:style style:name="T91" style:family="text">
      <style:text-properties officeooo:rsid="000e1c40"/>
    </style:style>
    <style:style style:name="T92" style:family="text">
      <style:text-properties officeooo:rsid="000e85a4"/>
    </style:style>
    <style:style style:name="T93" style:family="text">
      <style:text-properties officeooo:rsid="000faf5a"/>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c5a50a14-8c56-9e46-eae3-38af158a3774"/>Reporte final</text:p>
      <text:p text:style-name="P2">v1.0</text:p>
      <text:p text:style-name="Text_20_body"/>
      <text:p text:style-name="P2">Parte 1: resúmenes por estado</text:p>
      <text:p text:style-name="P2">--------------</text:p>
      <text:p text:style-name="P2">Estados Unidos Mexicanos</text:p>
      <text:p text:style-name="P2">edon=0</text:p>
      <text:p text:style-name="P2">edo=eum</text:p>
      <text:p text:style-name="P2">status=ok</text:p>
      <text:p text:style-name="P2">--------------</text:p>
      <text:p text:style-name="P2">a. Resumen ejecutivo</text:p>
      <text:p text:style-name="P2">a.1. Publicación en el diario oficial: 10/<text:span text:style-name="T85">2/</text:span>2014</text:p>
      <text:p text:style-name="P2">a.3. Mandatos consecutivos que puede servir un diputado: 4</text:p>
      <text:p text:style-name="P4">a.3.<text:span text:style-name="T84">1</text:span> Mandatos consecutivos que puede servir un <text:span text:style-name="T84">senador</text:span>: <text:span text:style-name="T84">2</text:span></text:p>
      <text:p text:style-name="P4">a.4. Mandatos consecutivos que pueden servir los miembros del ayuntamiento: NA</text:p>
      <text:p text:style-name="P2">a.5. Año electoral en que podrán contender diputados ocupantes por la reelección: 2021</text:p>
      <text:p text:style-name="P4">a.5.<text:span text:style-name="T84">1</text:span> Año electoral en que podrán contender diputados ocupantes por la reelección: 2024</text:p>
      <text:p text:style-name="P2">b. Texto de los artículos relevantes:</text:p>
      <text:p text:style-name="P31">Artículo 59. Los Senadores podrán ser electos hasta por dos periodos consecutivos y los Diputados al Congreso de la Unión hasta por cuatro periodos consecutivos. La postulación sólo podrá ser realizada por el mismo partido o por cualquiera de los partidos integrantes de la coalición que los hubieren postulado, salvo que hayan renunciado o perdido su militancia antes de la mitad de su mandato. </text:p>
      <text:p text:style-name="P31">Décimo Primero Transitorio del 10 de febrero 2014 .- La reforma al artículo 59 de esta Constitución será aplicable a los diputados y senadores que sean electos a partir del proceso electoral de 2018. </text:p>
      <text:p text:style-name="P2">c. ¿Hay discrepancias con IMCO? NA</text:p>
      <text:p text:style-name="P2">d. Créditos</text:p>
      <text:p text:style-name="P2">d.1. Responsable del reporte estatal (con correo): Eric Magar (emagar@itam.mx)</text:p>
      <text:p text:style-name="P2">d.2. Quién hizo qué: Eric Magar resumió los artículos correspondientes, sintetizó la información y preparó el reporte.</text:p>
      <text:p text:style-name="P2">e. Fechas</text:p>
      <text:p text:style-name="P2">e.1 De conclusión del reporte: 2 de marzo 2017</text:p>
      <text:p text:style-name="P2">e.2 Revisiones (fechadas, descritas y firmadas):</text:p>
      <text:p text:style-name="P2">--------------</text:p>
      <text:p text:style-name="P2">Aguascalientes</text:p>
      <text:p text:style-name="P2">edon=1</text:p>
      <text:p text:style-name="P2">edo=ags</text:p>
      <text:p text:style-name="P2"><text:soft-page-break/>status=ok</text:p>
      <text:p text:style-name="P2">--------------</text:p>
      <text:p text:style-name="P2">a. Resumen ejecutivo</text:p>
      <text:p text:style-name="P2">a.1. Publicación en el periódico oficial: 28/07/2014</text:p>
      <text:p text:style-name="P2">a.3. Mandatos consecutivos que puede servir un diputado: 2</text:p>
      <text:p text:style-name="P2">a.4. Mandatos consecutivos que pueden servir los miembros del ayuntamiento: 2</text:p>
      <text:p text:style-name="P50"><text:span text:style-name="T1">a.5. Año electoral en que podrán contender diputados ocupantes por la reelección: 2018</text:span></text:p>
      <text:p text:style-name="P50"><text:span text:style-name="T1">a.6. Año electoral en que podrán contender alcaldes ocupantes por la reelección: 2019</text:span></text:p>
      <text:p text:style-name="P2">b. Texto de los artículos relevantes:</text:p>
      <text:p text:style-name="P2">Artículo 18.- Los diputados podrán ser electos hasta por dos periodos consecutivos (REFORMA, P.O.E. 28 DE JULIO DE 2014)</text:p>
      <text:p text:style-name="P2">Artículo 72.- Se establece la elección consecutiva para el mismo cargo de presidentes municipales, regidores y síndicos, por un período adicional (REFORMA, P.O.E. 28 DE JULIO DE 2014)</text:p>
      <text:p text:style-name="P2">TRANSITORIOS. (P.O.E. 28 DE JULIO DE 2014. DECRETO NÚMERO 69)</text:p>
      <text:p text:style-name="P50"><text:span text:style-name="T1">ARTÍCULO TERCERO.-Los diputados que resulten electos en la elección constitucional del año 2016, iniciarán sus funciones el 15 de noviembre del mismo año, </text:span><text:span text:style-name="T6">y concluirán su período constitucional el 14 de septiembre del año 2018, los cuales tendrán derecho a la reelección consecutiva por un período más</text:span><text:span text:style-name="T1">. </text:span></text:p>
      <text:p text:style-name="P50"><text:span text:style-name="T1">ARTÍCULO CUARTO.- Los presidentes municipales, regidores y síndicos que resulten electos … el año 2016, iniciarán sus funciones el 1o de enero del ... 2017 </text:span><text:span text:style-name="T6">y concluirán su período constitucional el 14 de octubre del año 2019, los cuales tendrán derecho a la reelección consecutiva por un período más</text:span><text:span text:style-name="T1">.</text:span></text:p>
      <text:p text:style-name="P2">c. ¿Hay discrepancias con IMCO? No</text:p>
      <text:p text:style-name="P2">d. Créditos</text:p>
      <text:p text:style-name="P2">d.1. Responsable del reporte estatal (con correo): </text:p>
      <text:p text:style-name="P2">Juan Carlos Palma López (juancarlospalma@live.com.mx)</text:p>
      <text:p text:style-name="P2">d.2. Quién hizo qué: </text:p>
      <text:p text:style-name="P2">Juan Carlos Palma 100% del reporte estatal.</text:p>
      <text:p text:style-name="P2">e. Fechas</text:p>
      <text:p text:style-name="P2">e.1 De conclusión del reporte: </text:p>
      <text:p text:style-name="P2">e.2 Revisiones (fechadas, descritas y firmadas):</text:p>
      <text:p text:style-name="P2">--------------</text:p>
      <text:p text:style-name="P2">Baja California</text:p>
      <text:p text:style-name="P2">edon=2</text:p>
      <text:p text:style-name="P2">edo=bc</text:p>
      <text:p text:style-name="P2">status=</text:p>
      <text:p text:style-name="P2">--------------</text:p>
      <text:p text:style-name="P2">a. Resumen ejecutivo</text:p>
      <text:p text:style-name="P50"><text:span text:style-name="T1">a.1. Publicación en el periódico oficial: </text:span><text:span text:style-name="T9">17/</text:span><text:span text:style-name="T10">10/</text:span><text:span text:style-name="T9">2014</text:span></text:p>
      <text:p text:style-name="P50"><text:soft-page-break/><text:span text:style-name="T1">a.3. Mandatos consecutivos que puede servir un diputado: </text:span><text:span text:style-name="T9">4</text:span></text:p>
      <text:p text:style-name="P50"><text:span text:style-name="T1">a.4. Mandatos consecutivos que pueden servir los miembros del ayuntamiento: </text:span><text:span text:style-name="T9">2</text:span></text:p>
      <text:p text:style-name="P50"><text:span text:style-name="T1">a.5. Año electoral en que podrán contender diputados ocupantes por la reelección: </text:span><text:span text:style-name="T9">2019</text:span></text:p>
      <text:p text:style-name="P2">a.6. Año electoral en que podrán contender alcaldes ocupantes por la reelección: 2019</text:p>
      <text:p text:style-name="Text_20_body"/>
      <text:p text:style-name="P2">b. Texto de los artículos relevantes:</text:p>
      <text:p text:style-name="P14">Artículo 16. Los Diputados se elegirán cada tres años y podrán ser electos de manera consecutiva de conformidad con lo dispuesto en la Constitución Política de los Estados Unidos Mexicanos.</text:p>
      <text:p text:style-name="P14">Artículo 78. [...] Los Presidentes Municipales, Regidores y Síndicos de los ayuntamientos durarán en su cargo tres años, pudiendo ser electos por un período adicional consecutivo.</text:p>
      <text:p text:style-name="P14">DECRETO No. 112, 17 DE OCTUBRE DE 2014 Transitorios</text:p>
      <text:p text:style-name="P14">SEGUNDO.- La reforma al artículo 16 de esta Constitución en materia de reelección de diputados, no será aplicable a los legisladores que hayan protestado el cargo en la legislatura que se encuentre en funciones a la entrada en vigor del presente Decreto.</text:p>
      <text:p text:style-name="P14">TERCERO.- La reforma al artículo 78 de esta Constitución en materia de reelección de presidentes municipales, regidores y síndicos no será aplicable a los integrantes que hayan protestado el cargo en el Ayuntamiento que se encuentre en funciones a la entrada en vigor del presente Decreto.</text:p>
      <text:p text:style-name="P14">SEXTO.- La reforma prevista en el artículo 19, mediante el cual se adelanta la instalación del Congreso del Estado, al mes de agosto del año que corresponda, será aplicable a los Diputados que sean electos a partir del proceso electoral del 2019. Para efecto de la concurrencia de la elección de diputados con el proceso electoral federal 2021, los periodos de la XXII y XXIII Legislatura, serán los siguientes:</text:p>
      <text:p text:style-name="P14">a).- Los Diputados que sean electos en el proceso electoral de 2016, iniciarán su periodo el primero de octubre de 2016 y concluirán el treinta y uno de julio del 2019.</text:p>
      <text:p text:style-name="P14">b).- Los Diputados que sean electos en el proceso electoral de 2019, iniciarán funciones el primero de agosto de 2019 y concluirán el treinta y uno de julio del 2021.</text:p>
      <text:p text:style-name="P14">SÉPTIMO.- La reforma prevista en el artículo 78, mediante el cual se adelanta el inicio de funciones de los ayuntamientos del Estado, al mes de octubre del año que corresponda, será aplicable a los munícipes que sean electos a partir del proceso electoral del 2019. Para efecto de la concurrencia de la elección de munícipes con el proceso electoral federal 2021, los periodos de los ayuntamientos respectivos, serán los siguientes:</text:p>
      <text:p text:style-name="P14">a).- Los munícipes electos en el proceso electoral de 2016, iniciarán su periodo el primero de diciembre de 2016 y concluirán el treinta de septiembre del 2019.</text:p>
      <text:p text:style-name="P14">b).- Los munícipes electos en el proceso electoral de 2019, iniciarán funciones el primero de octubre de 2019 y concluirán el treinta de septiembre del 2021.</text:p>
      <text:p text:style-name="P14">OCTAVO.- Para efecto de la concurrencia de la elección de Gobernador del Estado con el proceso electoral federal 2021, el Gobernador electo en el proceso electoral de 2019, iniciará funciones el primero de noviembre de 2019 y concluirá el 31 de octubre de 2021.</text:p>
      <text:p text:style-name="P14">La reforma al artículo 44, mediante el cual se adelanta la toma de posesión del Gobernador del Estado al mes de septiembre posterior a la elección, será aplicable al que sea electo en dicho cargo en el proceso electoral de 2027. Por única ocasión el Gobernador del Estado electo en el proceso electoral de 2021, iniciará funciones el primero de noviembre de 2021 y concluirá el treinta y uno de agosto del 2027.</text:p>
      <text:p text:style-name="P23">Artículo 21 (ley electoral de Baja California). Los diputados podrán ser electos hasta por <text:soft-page-break/>cuatro periodos consecutivos. La postulación sólo podrá ser realizada por el mismo partido o por cualquiera de los partidos integrantes de la coalición que los hubieren postulado; salvo que hayan renunciado o perdido su militancia antes de la mitad de su mandato. En el caso de diputados electos como candidatos independientes sólo podrán postularse para la reelección con la misma calidad de candidato independiente, salvo que se afilie y demuestre su militancia en un partido político antes de la mitad de su periodo, caso en el que sí podrá postularse para reelección por dicho partido.</text:p>
      <text:p text:style-name="P23">Artículo 30 (ley electoral). Los Presidentes Municipales, regidores y síndicos podrán ser postulados, al mismo cargo, para el periodo inmediato siguiente. A los suplentes de los anteriores, que no entren en funciones, no se les computará dicho período para efectos de la reelección inmediata. La postulación sólo podrá ser realizada por el mismo partido o por cualquiera de los partidos integrantes de la coalición que los hubieren postulado; salvo que hayan renunciado o perdido su militancia antes de la mitad de su mandato. En el caso de munícipes electos como candidatos independientes sólo podrán postularse para la reelección con la misma calidad de candidato independiente, salvo que se afilie y demuestre su militancia en un partido político antes de la mitad de su periodo, caso en el que sí podrá postularse para reelección por dicho partido. Las personas que por elección indirecta o por nombramiento o designación de alguna autoridad desempeñen las funciones propias de esos cargos, cualquiera que sea la denominación que se les dé, podrán ser electas en el período inmediato.</text:p>
      <text:p text:style-name="P2">c. ¿Hay discrepancias con IMCO? No</text:p>
      <text:p text:style-name="P2">d. Créditos</text:p>
      <text:p text:style-name="P2">d.1. Responsable del reporte estatal (con correo): </text:p>
      <text:p text:style-name="P15">Rodrigo Corona Galindo (ro_corona29@hotmail.com)</text:p>
      <text:p text:style-name="P2">d.2. Quién hizo qué: </text:p>
      <text:p text:style-name="P15">Rodrigo Corona Galindo 100%</text:p>
      <text:p text:style-name="Text_20_body"/>
      <text:p text:style-name="P2">e. Fechas</text:p>
      <text:p text:style-name="P2">e.1 De conclusión del reporte:</text:p>
      <text:p text:style-name="P2">e.2 Revisiones (fechadas, descritas y firmadas):</text:p>
      <text:p text:style-name="P2">--------------</text:p>
      <text:p text:style-name="P2">Baja California Sur</text:p>
      <text:p text:style-name="P2">edon=3</text:p>
      <text:p text:style-name="P2">edo=bcs</text:p>
      <text:p text:style-name="P2">status=falta transitorios</text:p>
      <text:p text:style-name="P2">--------------</text:p>
      <text:p text:style-name="P2">a. Resumen ejecutivo</text:p>
      <text:p text:style-name="P2">a.1. Publicación en el periódico oficial: 27/<text:span text:style-name="T84">6/</text:span>2014</text:p>
      <text:p text:style-name="P2"><text:soft-page-break/>a.3. Mandatos consecutivos que puede servir un diputado: 4</text:p>
      <text:p text:style-name="P2">a.4. Mandatos consecutivos que pueden servir los miembros del ayuntamiento: 2</text:p>
      <text:p text:style-name="P2">a.5. Año electoral en que podrán contender diputados ocupantes por la reelección: 2018</text:p>
      <text:p text:style-name="P2">a.6. Año electoral en que podrán contender alcaldes ocupantes por la reelección: 2018 </text:p>
      <text:p text:style-name="P2">b. Texto de los artículos relevantes:</text:p>
      <text:p text:style-name="P51"><text:span text:style-name="T1">Artículo 46.- Los Diputados al Congreso del Estado podrán ser reelectos, </text:span><text:span text:style-name="T6">hasta por cuatro periodos consecutivos</text:span><text:span text:style-name="T1">. La postulación sólo podrá ser realizada por el mismo partido o por cualquiera de los partidos integrantes de la coalición que los hubieren postulado, salvo que hayan renunciado o perdido su militancia antes de la mitad de su mandato.</text:span></text:p>
      <text:p text:style-name="P51"><text:span text:style-name="T1">Artículo 141.- Los Presidentes Municipales, Síndicos y Regidores de los Ayuntamientos que hayan estado en ejercicio, </text:span><text:span text:style-name="T6">podrán ser reelectos para un período adicional</text:span><text:span text:style-name="T1">, siempre y cuando el período del mandato de los Ayuntamientos no sea superior a tres años.</text:span><text:span text:style-name="T21"> </text:span><text:span text:style-name="T1">La postulación sólo podrá ser realizada por el mismo partido o por cualquiera de los partidos integrantes de la coalición que los hubieren postulado, salvo que hayan renunciado o perdido su militancia antes de la mitad de su mandato.</text:span></text:p>
      <text:p text:style-name="P9">[Eric: añade texto de transitorios, incluyendo calendario para reelección]</text:p>
      <text:h text:style-name="P70" text:outline-level="6">TRANSITORIO DECRETO No. 2173</text:h>
      <text:p text:style-name="P18">Publicado en el Boletín Oficial del Gobierno del Estado de Baja California Sur el 27 de junio de 2014</text:p>
      <text:p text:style-name="P51"><text:span text:style-name="T21">                                                                                                                                                            </text:span></text:p>
      <text:p text:style-name="P16">TRANSITORIOS</text:p>
      <text:p text:style-name="Text_20_body"/>
      <text:p text:style-name="P50"><text:span text:style-name="T23">PRIMERO.-</text:span><text:span text:style-name="T21"> </text:span><text:span text:style-name="T24">El presente Decreto entrará en vigor el día siguiente al de su publicación en el Boletín Oficial del Gobierno del Estado de Baja California Sur.</text:span></text:p>
      <text:p text:style-name="P51"><text:span text:style-name="T6">SEGUNDO.- </text:span><text:span text:style-name="T1">Una vez que entre en vigor el presente Decreto, el Congreso del Estado deberá adecuar las leyes secundarias en materia político-electoral que de ella emanen, a más tardar el 30 de junio de 2014. Dichas modificaciones observarán las garantías electorales que la Constitución Política de los Estados Unidos Mexicanos y esta Constitución establecen como marco general; así como respecto de las facultades y competencias que no están expresamente concedidas a la Federación.</text:span></text:p>
      <text:p text:style-name="P50"><text:span text:style-name="T23">TERCERO.-</text:span><text:span text:style-name="T21"> </text:span><text:span text:style-name="T24">Los procesos electorales ordinarios locales correspondientes a las elecciones para renovar a los integrantes de la Legislatura e integrantes de los Ayuntamientos, que tendrán lugar el año 2018, por única ocasión y en cumplimiento al Decreto de reforma a la Constitución Política de los Estados Unidos Mexicanos de fecha 22 de enero de 2014, y publicada el 10 de febrero del mismo año en el Diario Oficial de la Federación, se realizarán el primer domingo de julio de 2018.</text:span></text:p>
      <text:p text:style-name="P25">…<text:span text:style-name="T71">.</text:span></text:p>
      <text:p text:style-name="P50"><text:span text:style-name="T23">SEXTO.- </text:span><text:span text:style-name="T24">La reforma al artículo 46 de esta Constitución en materia de reelección de diputados, no será aplicable a los legisladores que hayan protestado el cargo en la legislatura que se encuentre en funciones a la entrada en vigor del presente Decreto.</text:span></text:p>
      <text:p text:style-name="P51"><text:soft-page-break/><text:span text:style-name="T6">SÉPTIMO.-</text:span><text:span text:style-name="T21"> </text:span><text:span text:style-name="T1">La reforma al artículo 141 de esta Constitución en materia de reelección de presidentes municipales, regidores y síndicos no será aplicable a los integrantes que hayan protestado el cargo en el Ayuntamiento que se encuentre en funciones a la entrada en vigor del presente Decreto.</text:span></text:p>
      <text:p text:style-name="P25">…</text:p>
      <text:p text:style-name="Text_20_body"/>
      <text:p text:style-name="P2">c. ¿Hay discrepancias con IMCO? No</text:p>
      <text:p text:style-name="P2">d. Créditos</text:p>
      <text:p text:style-name="P2">d.1. Responsable del reporte estatal (con correo):</text:p>
      <text:p text:style-name="P2">Guadalupe Cervantes Terán (gcervan7@itam.mx)</text:p>
      <text:p text:style-name="P2">d.2. Quién hizo qué:</text:p>
      <text:p text:style-name="P2">Guadalupe Cervantes Terán (50%): Homologar información entre cada una de las partes, buscar contactos para las próximas entrevistas.</text:p>
      <text:p text:style-name="P2">Javier Cote (50%): Brindar información relevante para el análisis.</text:p>
      <text:p text:style-name="P2">e. Fechas</text:p>
      <text:p text:style-name="P2">e.1 De conclusión del reporte:</text:p>
      <text:p text:style-name="P2">e.2 Revisiones (fechadas, descritas y firmadas):</text:p>
      <text:p text:style-name="P2">--------------</text:p>
      <text:p text:style-name="P2">Campeche</text:p>
      <text:p text:style-name="P2">edon=4</text:p>
      <text:p text:style-name="P2">edo=cam</text:p>
      <text:p text:style-name="P2">status=ok</text:p>
      <text:p text:style-name="P2">--------------</text:p>
      <text:p text:style-name="P2">a. Resumen ejecutivo</text:p>
      <text:p text:style-name="P2">a.1. Publicación en el periódico oficial: 24/6/2014 </text:p>
      <text:p text:style-name="P2">a.3. Mandatos consecutivos que puede servir un diputado: 4</text:p>
      <text:p text:style-name="P2">a.4. Mandatos consecutivos que pueden servir los miembros del ayuntamiento: 2</text:p>
      <text:p text:style-name="P2">a.5. Año electoral en que podrán contender diputados ocupantes por la reelección: 2018</text:p>
      <text:p text:style-name="P2">a.6. Año electoral en que podrán contender alcaldes ocupantes por la reelección: 2018</text:p>
      <text:p text:style-name="P2">b. Texto de los artículos relevantes:</text:p>
      <text:p text:style-name="P26">Artículos Constitucionales:</text:p>
      <text:p text:style-name="Text_20_body"/>
      <text:p text:style-name="P60">ARTÍCULO 30.- El H. Congreso del Estado se compondrá de representantes electos directamente en su totalidad el primer domingo de junio de cada tres años, mediante sufragio universal, libre, secreto, directo, personal e intransferible, en los términos que determine la ley.</text:p>
      <text:p text:style-name="Text_20_body"/>
      <text:p text:style-name="P51"><text:span text:style-name="T16">ARTÍCULO 32.- </text:span><text:span text:style-name="T19">Los Diputados podrán ser electos hasta por cuatro períodos </text:span><text:soft-page-break/><text:span text:style-name="T19">consecutivos.</text:span><text:span text:style-name="T21"> </text:span><text:span text:style-name="T16">La postulación sólo podrá ser realizada por el mismo partido o por cualquiera de los partidos integrantes de la coalición que los hubiere postulado, salvo que hayan renunciado o perdido su militancia antes de la mitad de su mandato.</text:span></text:p>
      <text:p text:style-name="P20">La disposición anterior comprende también a los Diputados suplentes y a los que aparezcan en la lista de representación proporcional, siempre que hubiesen ejercido el cargo.</text:p>
      <text:p text:style-name="P20">I.- Cada Municipio será gobernado por un cuerpo colegiado, denominado Ayuntamiento, cuya elección se efectuará el primer domingo de junio de cada tres años, mediante sufragio universal, libre, secreto, directo, personal e intransferible, en los términos que disponga la legislación electoral. No habrá autoridad intermedia alguna entre el Ayuntamiento y el Gobierno del Estado:</text:p>
      <text:p text:style-name="P51"><text:span text:style-name="T19">Los Presidentes Municipales, Regidores y Síndicos de los Ayuntamientos y los integrantes de las Juntas Municipales durarán en sus cargos tres años, y podrán ser reelectos hasta por un periodo adicional</text:span><text:span text:style-name="T16">. La postulación sólo podrá ser realizada por el mismo partido o por cualquiera de los partidos integrantes de la coalición que los hubieren postulado, salvo que hayan renunciado o perdido su militancia antes de la mitad de su mandato.</text:span></text:p>
      <text:p text:style-name="P2">c. ¿Hay discrepancias con IMCO? No</text:p>
      <text:p text:style-name="P2">d. Créditos</text:p>
      <text:p text:style-name="P2">d.1. Responsable del reporte estatal (con correo): </text:p>
      <text:p text:style-name="P2">Michelle Sáenz Fernández (msaenzf@itam.mx)</text:p>
      <text:p text:style-name="P2">d.2. Quién hizo qué:</text:p>
      <text:p text:style-name="P2">Ambos consultamos los artículos constitucionales relevantes al Estado de Campeche. Con esto, ambos recolectamos información, Joshua se encargó de verificar que no hubiera discrepancias con diversas fuentes como el IMCO y de encontrar fechas e información relevante a la alcaldía del Estado. El responsable del Estado, por otro lado,  se encargó de buscar la información relevante a los legisladores locales, así como buscar discrepancias por el CIDAC( donde no hubo mención del Estado en cuestión), y recopilar la información de ambos. </text:p>
      <text:p text:style-name="P2">Joshua Pellman 50%</text:p>
      <text:p text:style-name="P2">Michelle Sáenz 50%</text:p>
      <text:p text:style-name="P2">e. Fechas</text:p>
      <text:p text:style-name="P2">e.1 De conclusión del reporte:</text:p>
      <text:p text:style-name="P2">e.2 Revisiones (fechadas, descritas y firmadas):</text:p>
      <text:p text:style-name="P2">--------------</text:p>
      <text:p text:style-name="P2">Coahuila</text:p>
      <text:p text:style-name="P2">edon=5</text:p>
      <text:p text:style-name="P2">edo=coa</text:p>
      <text:p text:style-name="P2">status=falta entrevista para confirmar si alcaldes ocupantes pueden contender desde 2017 o 2018</text:p>
      <text:p text:style-name="P2"><text:soft-page-break/>--------------</text:p>
      <text:p text:style-name="P2">a. Resumen ejecutivo</text:p>
      <text:p text:style-name="P5">a.1. Publicación en el periódico oficial: 22/<text:span text:style-name="T84">9/</text:span>2015 </text:p>
      <text:p text:style-name="P5">a.3. Mandatos consecutivos que puede servir un diputado: 4</text:p>
      <text:p text:style-name="P2">a.4. Mandatos consecutivos que pueden servir los miembros del ayuntamiento: 2</text:p>
      <text:p text:style-name="P2">a.5. Año electoral en que podrán contender diputados ocupantes por la reelección: 2017</text:p>
      <text:p text:style-name="P2">a.6. Año electoral en que podrán contender alcaldes ocupantes por la reelección: 2018</text:p>
      <text:p text:style-name="P2">b. Texto de los artículos relevantes: </text:p>
      <text:p text:style-name="P50"><text:span text:style-name="T1">ART. 30 CONSTITUCION: [...] Los </text:span><text:span text:style-name="T6">Diputados </text:span><text:span text:style-name="T1">del Congreso del Estado, </text:span><text:span text:style-name="T6">podrán ser electos hasta por cuatro periodos consecutivos</text:span><text:span text:style-name="T1">. La postulación solo podrá́ ser realizada por el mismo partido o por cualquiera de los partidos integrantes de la coalición que los hubieren postulado, salvo que hayan renunciado o perdido su militancia antes de la mitad de su mandato. Los </text:span><text:span text:style-name="T6">presidentes municipales, regidores y síndicos</text:span><text:span text:style-name="T21"> </text:span><text:span text:style-name="T1">de los Ayuntamientos, electos popularmente por elección directa, así́ como las personas que por elección indirecta, por nombramiento o designación de alguna autoridad desempeñen las funciones propias de esos cargos, cualquiera que sea la denominación que se les dé o las que integren un Concejo Municipal, </text:span><text:span text:style-name="T6">podrán ser electas para el período inmediato</text:span><text:span text:style-name="T1">. </text:span></text:p>
      <text:p text:style-name="P3">(REFORMADO, P.O. 22 DE SEPTIEMBRE DE 2015)</text:p>
      <text:p text:style-name="P3">Artículo 158-K. [...] El Ayuntamiento se conformará de acuerdo con las bases siguientes:</text:p>
      <text:p text:style-name="P3">I. Sus integrantes serán electos en la forma que establezca la ley de la materia.</text:p>
      <text:p text:style-name="P3">II. La elección consecutiva será permitida en los términos del artículo 30 de esta Constitución por un período adicional.</text:p>
      <text:p text:style-name="P51"><text:span text:style-name="T1">III. </text:span><text:span text:style-name="T6">Se renovará en su totalidad cada tres años</text:span><text:span text:style-name="T1">.</text:span></text:p>
      <text:p text:style-name="P3">(REFORMADO, P.O. 22 DE SEPTIEMBRE DE 2015)</text:p>
      <text:p text:style-name="P20">TRANSITORIO P.O. 76 – 22 DE SEPTIEMBRE DE 2015 - DECRETO 126</text:p>
      <text:p text:style-name="P3">SEGUNDO.- Los ayuntamientos que se elijan el primer domingo de junio de 2017 durarán en su encargo del 1 de enero al 31 de diciembre de 2018.</text:p>
      <text:p text:style-name="Text_20_body"/>
      <text:p text:style-name="P51"><text:span text:style-name="T1">FRACCIÓN 3 DEL ARTÍCULO 112 CODIGO ELECTORAL. Los diputados podrán ser electos hasta por cuatro periodos consecutivos, en los términos que señala la Constitución y observando lo siguiente: a)  La postulación y solicitud de registro solo podrá ser realizada por el mismo partido que los haya postulado previamente o bien por cualquiera de los partidos coaligados, salvo que el interesado haya renunciado o perdido su militancia antes de cumplir la mitad de su periodo de mandato; b)  </text:span><text:span text:style-name="T6">Tratándose de diputados que hayan sido electos como candidatos independientes solo podrán postularse para la reelección con la misma calidad con la que fueron electos</text:span><text:span text:style-name="T1">; c)  </text:span><text:span text:style-name="T6">Los diputados que pretendan la reelección podrán ser registrados por el principio de mayoría relativa o de representación proporcional</text:span><text:span text:style-name="T1">.</text:span></text:p>
      <text:p text:style-name="P3">(REFORMADO, P.O. 22 DE SEPTIEMBRE DE 2015)</text:p>
      <text:p text:style-name="P51"><text:span text:style-name="T1">FRACCIÓN 4 DEL ARTÍCULO 14 CODIGO ELECTORAL. Los integrantes de los ayuntamientos </text:span><text:soft-page-break/><text:span text:style-name="T1">podrán ser electos hasta por dos períodos consecutivos en los términos que señala la Constitución y observando lo siguiente: a)  La postulación y solicitud de registro solo podrá ser realizada por el mismo partido que los haya postulado previamente o bien por cualquiera de los partidos coaligados, salvo que el interesado haya renunciado o perdido su militancia antes de cumplir la mitad de su periodo de mandato; </text:span><text:span text:style-name="T21"> </text:span><text:span text:style-name="T1">b)  </text:span><text:span text:style-name="T6">Tratándose de quienes hayan sido electos como candidatos independientes solo podrán postularse para la reelección con la misma calidad con la que fueron electos</text:span><text:span text:style-name="T1">; </text:span><text:span text:style-name="T21"> </text:span><text:span text:style-name="T1">c)  </text:span><text:span text:style-name="T6">Los presidentes municipales, síndicos y regidores que pretendan la reelección deberán ser registrados para el mismo municipio en que fueron electos previamente</text:span><text:span text:style-name="T1">; </text:span><text:span text:style-name="T21"> </text:span><text:span text:style-name="T1">d)  Quienes hayan ocupado los cargos de síndico o regidor podrán ser postulados en el periodo inmediato siguiente como candidato a presidente municipal, sin que ello suponga reelección, pero quienes hayan ocupado el cargo de presidente municipal no podrán postularse como candidato a síndico o regidor en el periodo inmediato siguiente.</text:span></text:p>
      <text:p text:style-name="Text_20_body"/>
      <text:p text:style-name="P2">c. ¿Hay discrepancias con IMCO? Sí (1) IMCO enuncia que el artículo correspondiente a la reelección es el 18 y en realidad es en el 30; (2) IMCO establece que la reelección aplica para diputados electos en 2017 pero hay registro de diputados que buscan contender en la elección del 2017.</text:p>
      <text:p text:style-name="P2">d. Créditos</text:p>
      <text:p text:style-name="P2">d.1. Responsable del reporte estatal (con correo): José Rubén Figueroa Velasco (rubenfigueroa1403@gmail.com)</text:p>
      <text:p text:style-name="P2">d.2. Quién hizo qué: Los cuatro integrantes del equipo, José Rubén FIgueroa Velasco, Rodrigo Corona Garrido, Juan Carlos Palma López y Edgar Armando Monsiváis Solís, participaron en conjunto en la elaboración de la síntesis informativa que se presentó con anterioridad. </text:p>
      <text:p text:style-name="P2">e. Fechas</text:p>
      <text:p text:style-name="P2">e.1 De conclusión del reporte:</text:p>
      <text:p text:style-name="P2">e.2 Revisiones (fechadas, descritas y firmadas):</text:p>
      <text:p text:style-name="P2">--------------</text:p>
      <text:p text:style-name="P2">Colima</text:p>
      <text:p text:style-name="P2">edon=6</text:p>
      <text:p text:style-name="P2">edo=col</text:p>
      <text:p text:style-name="P2">status=ok</text:p>
      <text:p text:style-name="P2">--------------</text:p>
      <text:p text:style-name="P2">a. Resumen ejecutivo</text:p>
      <text:p text:style-name="P50"><text:span text:style-name="T1">a.1. Publicación en el periódico oficial: </text:span><text:span text:style-name="T36">31/</text:span><text:span text:style-name="T37">5/</text:span><text:span text:style-name="T36">2014</text:span></text:p>
      <text:p text:style-name="P2">a.3. Mandatos consecutivos que puede servir un diputado: 2</text:p>
      <text:p text:style-name="P2">a.4. Mandatos consecutivos que pueden servir los miembros del ayuntamiento: 2 </text:p>
      <text:p text:style-name="P2">a.5. Año electoral en que podrán contender diputados ocupantes por la reelección: 2018</text:p>
      <text:p text:style-name="P2">a.6. Año electoral en que podrán contender alcaldes ocupantes por la reelección: 2018</text:p>
      <text:p text:style-name="P2">b. Texto de los artículos relevantes:</text:p>
      <text:p text:style-name="P32"><text:soft-page-break/>ARTÍCULO 23.- Los ciudadanos podrán ser electos para desempeñar el cargo de Diputado Propietario y tendrán derecho a ser electos consecutivamente para el mismo cargo, por un periodo adicional. La postulación sólo podrá ser realizada por el mismo partido o por cualquiera de los partidos integrantes de la coalición que los hubieren postulado, salvo que hayan renunciado o perdido su militancia antes de la mitad de su mandato.</text:p>
      <text:p text:style-name="P51"><text:span text:style-name="T36">ARTÍCULO 87.- […] I. Los presidentes municipales, síndicos y regidores de los Ayuntamientos</text:span><text:span text:style-name="T41"> </text:span><text:span text:style-name="T36">electos popularmente por elección directa, tendrán derecho a ser electos consecutivamente para el mismo cargo, por un período adicional</text:span><text:span text:style-name="T38">.</text:span><text:span text:style-name="T41"> </text:span><text:span text:style-name="T36">La postulación sólo podrá ser realizada por el mismo partido […] Las personas que por elección indirecta o por nombramiento o designación de alguna autoridad, desempeñen las funciones propias de esos cargos. […] podrán ser electas para el mismo cargo para el período inmediato.</text:span></text:p>
      <text:p text:style-name="P32">ARTÍCULO 88.- […] Los Ayuntamientos deberán integrarse en todo el Estado el día 15 de octubre del año de su elección. Sus integrantes durarán en su cargo tres años.</text:p>
      <text:p text:style-name="P50"><text:span text:style-name="T6">TRANSITORIOS </text:span><text:span text:style-name="T18">(Decreto 313, P.O. 26, SUPL.1, 31 MAYO 2014)</text:span></text:p>
      <text:p text:style-name="P32">TERCERO.- La reforma del artículo 23 de esta Constitución en materia de reelección de diputados locales, no será aplicable a los legisladores que hayan protestado el cargo en la legislatura que se encuentre en funciones a la entrada en vigor del presente Decreto.</text:p>
      <text:p text:style-name="P32">CUARTO.- La reforma al tercer párrafo, de la fracción I, del artículo 87 de esta Constitución en materia de reelección de presidentes municipales, síndicos y regidores no será aplicable a los integrantes que hayan protestado el cargo en el Ayuntamiento que se encuentre en funciones a la entrada en vigor del presente Decreto.</text:p>
      <text:p text:style-name="P32">QUINTO.- De conformidad con lo que dispone el primer párrafo del artículo 86 BIS del presente Decreto, la celebración de las elecciones locales se celebrarán el primer domingo de junio del año que corresponda, en los términos de esta Constitución, a partir del año 2015, salvo aquellas que se verifiquen en el año 2018, las cuales se llevarán a cabo el primer domingo de julio.”</text:p>
      <text:p text:style-name="P2">c. ¿Hay discrepancias con IMCO? No</text:p>
      <text:p text:style-name="P2">d. Créditos</text:p>
      <text:p text:style-name="P2">d.1. Responsable del reporte estatal (con correo):</text:p>
      <text:p text:style-name="P2">Jimena Soto Calzada (jimena.e.soto.c@gmail.com)</text:p>
      <text:p text:style-name="P2">d.2. Quién hizo qué:</text:p>
      <text:p text:style-name="P2">Alejandro Palma López 50%: Síntesis de la información, selección de candidatos a entrevista</text:p>
      <text:p text:style-name="P2">Jimena Soto Calzada 50%: Artículos relevantes, búsqueda de discrepancias con otras bases de datos</text:p>
      <text:p text:style-name="P2">e. Fechas</text:p>
      <text:p text:style-name="P2">e.1 De conclusión del reporte:</text:p>
      <text:p text:style-name="P2">e.2 Revisiones (fechadas, descritas y firmadas):</text:p>
      <text:p text:style-name="P2">--------------</text:p>
      <text:p text:style-name="P2">Chiapas</text:p>
      <text:p text:style-name="P2">edon=7</text:p>
      <text:p text:style-name="P2">edo=cps</text:p>
      <text:p text:style-name="P2">status=ok</text:p>
      <text:p text:style-name="P2">--------------</text:p>
      <text:p text:style-name="P2">a. Resumen ejecutivo</text:p>
      <text:p text:style-name="P2"><text:soft-page-break/>a.1. Publicación en el periódico oficial: 29/<text:span text:style-name="T84">12/</text:span>2016</text:p>
      <text:p text:style-name="P2">a.3. Mandatos consecutivos que puede servir un diputado: 4</text:p>
      <text:p text:style-name="P2">a.4. Mandatos consecutivos que pueden servir los miembros del ayuntamiento: 2</text:p>
      <text:p text:style-name="P2">a.5. Año electoral en que podrán contender diputados ocupantes por la reelección: 2018</text:p>
      <text:p text:style-name="P2">a.6. Año electoral en que podrán contender alcaldes ocupantes por la reelección: 2018</text:p>
      <text:p text:style-name="P2">b. Texto de los artículos relevantes: 28,37 y 81 + transitorios publicados en el DOF en febrero de 2014 </text:p>
      <text:p text:style-name="P50"><text:span text:style-name="T1">Artículo 28. La </text:span><text:span text:style-name="T6">elección consecutiva de los diputados a la Legislatura del Estado podrá ser hasta por cuatro periodos</text:span><text:span text:style-name="T1">; así mismo, </text:span><text:span text:style-name="T6">los presidentes municipales, regidores y síndicos podrán ser electos por un periodo adicional</text:span><text:span text:style-name="T1">. En ambos supuestos, la postulación solo podrá ser realizada por el mismo partido o por cualquiera de los partidos integrantes de la coalición que los hubiere postulado, salvo que hayan renunciado o perdido su militancia antes de la mitad de su mandato y de conformidad con lo establecido en la ley respectiva.</text:span></text:p>
      <text:p text:style-name="P2">Artículo 37. El Congreso del Estado se integrará en su totalidad con diputados electos cada tres años. Por cada diputado propietario se elegirá una persona suplente, en los términos que señale la ley.</text:p>
      <text:p text:style-name="P2">Artículo 81. Los ayuntamientos tendrán una duración de tres años; serán asambleas deliberantes y tendrán autoridad y competencia propias en los asuntos que se sometan a su decisión, pero la ejecución de estas corresponderá exclusivamente a los presidentes municipales.</text:p>
      <text:p text:style-name="P2">TRANSITORIOS (DO Febrero de 2014)</text:p>
      <text:p text:style-name="P50"><text:span text:style-name="T6">DÉCIMO TERCERO</text:span><text:span text:style-name="T1">.- La reforma al artículo 116 de esta Constitución en materia de reelección de diputados locales, así como a diputados a la Asamblea Legislativa del Distrito Federal, no será aplicable a los legisladores que hayan protestado el cargo en la legislatura que se encuentre en funciones a la entrada en vigor del presente Decreto.</text:span></text:p>
      <text:p text:style-name="P50"><text:span text:style-name="T6">DÉCIMO CUARTO</text:span><text:span text:style-name="T1">.- La reforma al artículo 115 de esta Constitución en materia de reelección de presidentes municipales, regidores y síndicos no será aplicable a los integrantes que hayan protestado el cargo en el Ayuntamiento que se encuentre en funciones a la entrada en vigor del presente Decreto.</text:span></text:p>
      <text:p text:style-name="Text_20_body"/>
      <text:p text:style-name="P2">c. ¿Hay discrepancias con IMCO? Si, IMCO menciona el artículo 26 de la Constitución Local. Es el 28 el que habla de la reelección.</text:p>
      <text:p text:style-name="Text_20_body"/>
      <text:p text:style-name="P2">d. Créditos</text:p>
      <text:p text:style-name="P2">d.1. Responsable del reporte estatal (con correo): Edgar Armando Monsiváis Solís  ed_galin@hotmail.com</text:p>
      <text:p text:style-name="P2">d.2. Quién hizo qué:  Edgar Armando Monsiváis Solís 154933 y Fermín Alejandro Acosta Ruiz 155995. Ambos obtuvimos información y la cotejamos. Edgar realizó y dio formato a un borrador, además de responder puntualmente las preguntas del reporte. Fermín vació la información en este reporte y envió correos con la encuesta.</text:p>
      <text:p text:style-name="Text_20_body"/>
      <text:p text:style-name="P2"><text:soft-page-break/>e. Fechas</text:p>
      <text:p text:style-name="P2">e.1 De conclusión del reporte:</text:p>
      <text:p text:style-name="P2">e.2 Revisiones (fechadas, descritas y firmadas):</text:p>
      <text:p text:style-name="P2">--------------</text:p>
      <text:p text:style-name="P2">Chihuahua</text:p>
      <text:p text:style-name="P2">edon=8</text:p>
      <text:p text:style-name="P2">edo=cua</text:p>
      <text:p text:style-name="P2">status=ok</text:p>
      <text:p text:style-name="P2">--------------</text:p>
      <text:p text:style-name="P2">a. Resumen ejecutivo</text:p>
      <text:p text:style-name="P50"><text:span text:style-name="T1">a.1. Publicación en el periódico oficial: </text:span><text:span text:style-name="T16">8/</text:span><text:span text:style-name="T17">8/</text:span><text:span text:style-name="T16">2015</text:span></text:p>
      <text:p text:style-name="P2">a.3. Mandatos consecutivos que puede servir un diputado: 2</text:p>
      <text:p text:style-name="P2">a.4. Mandatos consecutivos que pueden servir los miembros del ayuntamiento: 2</text:p>
      <text:p text:style-name="P2">a.5. Año electoral en que podrán contender diputados ocupantes por la reelección: 2018</text:p>
      <text:p text:style-name="P2">a.6. Año electoral en que podrán contender alcaldes ocupantes por la reelección: 2018</text:p>
      <text:p text:style-name="P2">b. Texto de los artículos relevantes:</text:p>
      <text:p text:style-name="P51"><text:span text:style-name="T19">ART. 44. </text:span><text:span text:style-name="T16">El Congreso se renovará totalmente el año que corresponda. Los diputados del Congreso del Estado podrán ser reelectos hasta por un periodo adicional. La postulación sólo podrá ser realizada por el mismo partido o por cualquiera de los partidos integrantes de la coalición que los hubieren postulado, salvo que hayan renunciado o perdido su militancia antes de la mitad de su mandato y que satisfagan los requisitos previstos por la Ley. En el caso de diputados que hayan surgido de postulación independiente, deberán seguir el procedimiento de obtención del apoyo ciudadano que prevea la Ley. El Congreso cambiará su nomenclatura cada tres años. [De acuerdo a lo señalado en el Artículo Tercero Transitorio del Decreto. 917-2015 II P.O. Por una sola vez, la periodicidad establecida en el presente artículo se regirá en los siguientes términos: II.- Los Diputados que integrarán la LXV Legislatura local, durarán en su cargo un año, once meses, que comprenderá del 01 octubre de 2016 al 31 de agosto de 2018.] (Artículo reformado en su primer párrafo mediante Decreto No. 917-2015 II P.O. publicado en el P.O.E. No. 63 del 8 de agosto de 2015)</text:span></text:p>
      <text:p text:style-name="P51"><text:span text:style-name="T19">ART. 126.</text:span><text:span text:style-name="T21"> </text:span><text:span text:style-name="T16">Los miembros de los ayuntamientos podrán ser reelectos para el mismo cargo por un período adicional. La postulación sólo podrá ser realizada por el mismo partido o por cualquiera de los partidos integrantes de la coalición que lo hubieren postulado, salvo que hayan renunciado o perdido su militancia antes de la mitad de su mandato. Los que tengan el carácter de propietarios no podrán ser electos para el periodo inmediato con el cargo de suplentes, pero éstos sí podrán ser electos para el periodo inmediato como propietarios, a menos que hayan estado en ejercicio. En el caso de miembros el ayuntamiento que hayan surgido de postulación independiente, deberán seguir el procedimiento de obtención del </text:span><text:soft-page-break/><text:span text:style-name="T16">apoyo ciudadano por planilla que prevea la Ley. Lo dispuesto en el párrafo anterior no comprende a los Concejos Municipales que hayan sido nombrados por el Congreso en ejercicio de sus funciones. (Artículo reformado mediante Decreto No. 917-2015 II P.O. publicado en el P.O.E. No. 63 del 8 de agosto de 2015)</text:span></text:p>
      <text:p text:style-name="P51"><text:span text:style-name="T19">Transitorios (DECRETO Nº. 917/2015 II P.O. </text:span><text:span text:style-name="T16">8 de agosto de 2015) </text:span></text:p>
      <text:p text:style-name="P51"><text:span text:style-name="T19">CUARTO.-</text:span><text:span text:style-name="T21"> </text:span><text:span text:style-name="T16">Las disposiciones contenidas en los artículos 44, 126 y 128 referentes a reelección de Diputados y Ayuntamientos, aplicará a partir del próximo proceso de elección popular, no siendo aplicable a los integrantes de Sexagésima Cuarta Legislatura ni a los actuales Ayuntamientos del Estado. </text:span></text:p>
      <text:p text:style-name="P51"><text:span text:style-name="T19">TERCERO.</text:span><text:span text:style-name="T16">- Por una sola vez, circunscrita a los casos que enseguida se enumeran, la periodicidad establecida en los artículos 36, segundo párrafo; 40, primer párrafo; 44, tercer párrafo, 87; y 129, fracciones I, primer párrafo; II y III primer párrafo, todos de la Constitución Política del Estado, para la asignación de diputados locales, integrantes de los Ayuntamientos, así como de las Juntas Municipales y Comisarios de Policía, se regirán en los siguientes términos: </text:span></text:p>
      <text:p text:style-name="P20">I.- El próximo Gobernador Constitucional del Estado se elegirá por un periodo comprendido del 4 de octubre del 2016 al 7 de septiembre de 2021; </text:p>
      <text:p text:style-name="P20">II.- Los Diputados que integrarán la LXV Legislatura local, durarán en su cargo un año, once meses, que comprenderá del 01 octubre de 2016 al 31 de agosto de 2018. </text:p>
      <text:p text:style-name="P20">III.- Los integrantes de los Ayuntamientos que se elijan en el año 2016, durarán igualmente un año, once meses en su encargo, que corresponderá del 10 de octubre de 2016 al 9 de septiembre de 2018. Tratándose de las Juntas Municipales y Comisarías de Policía, sus integrantes durarán en su encargo hasta el 9 de septiembre de 2018, iniciando sus funciones una vez que se haya llevado a cabo el proceso de elección de estos órganos municipales. [Fe de erratas publicada en el P.O.E. No. 73 del 10 de septiembre de 2016] [Fe de erratas publicada en el P.O.E. No. 87 del 29 de octubre de 2016]</text:p>
      <text:p text:style-name="Text_20_body"/>
      <text:p text:style-name="P2">c. ¿Hay discrepancias con IMCO? No</text:p>
      <text:p text:style-name="P2">d. Créditos</text:p>
      <text:p text:style-name="P2">d.1. Responsable del reporte estatal (con correo):</text:p>
      <text:p text:style-name="P2">Marco Cabrera (mcg9626@hotmail.com)</text:p>
      <text:p text:style-name="P2">d.2. Quién hizo qué:</text:p>
      <text:p text:style-name="P19">Marco Antonio Cabrera Gómez 50%  Síntesis de información y búsqueda de discrepancias con otras bases de datos </text:p>
      <text:p text:style-name="P19">Valeria Guerrero Muñoz Ledo  50%  Síntesis de información y postulación de candidatos para entrevistas</text:p>
      <text:p text:style-name="P2"><text:soft-page-break/>e. Fechas</text:p>
      <text:p text:style-name="P2">e.1 De conclusión del reporte:</text:p>
      <text:p text:style-name="P2">e.2 Revisiones (fechadas, descritas y firmadas):</text:p>
      <text:p text:style-name="P2">--------------</text:p>
      <text:p text:style-name="P2">Ciudad de México</text:p>
      <text:p text:style-name="P2">edon=9</text:p>
      <text:p text:style-name="P2">edo=df</text:p>
      <text:p text:style-name="P2">status=ok</text:p>
      <text:p text:style-name="P2">--------------</text:p>
      <text:p text:style-name="P2">a. Resumen ejecutivo</text:p>
      <text:p text:style-name="P2">a.1. Publicación en el periódico oficial: 5/<text:span text:style-name="T84">5/</text:span>2017</text:p>
      <text:p text:style-name="P2">a.3. Mandatos consecutivos que puede servir un diputado: 2</text:p>
      <text:p text:style-name="P2">a.4. Mandatos consecutivos que pueden servir los miembros del ayuntamiento: 2</text:p>
      <text:p text:style-name="P2">a.5. Año electoral en que podrán contender diputados ocupantes por la reelección: 2021</text:p>
      <text:p text:style-name="P2">a.6. Año electoral en que podrán contender alcaldes ocupantes por la reelección: 2021</text:p>
      <text:p text:style-name="Text_20_body"/>
      <text:p text:style-name="P2">b. Texto de los artículos relevantes:</text:p>
      <text:p text:style-name="P50"><text:span text:style-name="T36">Art. 29. 1. Las y los </text:span><text:span text:style-name="T38">diputados</text:span><text:span text:style-name="T41"> </text:span><text:span text:style-name="T36">al Congreso de la Ciudad de México </text:span><text:span text:style-name="T38">podrán ser reelectos para un sólo período consecutivo</text:span><text:span text:style-name="T36">. La postulación deberá ser realizada por el mismo partido o por cualquiera de los partidos integrantes de la coalición que los hubieren postulado, salvo que hayan renunciado o perdido su militancia antes de la mitad de su mandato. Quienes hubieren accedido al Congreso por la vía de candidaturas sin partido deberán conservar esta calidad para poder ser reelectos. </text:span></text:p>
      <text:p text:style-name="P50"><text:span text:style-name="T36">Art. 53. 1. Las alcaldesas y los </text:span><text:span text:style-name="T38">alcaldes y concejales podrán ser electos consecutivamente para el mismo cargo, hasta por un periodo adicional</text:span><text:span text:style-name="T36">. La postulación sólo podrá ser realizada por el mismo partido o por cualquiera de los partidos integrantes de la coalición que les hubieren postulado, salvo que hayan renunciado o perdido su militancia antes de la mitad de su mandato. </text:span></text:p>
      <text:p text:style-name="P50"><text:span text:style-name="T38">[Eric: Hay texto de transitorios relevantes??]</text:span><text:span text:style-name="T41"> </text:span></text:p>
      <text:p text:style-name="P2">c. ¿Hay discrepancias con IMCO? Sí, IMCO reportó previo a constitución CdMx</text:p>
      <text:p text:style-name="P2">d. Créditos</text:p>
      <text:p text:style-name="P2">d.1. Responsable del reporte estatal (con correo):</text:p>
      <text:p text:style-name="P2">Ricardo de la Teja Morales (rdelate1@itam.mx)</text:p>
      <text:p text:style-name="P2">d.2. Quién hizo qué:</text:p>
      <text:p text:style-name="P2">Jimena Soto: recopiló información de la Constitución de la CDMX para su análisis y posterior síntesis.</text:p>
      <text:p text:style-name="P2">Ricardo de la Teja: recopiló la información con respecto a los candidatos a entrevista y las discrepancias con otras bases de datos.</text:p>
      <text:p text:style-name="Text_20_body"/>
      <text:p text:style-name="P2">e. Fechas</text:p>
      <text:p text:style-name="P2">e.1 De conclusión del reporte:</text:p>
      <text:p text:style-name="P2">e.2 Revisiones (fechadas, descritas y firmadas):</text:p>
      <text:p text:style-name="P2"><text:soft-page-break/>--------------</text:p>
      <text:p text:style-name="P2">Durango</text:p>
      <text:p text:style-name="P2">edon=10</text:p>
      <text:p text:style-name="P2">edo=dgo</text:p>
      <text:p text:style-name="P2">status=ok</text:p>
      <text:p text:style-name="P2">--------------</text:p>
      <text:p text:style-name="P2">a. Resumen ejecutivo</text:p>
      <text:p text:style-name="P2">a.1. Publicación en el periódico oficial: 6/<text:span text:style-name="T84">3/</text:span>2014</text:p>
      <text:p text:style-name="P2">a.3. Mandatos consecutivos que puede servir un diputado: 4</text:p>
      <text:p text:style-name="P2">a.4. Mandatos consecutivos que pueden servir los miembros del ayuntamiento: <text:span text:style-name="T86">2</text:span></text:p>
      <text:p text:style-name="P2">a.5. Año electoral en que podrán contender diputados ocupantes por la reelección: 201<text:span text:style-name="T87">8</text:span> </text:p>
      <text:p text:style-name="P2">a.6. Año electoral en que podrán contender alcaldes ocupantes por la reelección: 201<text:span text:style-name="T87">9</text:span></text:p>
      <text:p text:style-name="P2">b. Texto de los artículos relevantes:</text:p>
      <text:p text:style-name="P50"><text:span text:style-name="T30">Art. 22:</text:span><text:span text:style-name="T32"> </text:span><text:span text:style-name="T1">Los diputados podrán ser electos hasta por cuatro periodos consecutivos. La postulación para ser reelecto solo podrá́ ser realizada por el mismo partido o por cualquiera de los partidos integrantes de la coalición que los hubiere postulado originariamente, salvo que hayan renunciado o perdido su militancia antes de la mitad de su mandato. En el caso de un diputado que sea electo como independiente podrá postularse para la reelección solamente con su misma calidad y no podrá ser postulado por un partido político, a menos que demuestre su militancia a ese partido político antes de la mitad de su mandato; la ley establecerá las normas aplicables. </text:span></text:p>
      <text:p text:style-name="P50"><text:span text:style-name="T30">Art. 73: </text:span><text:span text:style-name="T26">IV) </text:span><text:span text:style-name="T33">Los presidentes, regidores y el síndico de los ayuntamientos, electos popularmente por elección directa en los términos de las leyes respectivas, podrán ser postulados, por única vez, al mismo cargo para el período inmediato siguiente. </text:span><text:span text:style-name="T26">La postulación para ser reelecto solo podrá ser realizada por el mismo partido o por cualquiera de los partidos integrantes de la coalición que los hubiere postulado originariamente, salvo que hayan renunciado o perdido su militancia antes de la mitad de su mandato. En el caso de los </text:span><text:span text:style-name="T33">munícipes que sean electos como independientes, podrán postularse para la reelección solamente con su misma calidad</text:span><text:span text:style-name="T21"> </text:span><text:span text:style-name="T26">y no podrán ser postulados por un partido político, a menos que demuestren su militancia a ese partido político antes de la mitad de su mandato. Quienes pretendan ser postulados para un segundo periodo en los ayuntamientos deberán separarse del cargo al menos con noventa días de anticipación al día de la jornada electoral. </text:span></text:p>
      <text:p text:style-name="P50"><text:span text:style-name="T28">DECRETO No. 128, 6 DE MARZO DE 2014 </text:span><text:span text:style-name="T29">TRANSITORIO </text:span><text:span text:style-name="T28">SEGUNDO</text:span><text:span text:style-name="T27">. La reelección de presidentes municipales, regidores y síndicos no será aplicable a los integrantes que hayan protestado el cargo en el Ayuntamiento que se encuentre en funciones a la entrada en vigor del presente Decreto.</text:span></text:p>
      <text:p text:style-name="P50"><text:span text:style-name="T28">TERCERO</text:span><text:span text:style-name="T27">.- La reelección de diputados del Congreso Local, no será aplicable para aquellos que se encuentren en funciones a la entrada en vigor del presente Decreto</text:span><text:span text:style-name="T28">.</text:span></text:p>
      <text:p text:style-name="Text_20_body"><text:soft-page-break/></text:p>
      <text:p text:style-name="P50"><text:span text:style-name="T28">DECRETO 171, 24 DE JUNIO DE 2014 Transitorio Tercero.</text:span><text:span text:style-name="T22"> </text:span><text:span text:style-name="T27">Para efectos de cumplir con lo dispuesto en el artículo 116, fracción IV, inciso n), de la Constitución Política de los Estados Unidos Mexicanos, en el sentido de verificar, al menos, una elección local en la misma fecha en que tenga lugar alguna de las elecciones federales; los diputados que sean electos en el año dos mil dieciséis, durarán dos años en el ejercicio de su encargo.</text:span></text:p>
      <text:p text:style-name="P2">c. ¿Hay discrepancias con IMCO? No</text:p>
      <text:p text:style-name="P2">d. Créditos</text:p>
      <text:p text:style-name="P2">d.1. Responsable del reporte estatal (con correo):</text:p>
      <text:p text:style-name="P50"><text:span text:style-name="T1">Gretel Calleros Arellano (</text:span><text:a xlink:type="simple" xlink:href="mailto:gretelcalleros07@gmail.com"><text:span text:style-name="T34">gretelcalleros07@gmail.com</text:span></text:a><text:span text:style-name="T1">)</text:span></text:p>
      <text:p text:style-name="P2">d.2. Quién hizo qué:</text:p>
      <text:p text:style-name="P2">Gretel Calleros contribuyó en la elaboración del reporte, síntesis y vaciado de la información. Así como, las futuras entrevistas.</text:p>
      <text:p text:style-name="P2">e. Fechas</text:p>
      <text:p text:style-name="P2">e.1 De conclusión del reporte:</text:p>
      <text:p text:style-name="P2">e.2 Revisiones (fechadas, descritas y firmadas):</text:p>
      <text:p text:style-name="P2">--------------</text:p>
      <text:p text:style-name="P2">Guanajuato</text:p>
      <text:p text:style-name="P2">edon=11</text:p>
      <text:p text:style-name="P2">edo=gua</text:p>
      <text:p text:style-name="P2">status=ok</text:p>
      <text:p text:style-name="P2">--------------</text:p>
      <text:p text:style-name="P2">a. Resumen ejecutivo</text:p>
      <text:p text:style-name="P2">a.1. Publicación en el periódico oficial: 27/<text:span text:style-name="T84">6/</text:span>2014</text:p>
      <text:p text:style-name="P2">a.3. Mandatos consecutivos que puede servir un diputado: 4</text:p>
      <text:p text:style-name="P2">a.4. Mandatos consecutivos que pueden servir los miembros del ayuntamiento: 2</text:p>
      <text:p text:style-name="P2">a.5. Año electoral en que podrán contender diputados ocupantes por la reelección: 2018</text:p>
      <text:p text:style-name="P2">a.6. Año electoral en que podrán contender alcaldes ocupantes por la reelección: 2018</text:p>
      <text:p text:style-name="P2">b. Texto de los artículos relevantes:</text:p>
      <text:p text:style-name="P28">Mandatos consecutivos que puede servir un diputado</text:p>
      <text:p text:style-name="P51"><text:span text:style-name="T7">Artículo 47</text:span><text:span text:style-name="T4">. Los </text:span><text:span text:style-name="T7">Diputados</text:span><text:span text:style-name="T22"> </text:span><text:span text:style-name="T4">podrán ser electos hasta por </text:span><text:span text:style-name="T7">cuatro periodos consecutivos</text:span><text:span text:style-name="T4">. La </text:span><text:span text:style-name="T7">postulación</text:span><text:span text:style-name="T22"> </text:span><text:span text:style-name="T4">sólo podrá ser realizada por el</text:span><text:span text:style-name="T22"> </text:span><text:span text:style-name="T7">mismo partido</text:span><text:span text:style-name="T22"> </text:span><text:span text:style-name="T4">o por cualquiera de los partidos políticos integrantes de la coalición que los hubieren postulado, salvo que hayan renunciado o perdido su militancia antes de la mitad de su mandato.</text:span></text:p>
      <text:p text:style-name="P51"><text:span text:style-name="T4">Ninguno de los Diputados mencionados en el párrafo anterior, cuando hayan tenido el carácter de </text:span><text:span text:style-name="T7">propietarios</text:span><text:span text:style-name="T22"> </text:span><text:span text:style-name="T4">durante cuatro periodos consecutivos, podrán ser electos para el periodo inmediato como </text:span><text:span text:style-name="T7">suplentes</text:span><text:span text:style-name="T4">, pero éstos sí podrán ser electos para el periodo inmediato como propietarios si en su última elección tuvieron el cargo de suplentes.</text:span></text:p>
      <text:p text:style-name="P27"><text:soft-page-break/>Mandatos consecutivos para miembros del Ayuntamiento</text:p>
      <text:p text:style-name="P51"><text:span text:style-name="T7">Art. 113</text:span><text:span text:style-name="T4">. Los </text:span><text:span text:style-name="T7">presidentes municipales</text:span><text:span text:style-name="T4">, </text:span><text:span text:style-name="T7">regidores</text:span><text:span text:style-name="T22"> </text:span><text:span text:style-name="T4">y </text:span><text:span text:style-name="T7">síndicos</text:span><text:span text:style-name="T22"> </text:span><text:span text:style-name="T4">electos popularmente, </text:span><text:span text:style-name="T7">durarán en su encargo tres años</text:span><text:span text:style-name="T22"> </text:span><text:span text:style-name="T7">y podrán ser electos consecutivamente</text:span><text:span text:style-name="T4">, para el mismo cargo por </text:span><text:span text:style-name="T7">un periodo adicional</text:span><text:span text:style-name="T4">. La postulación sólo podrá ser realizada por el </text:span><text:span text:style-name="T7">mismo partido</text:span><text:span text:style-name="T22"> </text:span><text:span text:style-name="T4">político o por cualquiera de los partidos políticos integrantes de la coalición que lo hubieren postulado, salvo que hayan renunciado o perdido su militancia antes de la mitad de su mandato. Los miembros de los </text:span><text:span text:style-name="T7">Concejos Municipales no podrán ser electos para el período inmediato.</text:span></text:p>
      <text:p text:style-name="P51"><text:span text:style-name="T7">Art. 114. </text:span><text:span text:style-name="T4">Ninguno de los funcionarios municipales mencionados en el artículo anterior, cuando hayan tenido el </text:span><text:span text:style-name="T7">carácter de Propietarios</text:span><text:span text:style-name="T22"> </text:span><text:span text:style-name="T4">durante los dos periodos consecutivos, podrán ser electos para el periodo inmediato como </text:span><text:span text:style-name="T7">suplentes</text:span><text:span text:style-name="T4">, pero éstos </text:span><text:span text:style-name="T7">sí podrán ser electos para el período inmediato como propietarios</text:span><text:span text:style-name="T4">, pudiendo ser electos para el mismo cargo hasta por </text:span><text:span text:style-name="T7">un periodo adicional.</text:span></text:p>
      <text:p text:style-name="P27">Año electoral en el que podrán contender diputados y alcaldes ocupantes por la reelección</text:p>
      <text:p text:style-name="P11">Periódico Oficial. 27 de junio de 2014</text:p>
      <text:p text:style-name="P11">Transitorios</text:p>
      <text:p text:style-name="P51"><text:span text:style-name="T7">Artículo Primero. </text:span><text:span text:style-name="T4">El presente Decreto </text:span><text:span text:style-name="T7">entrará en vigencia al día siguiente a su publicación en el Periódico Oficial</text:span><text:span text:style-name="T22"> </text:span><text:span text:style-name="T4">del Gobierno del Estado.</text:span></text:p>
      <text:p text:style-name="P51"><text:span text:style-name="T7">Artículo Segundo</text:span><text:span text:style-name="T4">. </text:span><text:span text:style-name="T7">A partir de 2015, se celebrarán las elecciones a Diputados y Ayuntamientos</text:span><text:span text:style-name="T4">, el primer domingo de junio del año que corresponda, salvo la elección de Gobernador, la cual se realizará el primer domingo de julio de 2018.</text:span></text:p>
      <text:p text:style-name="P50"><text:span text:style-name="T7">Artículo Quinto.</text:span><text:span text:style-name="T22"> </text:span><text:span text:style-name="T7">Las reformas</text:span><text:span text:style-name="T22"> </text:span><text:span text:style-name="T4">a los artículos 47 y 113 de esta Constitución, </text:span><text:span text:style-name="T7">no serán aplicables</text:span><text:span text:style-name="T22"> </text:span><text:span text:style-name="T4">a los </text:span><text:span text:style-name="T7">Diputados Locales, Presidentes Municipales, Regidores y Síndicos que hayan protestado el cargo en la Legislatura o Ayuntamiento</text:span><text:span text:style-name="T22"> </text:span><text:span text:style-name="T4">que se encuentre </text:span><text:span text:style-name="T7">en funciones</text:span><text:span text:style-name="T22"> </text:span><text:span text:style-name="T4">a la</text:span><text:span text:style-name="T22"> </text:span><text:span text:style-name="T7">entrada en vigor</text:span><text:span text:style-name="T22"> </text:span><text:span text:style-name="T4">del presente Decreto.</text:span></text:p>
      <text:p text:style-name="P2">c. ¿Hay discrepancias con IMCO? No hay discrepancias. </text:p>
      <text:p text:style-name="P2">d. Créditos</text:p>
      <text:p text:style-name="P2">d.1. Responsable del reporte estatal (con correo):</text:p>
      <text:p text:style-name="P2">Teresa Ruiz Rivera (tere.r96z@gmail.com) </text:p>
      <text:p text:style-name="P2">d.2. Quién hizo qué:</text:p>
      <text:p text:style-name="P2">Teresa Ruiz Rivera contribuyó en la elaboración del reporte, síntesis, vaciado de información y elaboración de entrevista. </text:p>
      <text:p text:style-name="P2">Gonzalo Solis contribuyó en la elaboración del reporte y síntesis.</text:p>
      <text:p text:style-name="Text_20_body"/>
      <text:p text:style-name="P2">e. Fechas</text:p>
      <text:p text:style-name="P2">e.1 De conclusión del reporte:</text:p>
      <text:p text:style-name="P2">e.2 Revisiones (fechadas, descritas y firmadas):</text:p>
      <text:p text:style-name="P2">--------------</text:p>
      <text:p text:style-name="P2">Guerrero</text:p>
      <text:p text:style-name="P2">edon=12</text:p>
      <text:p text:style-name="P2"><text:soft-page-break/>edo=gue</text:p>
      <text:p text:style-name="P2">status=ok</text:p>
      <text:p text:style-name="P2">--------------</text:p>
      <text:p text:style-name="P2">a. Resumen ejecutivo</text:p>
      <text:p text:style-name="P2">a.1. Publicación en el periódico oficial: 29/<text:span text:style-name="T84">4/</text:span>2014</text:p>
      <text:p text:style-name="P2">a.3. Mandatos consecutivos que puede servir un diputado: 4</text:p>
      <text:p text:style-name="P2">a.4. Mandatos consecutivos que pueden servir los miembros del ayuntamiento: 2</text:p>
      <text:p text:style-name="P2">a.5. Año electoral en que podrán contender diputados ocupantes por la reelección: 2018</text:p>
      <text:p text:style-name="P2">a.6. Año electoral en que podrán contender alcaldes ocupantes por la reelección: 2018</text:p>
      <text:p text:style-name="P2">b. Texto de los artículos relevantes:</text:p>
      <text:p text:style-name="Text_20_body"/>
      <text:p text:style-name="P51"><text:span text:style-name="T1">Artículo 176. “ (...) 1. El período de ejercicio de los integrantes de los </text:span><text:span text:style-name="T6">Ayuntamientos</text:span><text:span text:style-name="T21"> </text:span><text:span text:style-name="T1">será de </text:span><text:span text:style-name="T6">tres años</text:span><text:span text:style-name="T1">, </text:span><text:span text:style-name="T6">con posibilidad de reelección inmediata por un sólo periodo</text:span><text:span text:style-name="T21"> </text:span><text:span text:style-name="T1">constitucional, bajo las siguientes bases: I. La postulación para los efectos de la reelección inmediata sólo podrá ser realizada por el mismo partido o por cualquiera de los partidos integrantes de la coalición que lo hubieren postulado, salvo que haya renunciado o perdido su militancia antes de la mitad de su mandato. </text:span><text:span text:style-name="T6">Quienes sean postulados por partidos políticos no podrán participar en calidad de candidatos independientes</text:span><text:span text:style-name="T1">; y, II. Los ciudadanos podrán participar como candidatos independientes. </text:span><text:span text:style-name="T6">Quien así contienda lo hará siempre bajo la misma calidad, no pudiendo ser postulados por un partido político o coalición en tratándose de la reelección inmediata</text:span><text:span text:style-name="T1">; (...)”</text:span></text:p>
      <text:p text:style-name="P3">(ADICIONADO, P.O. No. 34 ALCANCE I, DE FECHA MARTES 29 DE ABRIL DE 2014)</text:p>
      <text:p text:style-name="P51"><text:span text:style-name="T1">Artículo 45. “(…) Los </text:span><text:span text:style-name="T6">diputados</text:span><text:span text:style-name="T21"> </text:span><text:span text:style-name="T1">al Congreso del Estado </text:span><text:span text:style-name="T6">podrán ser electos de manera consecutiva hasta por cuatro periodos</text:span><text:span text:style-name="T1">. La postulación sólo podrá ser realizada por el mismo partido o por cualquiera de los partidos integrantes de la coalición que los hubieren postulado. </text:span><text:span text:style-name="T6">Tratándose de los candidatos independientes sólo podrán postularse con ese carácter</text:span><text:span text:style-name="T1">. (...)” (REFORMADO, P. O. No. 34 ALCANCE I, DE FECHA MARTES 29 DE ABRIL DE 2014) </text:span></text:p>
      <text:p text:style-name="Text_20_body"/>
      <text:p text:style-name="P51"><text:span text:style-name="T1">Artículo 50. “</text:span><text:span text:style-name="T49">El período de ejercicio del cargo dentro de la función legislativa será de tres años con la posibilidad de reelección consecutiva hasta por 4 periodos que sumarán, de ser el caso hasta 12 años y atendiendo a lo dispuesto en el artículo 45, párrafo cuarto</text:span><text:span text:style-name="T1">, </text:span><text:span text:style-name="T49">de la presente Constitución. Los diputados suplentes tendrán el derecho de postularse como candidatos propietarios.”</text:span></text:p>
      <text:p text:style-name="P3">(REFORMADO, P. O. No. 34 ALCANCE I, DE FECHA MARTES 29 DE ABRIL DE 2014)</text:p>
      <text:p text:style-name="P3">c. ¿Hay discrepancias con IMCO? No</text:p>
      <text:p text:style-name="P2">d. Créditos</text:p>
      <text:p text:style-name="P2">d.1. Responsable del reporte estatal (con correo): </text:p>
      <text:p text:style-name="P2">José Rubén Figueroa Velasco (rubenfigueroa1403@gmail.com)</text:p>
      <text:p text:style-name="P2">d.2. Quién hizo qué: Los dos integrantes del equipo, José Rubén Figueroa Velasco y Patricia Cruz Marín, participaron en conjunto en la elaboración de la síntesis informativa presentada con <text:soft-page-break/>anterioridad. </text:p>
      <text:p text:style-name="P2">e. Fechas</text:p>
      <text:p text:style-name="P2">e.1 De conclusión del reporte:</text:p>
      <text:p text:style-name="P2">e.2 Revisiones (fechadas, descritas y firmadas):</text:p>
      <text:p text:style-name="P2">--------------</text:p>
      <text:p text:style-name="P2">Hidalgo</text:p>
      <text:p text:style-name="P2">edon=13</text:p>
      <text:p text:style-name="P2">edo=hgo</text:p>
      <text:p text:style-name="P2">status=faltan transitorios, entrevista para confirmar 2018 </text:p>
      <text:p text:style-name="P2">--------------</text:p>
      <text:p text:style-name="P2">a. Resumen ejecutivo</text:p>
      <text:p text:style-name="P2">a.1. Publicación en el periódico oficial: <text:span text:style-name="T79">22/</text:span><text:span text:style-name="T80">12/</text:span><text:span text:style-name="T79">2014</text:span></text:p>
      <text:p text:style-name="P2">a.3. Mandatos consecutivos que puede servir un diputado: 2</text:p>
      <text:p text:style-name="P2">a.4. Mandatos consecutivos que pueden servir los miembros del ayuntamiento: 1</text:p>
      <text:p text:style-name="P2">a.5. Año electoral en que podrán contender diputados ocupantes por la reelección: 2018</text:p>
      <text:p text:style-name="P50"><text:span text:style-name="T1">a.6. Año electoral en que podrán contender alcaldes ocupantes por la reelección: </text:span><text:span text:style-name="T11">No </text:span><text:span text:style-name="T13">consecutiva</text:span></text:p>
      <text:p text:style-name="Text_20_body"/>
      <text:p text:style-name="P2">b. Texto de los artículos relevantes:</text:p>
      <text:p text:style-name="P38">Art. 33. Los Diputados al Congreso del Estado, podrán ser electos hasta por un periodo consecutivo. La postulación sólo podrá ser realizada por el mismo partido o por cualquiera de los partidos integrantes de la coalición que los hubieran postulado; salvo que hayan renunciado o perdido su militancia antes de la mitad de su mandato.</text:p>
      <text:p text:style-name="P51"><text:span text:style-name="T50">Art. 125</text:span><text:span text:style-name="T58">. </text:span><text:span text:style-name="T50">Los presidentes municipales, síndicos y regidores de los ayuntamientos, electos popularmente por elección directa, no podrán ser reelectos para el periodo inmediato (…)</text:span></text:p>
      <text:p text:style-name="Text_20_body"/>
      <text:p text:style-name="P38">Artículos Transitorios </text:p>
      <text:p text:style-name="Text_20_body"/>
      <text:p text:style-name="P38">P.O. 22 DE DICIEMBRE DE 2014.</text:p>
      <text:p text:style-name="P42">PRIMERO. El presente Decreto entrará en vigor al día siguiente de su publicación en el Periódico Oficial del Estado de Hidalgo.</text:p>
      <text:p text:style-name="P50"><text:span text:style-name="T1"><text:line-break/>SEGUNDO. [...] los integrantes de la LXIII Legislatura del Congreso del Estado, que resulten electos el primer domingo de junio del 2016, durarán por única vez en su encargo dos años, para que la próxima elección de Diputados Locales se verifique el día en que se lleve a cabo la elección federal de 2018.</text:span></text:p>
      <text:p text:style-name="Text_20_body"/>
      <text:p text:style-name="P50"><text:span text:style-name="T1">c. ¿Hay discrepancias con IMCO? </text:span><text:span text:style-name="T50">No</text:span></text:p>
      <text:p text:style-name="P2">d. Créditos</text:p>
      <text:p text:style-name="P2"><text:soft-page-break/>d.1. Responsable del reporte estatal (con correo):</text:p>
      <text:p text:style-name="P15">Oscar Alcántara (oav1995@gmail.com)</text:p>
      <text:p text:style-name="P2">d.2. Quién hizo qué:</text:p>
      <text:p text:style-name="P15">Oscar Alcántara juntó y sintetizó la información colectada por él y por Ricardo de la Teja. Ricardo además investigó a posibles candidatos a ser entrevistados y presentó propuestas de preguntas</text:p>
      <text:p text:style-name="P2">e. Fechas</text:p>
      <text:p text:style-name="P50"><text:span text:style-name="T1">e.1 De conclusión del reporte:</text:span><text:span text:style-name="T21"> </text:span><text:span text:style-name="T11">7 de marzo de 2017</text:span></text:p>
      <text:p text:style-name="P2">e.2 Revisiones (fechadas, descritas y firmadas):</text:p>
      <text:p text:style-name="P2">--------------</text:p>
      <text:p text:style-name="P2">Jalisco</text:p>
      <text:p text:style-name="P2">edon=14</text:p>
      <text:p text:style-name="P2">edo=jal</text:p>
      <text:p text:style-name="P2">status=ok</text:p>
      <text:p text:style-name="P2">--------------</text:p>
      <text:p text:style-name="P2">a. Resumen ejecutivo</text:p>
      <text:p text:style-name="P50"><text:span text:style-name="T1">a.1. Publicación en el periódico oficial: </text:span><text:span text:style-name="T4">8/</text:span><text:span text:style-name="T5">7/</text:span><text:span text:style-name="T4">2014</text:span></text:p>
      <text:p text:style-name="P2">a.3. Mandatos consecutivos que puede servir un diputado: 4</text:p>
      <text:p text:style-name="P2">a.4. Mandatos consecutivos que pueden servir los miembros del ayuntamiento: 2 </text:p>
      <text:p text:style-name="P2">a.5. Año electoral en que podrán contender diputados ocupantes por la reelección: 2018</text:p>
      <text:p text:style-name="P2">a.6. Año electoral en que podrán contender alcaldes ocupantes por la reelección: 2018</text:p>
      <text:p text:style-name="P2">b. Texto de los artículos relevantes:</text:p>
      <text:p text:style-name="P53"><text:span text:style-name="T60">Artículo 22</text:span><text:span text:style-name="T61">.- Los </text:span><text:span text:style-name="T60">diputados</text:span><text:span text:style-name="T67"> </text:span><text:span text:style-name="T61">podrán ser electos </text:span><text:span text:style-name="T60">hasta por cuatro periodos consecutivos</text:span><text:span text:style-name="T61">. La postulación para ser reelecto solo podrá ser realizada por el mismo partido o por cualquiera de los partidos integrantes de la coalición que los hubiere postulado originariamente, salvo que hayan renunciado o perdido su militancia antes de la mitad de su mandato.</text:span></text:p>
      <text:p text:style-name="P45">En el caso de un diputado que sea electo como independiente podrá postularse para la reelección solamente con su misma calidad y no podrá ser postulado por un partido político, a menos que demuestre su militancia a ese partido político antes de la mitad de su mandato; la ley establecerá las normas aplicables.</text:p>
      <text:p text:style-name="P53"><text:span text:style-name="T60">Artículo 73</text:span><text:span text:style-name="T61">.- [...</text:span></text:p>
      <text:p text:style-name="P53"><text:span text:style-name="T61">IV. </text:span><text:span text:style-name="T60">Los presidentes</text:span><text:span text:style-name="T61">, regidores y el síndico de los ayuntamientos, electos popularmente por elección directa en los términos de las leyes respectivas, </text:span><text:span text:style-name="T60">podrán ser postulados, por única vez, al mismo cargo para el período inmediato siguiente.</text:span><text:span text:style-name="T67"> </text:span><text:span text:style-name="T61">La postulación para ser reelecto solo podrá ser realizada por el mismo partido o por cualquiera de los partidos integrantes de la coalición que los hubiere postulado originariamente, salvo que hayan renunciado o perdido su militancia antes de la </text:span><text:soft-page-break/><text:span text:style-name="T61">mitad de su mandato; la ley electoral establecerá las normas aplicables. En el caso de los munícipes que sean electos como independientes, podrán postularse para la reelección solamente con su misma calidad y no podrán ser postulados por un partido político, a menos que demuestren su militancia a ese partido político antes de la mitad de su mandato. </text:span></text:p>
      <text:p text:style-name="P45">TRANSITORIOS</text:p>
      <text:p text:style-name="P53"><text:span text:style-name="T60">SEGUNDO. </text:span><text:span text:style-name="T61">La reelección de diputados y munícipes aplicará para los electos en la jornada electoral del año 2015.</text:span></text:p>
      <text:p text:style-name="P2">c. ¿Hay discrepancias con IMCO? No</text:p>
      <text:p text:style-name="P2">d. Créditos</text:p>
      <text:list xml:id="list6777038546574228276" text:style-name="L1">
        <text:list-item>
          <text:p text:style-name="P56">Diputado local Augusto Valencia López. </text:p>
        </text:list-item>
      </text:list>
      <text:p text:style-name="P2">d.1. Responsable del reporte estatal (con correo):</text:p>
      <text:p text:style-name="P2">Sofía De la Mora (sdelamort@itam.mx)</text:p>
      <text:p text:style-name="P2">d.2. Quién hizo qué:</text:p>
      <text:p text:style-name="P2">Sofía: entrevistó al diputado Valencia y consolidó la información.</text:p>
      <text:p text:style-name="P2">Gretel: corroboró discrepancias y añadió información sobre los artículos correspondientes. </text:p>
      <text:p text:style-name="P2">e. Fechas</text:p>
      <text:p text:style-name="P2">e.1 De conclusión del reporte:</text:p>
      <text:p text:style-name="P2">e.2 Revisiones (fechadas, descritas y firmadas):</text:p>
      <text:p text:style-name="P2">--------------</text:p>
      <text:p text:style-name="P2">Méxicof</text:p>
      <text:p text:style-name="P2">edon=15</text:p>
      <text:p text:style-name="P2">edo=mex</text:p>
      <text:p text:style-name="P2">status=ok</text:p>
      <text:p text:style-name="P2">--------------</text:p>
      <text:p text:style-name="P2">a. Resumen ejecutivo</text:p>
      <text:p text:style-name="P2">a.1. Publicación en el periódico oficial: <text:span text:style-name="T77">24/</text:span><text:span text:style-name="T78">6/</text:span><text:span text:style-name="T77">2014 </text:span></text:p>
      <text:p text:style-name="P2">a.3. Mandatos consecutivos que puede servir un diputado: 4</text:p>
      <text:p text:style-name="P2">a.4. Mandatos consecutivos que pueden servir los miembros del ayuntamiento: 2</text:p>
      <text:p text:style-name="P2">a.5. Año electoral en que podrán contender diputados ocupantes por la reelección: 2018</text:p>
      <text:p text:style-name="P2">a.6. Año electoral en que podrán contender alcaldes ocupantes por la reelección: 2018</text:p>
      <text:p text:style-name="P2">b. Texto de los artículos relevantes: </text:p>
      <text:p text:style-name="P50"><text:span text:style-name="T7">Art. 44.</text:span><text:span text:style-name="T22"> </text:span><text:span text:style-name="T4">La Legislatura del Estado se </text:span><text:span text:style-name="T7">renovará</text:span><text:span text:style-name="T22"> </text:span><text:span text:style-name="T4">en su totalidad </text:span><text:span text:style-name="T7">cada tres años</text:span><text:span text:style-name="T4">, la ley de la materia determinará la fecha de la elección. Los </text:span><text:span text:style-name="T7">Diputados</text:span><text:span text:style-name="T22"> </text:span><text:span text:style-name="T4">podrán ser </text:span><text:span text:style-name="T7">electos</text:span><text:span text:style-name="T22"> </text:span><text:span text:style-name="T4">de manera </text:span><text:span text:style-name="T7">consecutiva</text:span><text:span text:style-name="T22"> </text:span><text:span text:style-name="T4">hasta por </text:span><text:span text:style-name="T7">cuatro periodos</text:span><text:span text:style-name="T4">; la postulación sólo podrá ser realizada por el mismo partido o por cualquiera de los partidos integrantes de la coalición que los hubiera postulado, salvo que hayan renunciado o perdido su militancia antes de la mitad de su mandato.<text:line-break/></text:span><text:soft-page-break/><text:span text:style-name="T4">La Ley establecerá las medidas para que la elección conserve el carácter de libre y auténtica, garantizando la observancia de los principios consagrados en esta Constitución.</text:span></text:p>
      <text:p text:style-name="Text_20_body"/>
      <text:p text:style-name="P50"><text:span text:style-name="T7">Art. 116</text:span><text:span text:style-name="T4">. Los ayuntamientos serán asamblea deliberante y tendrán autoridad y competencia propias en los asuntos que se sometan a su decisión, pero la ejecución de ésta corresponderá exclusivamente a los presidentes municipales, quienes durarán en sus funciones tres años.<text:line-break/>La elección consecutiva para el mismo cargo de presidentes municipales, regidores y síndicos, será por un periodo adicional. La postulación sólo podrá ser realizada por el mismo partido o por cualquiera de los partidos integrantes de la coalición que los hubiere postulado, salvo que hayan renunciado o perdido su militancia antes de la mitad de su mandato y de conformidad con lo establecido en la ley respectiva.</text:span></text:p>
      <text:p text:style-name="Text_20_body"/>
      <text:p text:style-name="P51"><text:span text:style-name="T31">Transitorios<text:line-break/></text:span><text:span text:style-name="T7">PRIMERO.- </text:span><text:span text:style-name="T4">Publíquese el presente Decreto en el Periódico Oficial "Gaceta del Gobierno".<text:line-break/></text:span><text:span text:style-name="T7">SEGUNDO.-</text:span><text:span text:style-name="T22"> </text:span><text:span text:style-name="T4">El presente Decreto </text:span><text:span text:style-name="T7">entrará en</text:span><text:span text:style-name="T22"> </text:span><text:span text:style-name="T7">vigor al día siguiente de su publicación</text:span><text:span text:style-name="T22"> </text:span><text:span text:style-name="T4">en el Periódico Oficial "Gaceta del Gobierno".<text:line-break/></text:span><text:span text:style-name="T7">TERCERO.- La reforma a los artículos 44 y 116</text:span><text:span text:style-name="T22"> </text:span><text:span text:style-name="T4">de esta Constitución será </text:span><text:span text:style-name="T7">aplicable</text:span><text:span text:style-name="T22"> </text:span><text:span text:style-name="T4">a los Diputados Locales e integrantes de los Ayuntamientos que sean </text:span><text:span text:style-name="T7">electos a partir</text:span><text:span text:style-name="T22"> </text:span><text:span text:style-name="T4">del proceso electoral de </text:span><text:span text:style-name="T7">2015</text:span><text:span text:style-name="T4">.</text:span></text:p>
      <text:p text:style-name="Text_20_body"/>
      <text:p text:style-name="P2">c. ¿Hay discrepancias con IMCO?</text:p>
      <text:p text:style-name="P2">No hay discrepancias. </text:p>
      <text:p text:style-name="P2">d. Créditos</text:p>
      <text:p text:style-name="P2">d.1. Responsable del reporte estatal (con correo)</text:p>
      <text:p text:style-name="P2">Teresa Ruiz Rivera </text:p>
      <text:p text:style-name="P2">(tere.r96z@gmail.com)</text:p>
      <text:p text:style-name="P2">d.2. Quién hizo qué:</text:p>
      <text:p text:style-name="P2">Teresa Ruiz Rivera contribuyó en la elaboración del reporte.</text:p>
      <text:p text:style-name="P2">Patricio Díaz contribuyó en el vaciado de información y realización de entrevistas. </text:p>
      <text:p text:style-name="P2">e. Fechas</text:p>
      <text:p text:style-name="P2">e.1 De conclusión del reporte: </text:p>
      <text:p text:style-name="P2">e.2 Revisiones (fechadas, descritas y firmadas):</text:p>
      <text:p text:style-name="P2">--------------</text:p>
      <text:p text:style-name="P2">Michoacán</text:p>
      <text:p text:style-name="P2">edon=16</text:p>
      <text:p text:style-name="P2">edo=mic</text:p>
      <text:p text:style-name="P2">status=</text:p>
      <text:p text:style-name="P2"><text:soft-page-break/>--------------</text:p>
      <text:p text:style-name="P2">a. Resumen ejecutivo</text:p>
      <text:p text:style-name="P2">a.1. Publicación en el periódico oficial: <text:span text:style-name="T81">25/</text:span><text:span text:style-name="T82">6/</text:span><text:span text:style-name="T81">2014</text:span></text:p>
      <text:p text:style-name="Text_20_body"/>
      <text:p text:style-name="P2">a.3. Mandatos consecutivos que puede servir un diputado: 4</text:p>
      <text:p text:style-name="P2">a.4. Mandatos consecutivos que pueden servir los miembros del ayuntamiento: 2.</text:p>
      <text:p text:style-name="P50"><text:span text:style-name="T1">a.5. Año electoral en que podrán contender diputados ocupantes por la reelección: 201</text:span><text:span text:style-name="T2">8</text:span></text:p>
      <text:p text:style-name="P2">a.6. Año electoral en que podrán contender alcaldes ocupantes por la reelección: 201<text:span text:style-name="T88">8</text:span></text:p>
      <text:p text:style-name="Text_20_body"/>
      <text:p text:style-name="P2">b. Texto de los artículos relevantes:</text:p>
      <text:p text:style-name="Text_20_body"/>
      <text:p text:style-name="P40">Artículo 20-Constitución de Michoacán</text:p>
      <text:p text:style-name="Text_20_body"/>
      <text:p text:style-name="P51"><text:span text:style-name="T57">“</text:span><text:span text:style-name="T53">El Congreso del Estado se integra con representantes del pueblo, electos en su totalidad cada tres años, con opción de ser electos hasta por cuatro periodos consecutivos</text:span><text:span text:style-name="T54">.</text:span><text:span text:style-name="T57"> </text:span><text:span text:style-name="T53">La elección se celebrará el primer domingo del mes de junio del año en que concluya su función la Legislatura(…)”</text:span></text:p>
      <text:p text:style-name="Text_20_body"/>
      <text:p text:style-name="P17">Artículo 116.- Constitución de Michoacán</text:p>
      <text:p text:style-name="P51"><text:span text:style-name="T15">Los Presidentes Municipales, Síndicos y Regidores de los Ayuntamientos electos directa o indirectamente que desempeñen las funciones propias de esos cargos, cualquiera que sea la denominación que se les dé, podrán ser reelectos para el período inmediato. Los funcionarios antes mencionados, cuando teniendo el carácter de suplentes, hayan ejercido el cargo de propietarios, se les contabilizará como un período. Lo anterior, también será aplicable a las autoridades electas por los sistemas normativos y de gobierno interno de las comunidades indígenas</text:span><text:span text:style-name="T25">. </text:span></text:p>
      <text:p text:style-name="Text_20_body"/>
      <text:p text:style-name="P51"><text:span text:style-name="T52">Artículo 117 –</text:span><text:span text:style-name="T57"> </text:span><text:span text:style-name="T52">Constitución de Michoacán </text:span></text:p>
      <text:p text:style-name="P43">“<text:span text:style-name="T73">Los ayuntamientos tendrán un periodo de ejercicio de tres años, con opción de elegirse por un periodo más. La elección de la totalidad de sus integrantes se celebrará el primer domingo del mes de junio del año en que concluya el período constitucional, y tomarán posesión de su cargo el día primero del mes de septiembre del año de su elección.  (…)” </text:span></text:p>
      <text:p text:style-name="Text_20_body"/>
      <text:p text:style-name="P30">Transitorios</text:p>
      <text:p text:style-name="Text_20_body"/>
      <text:p text:style-name="P15">(P.O. 25 DE JUNIO DE 2014)</text:p>
      <text:p text:style-name="P50"><text:span text:style-name="T14">TERCERO.</text:span><text:span text:style-name="T21"> </text:span><text:span text:style-name="T11">El presente Decreto entrará en vigor al día siguiente de su publicación en el Periódico Oficial del Gobierno Constitucional del Estado de Michoacán de Ocampo. </text:span></text:p>
      <text:p text:style-name="P15">(F. DE E., P.O. 30 DE JUNIO DE 2014) </text:p>
      <text:p text:style-name="P50"><text:soft-page-break/><text:span text:style-name="T14">CUARTO</text:span><text:span text:style-name="T11">. En relación con la salvedad dispuesta para los artículos 20 párrafo primero, 29, 31 párrafo primero, 33, 51, 54, 112 párrafo segundo y 117, señalados en el PRIMERO, del ARTÍCULO PRIMERO del Decreto Legislativo número 127 aprobado por la Septuagésima Legislatura del Congreso del Estado de Michoacán de Ocampo con fecha 25 de enero de 2007 y publicado en el Periódico Oficial del Gobierno Constitucional del Estado de Michoacán de Ocampo con fecha 09 de febrero de 2007, correspondiente a su entrada en vigor; queda sin efectos, para ser ahora, al día siguiente de la publicación del presente decreto. Lo anterior, con excepción del artículo 60 fracción X, que mantendrá como fecha de entrada en vigor, la de primero de enero del año dos mil quince.</text:span></text:p>
      <text:p text:style-name="P50"><text:span text:style-name="T14">QUINTO.</text:span><text:span text:style-name="T21"> </text:span><text:span text:style-name="T14">La celebración de las próximas elecciones</text:span><text:span text:style-name="T11">, una vez que haya entrado en vigor el presente Decreto </text:span><text:span text:style-name="T14">conforme al artículo transitorio precedente, será en los términos de esta Constitución,</text:span><text:span text:style-name="T21"> </text:span><text:span text:style-name="T11">salvo aquellas que se verifiquen en el año 2018, las cuales se llevarán a cabo el primer domingo del mes de julio.</text:span></text:p>
      <text:p text:style-name="P50"><text:span text:style-name="T14">SEXTO. </text:span><text:span text:style-name="T11">La presente reforma, por lo que ve a la reelección, no será aplicable a los Legisladores, Presidentes Municipales, Síndicos y Regidores, que hayan protestado el cargo en la Legislatura o Ayuntamiento que se encuentre en funciones a la entrada en vigor del presente Decreto. </text:span></text:p>
      <text:p text:style-name="Text_20_body"/>
      <text:p text:style-name="P2">c. ¿Hay discrepancias con IMCO?</text:p>
      <text:p text:style-name="Text_20_body"/>
      <text:p text:style-name="P2">No, el Instituto Mexicano para la Competitividad A.C. (IMCO) escribe que la reelección será aplicable para diputados electos en las elecciones que se contendieron en el año 2015.Es decir aquellos que actualmente están ejerciendo sus cargos podrán buscar la reelección en 2018. </text:p>
      <text:p text:style-name="Text_20_body"/>
      <text:p text:style-name="P2">El IMCO ilustra con la siguiente tabla referente a la reelección de Legisladores de Michoacán :</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1">Reelección</text:p>
          </table:table-cell>
          <table:table-cell table:style-name="Table1.A1" office:value-type="string">
            <text:p text:style-name="P71">Máximo de Períodos Consecutivos</text:p>
          </table:table-cell>
          <table:table-cell table:style-name="Table1.A1" office:value-type="string">
            <text:p text:style-name="P71">Máximo de Años</text:p>
          </table:table-cell>
          <table:table-cell table:style-name="Table1.A1" office:value-type="string">
            <text:p text:style-name="P71">Fundamento Constitucional (Artículo)</text:p>
          </table:table-cell>
          <table:table-cell table:style-name="Table1.A1" office:value-type="string">
            <text:p text:style-name="P71">Aplicables a diputados electos en</text:p>
          </table:table-cell>
        </table:table-row>
        <table:table-row>
          <table:table-cell table:style-name="Table1.A1" office:value-type="string">
            <text:p text:style-name="P71">Sí</text:p>
          </table:table-cell>
          <table:table-cell table:style-name="Table1.A1" office:value-type="string">
            <text:p text:style-name="P71">4</text:p>
          </table:table-cell>
          <table:table-cell table:style-name="Table1.A1" office:value-type="string">
            <text:p text:style-name="P71">12</text:p>
          </table:table-cell>
          <table:table-cell table:style-name="Table1.A1" office:value-type="string">
            <text:p text:style-name="P71">20</text:p>
          </table:table-cell>
          <table:table-cell table:style-name="Table1.A1" office:value-type="string">
            <text:p text:style-name="P71">2015</text:p>
          </table:table-cell>
        </table:table-row>
      </table:table>
      <text:p text:style-name="P51"><text:span text:style-name="T50">Fuente: </text:span><text:a xlink:type="simple" xlink:href="http://imco.org.mx/wp-content/uploads/2016/08/2016-Reeleccion_legislativa_nivel_local-Documento.pdf">http://imco.org.mx/wp-content/uploads/2016/08/2016-Reeleccion_legislativa_nivel_local-Documento.pd</text:a><text:span text:style-name="T9">f</text:span></text:p>
      <text:p text:style-name="Text_20_body"/>
      <text:p text:style-name="P2">d. Créditos</text:p>
      <text:p text:style-name="P2">d.1. Responsable del reporte estatal (con correo):</text:p>
      <text:p text:style-name="P2">Javier Cote. (fjaviercote@hotmail.com)</text:p>
      <text:p text:style-name="P2">d.2. Quién hizo qué:</text:p>
      <text:p text:style-name="P2">Oscar Alcántara, revisión de la legislatura estatal, revisión con otras bases de datos, inició el primer contacto con posibles entrevistados.</text:p>
      <text:p text:style-name="P2">Javier Cote, revisión y entendimiento de la legislatura, contrastar entendimiento en transitorios, elaboración de reporte.</text:p>
      <text:p text:style-name="Text_20_body"><text:soft-page-break/></text:p>
      <text:p text:style-name="P2">e. Fechas</text:p>
      <text:p text:style-name="P2">e.1 De conclusión del reporte:</text:p>
      <text:p text:style-name="P2">e.2 Revisiones (fechadas, descritas y firmadas):</text:p>
      <text:p text:style-name="P2">--------------</text:p>
      <text:p text:style-name="P2">Morelos</text:p>
      <text:p text:style-name="P2">edon=17</text:p>
      <text:p text:style-name="P2">edo=mor</text:p>
      <text:p text:style-name="P2">status=ok</text:p>
      <text:p text:style-name="P2">--------------</text:p>
      <text:p text:style-name="P2">a. Resumen ejecutivo</text:p>
      <text:p text:style-name="P2">a.1. Publicación en el periódico oficial: 24/<text:span text:style-name="T84">6/</text:span>2014</text:p>
      <text:p text:style-name="P2">a.3. Mandatos consecutivos que puede servir un diputado: 3</text:p>
      <text:p text:style-name="P2">a.4. Mandatos consecutivos que pueden servir los miembros del ayuntamiento: 2</text:p>
      <text:p text:style-name="P50"><text:span text:style-name="T1">a.5. Año electoral en que podrán contender diputados ocupantes por la reelección: </text:span><text:span text:style-name="T36">2018</text:span></text:p>
      <text:p text:style-name="P2">a.6. Año electoral en que podrán contender alcaldes ocupantes por la reelección: 2018</text:p>
      <text:p text:style-name="P2">b. Texto de los artículos relevantes:</text:p>
      <text:p text:style-name="P61"><text:span text:style-name="T4">REFORMA VIGENTE.- Reformado por el artículo Primero del Decreto No. 1498, publicado en el Periódico Oficial “Tierra y Libertad” No. 5200 de fecha 2014/06/27. Vigencia 2014/06/25.</text:span><text:span text:style-name="T68">  </text:span></text:p>
      <text:p text:style-name="P33">“<text:span text:style-name="T74">ARTÍCULO *24.- […] El Congreso del Estado se renovará cada tres años. Por cada Diputado Propietario se elegirá un Suplente; los Diputados Propietarios podrán ser electos  hasta por tres periodos consecutivos.</text:span></text:p>
      <text:p text:style-name="P51"><text:span text:style-name="T36">[…] Los Diputados Locales Suplentes podrán ser electos para el período inmediato con el carácter de Propietario</text:span><text:span text:style-name="T38">,</text:span><text:span text:style-name="T41"> </text:span><text:span text:style-name="T36">pudiendo reelegirse de conformidad con la normatividad.”</text:span></text:p>
      <text:p text:style-name="P51"><text:span text:style-name="T68">              </text:span></text:p>
      <text:p text:style-name="P62">REFORMA VIGENTE.- Reformado por el artículo Primero del Decreto No. 1498, publicado en el Periódico Oficial “Tierra y Libertad” No. 5200 de fecha 2014/06/27. Vigencia 2014/06/25.</text:p>
      <text:p text:style-name="P63">“<text:span text:style-name="T74">ARTÍCULO *26.- No pueden ser Diputados:</text:span></text:p>
      <text:p text:style-name="P32">VI.- Los Diputados Locales que pretendan su reelección y hayan sido postulados por un Partido Político o Coalición distintos al que los postuló, así como los que habiendo sido candidatos independientes sean propuestos por un Partido Coalición, en términos de lo dispuesto por el artículo 24 de esta Constitución.”</text:p>
      <text:p text:style-name="Text_20_body"/>
      <text:p text:style-name="P64">REFORMA VIGENTE.- Reformado por artículo primero del Decreto No. 2758, publicado en el Periódico Oficial “Tierra y Libertad” No. 5315 de fecha 2015/08/11. Vigencia 2015/08/11.</text:p>
      <text:p text:style-name="P65">“<text:span text:style-name="T74">ARTÍCULO *112.- Cada Municipio será gobernado por un Ayuntamiento de elección popular directa, integrado por un Presidente Municipal, un Síndico y el número de Regidores que la ley determine, debiendo ser para cada Municipio proporcional al número de sus habitantes y nunca menor a tres Regidores.</text:span></text:p>
      <text:p text:style-name="P66">El Presidente Municipal y el Síndico serán electos conforme al principio de mayoría relativa; los Regidores serán <text:soft-page-break/>electos por el principio de representación proporcional.</text:p>
      <text:p text:style-name="P67"><text:span text:style-name="T36">[…] Los Presidentes Municipales, Síndicos y Regidores de los Ayuntamientos, por elección directa, podrán ser reelectos únicamente para un período adicional de gestión consecutiva. Las personas que por elección indirecta, o por nombramiento o designación […] podrán ser reelectos para el período inmediato. Todos los representantes populares antes mencionados, cuando tengan el carácter de propietarios, podrán ser reelectos para el período inmediato con el carácter de suplentes, los que tengan el carácter de suplentes, podrán ser electos para el período inmediato como propietario</text:span><text:span text:style-name="T38">s</text:span><text:span text:style-name="T41"> </text:span><text:span text:style-name="T36">a menos que tengan alguna causa de exclusión por haber sido reelectos en el período constitucional establecido.”</text:span></text:p>
      <text:p text:style-name="P64">POEM. No. 5200 de fecha 2014/06/27</text:p>
      <text:p text:style-name="P64">DISPOSICIONES TRANSITORIAS</text:p>
      <text:p text:style-name="P65">“<text:span text:style-name="T74">TERCERA. La reforma a los artículos 32, segundo párrafo y 112, párrafo sexto de esta Constitución, será aplicable a los integrantes de los Ayuntamientos que sea electos a partir del Proceso Electoral de 2018. Por única ocasión, los integrantes de los Ayuntamientos electos en el proceso electoral del año 2015, iniciarán sus encargos el 1 de enero de 2016 y concluirán el 4 de octubre de 2018. El derecho de reelección de Diputados, Presidentes Municipales, Síndicos y Regidores no será aplicable a los que hayan protestado el cargo en el que se encuentren en funciones a la entrada en vigor del presente Decreto.”</text:span></text:p>
      <text:p text:style-name="P64">POEM. NO. 5315 de fecha 2015/08/11</text:p>
      <text:p text:style-name="P64">DISPOSICIONES TRANSITORIAS</text:p>
      <text:p text:style-name="P65">“<text:span text:style-name="T74">VIGÉSIMA PRIMERA. Por única ocasión, los Ayuntamientos que inicien funciones el primero de enero de dos mil dieciséis, a más tardar el quince de febrero de ese mismo año, podrán presentar al Congreso del Estado una iniciativa de Ley de Ingresos o en su caso una propuesta de modificación de la ya aprobada.”</text:span></text:p>
      <text:p text:style-name="P64">POEM No. 5371 de fecha 2016/02/17</text:p>
      <text:p text:style-name="P64">TRANSITORIOS</text:p>
      <text:p text:style-name="P65">“<text:span text:style-name="T74">TERCERO.- Las administraciones municipales que inician su gestión el 1ª de enero de 2016, concluirán su ejercicio constitucional el 31 de diciembre de 2018.”</text:span></text:p>
      <text:p text:style-name="Text_20_body"/>
      <text:p text:style-name="P2">c. ¿Hay discrepancias con IMCO?</text:p>
      <text:p text:style-name="P2">Hasta ahorita no se encontraron discrepancias con otras bases de datos.</text:p>
      <text:p text:style-name="Text_20_body"/>
      <text:p text:style-name="P2">d. Créditos</text:p>
      <text:p text:style-name="P2">d.1. Responsable del reporte estatal (con correo):</text:p>
      <text:p text:style-name="P2">Jimena Soto Calzada (jimena.e.soto.c@gmail.com) </text:p>
      <text:p text:style-name="P2">d.2. Quién hizo qué:</text:p>
      <text:p text:style-name="P2"><text:soft-page-break/>Guadalupe Cervantes Terán 50%: Búsqueda de posibles candidatos a entrevistas, búsqueda de discrepancias con otras bases de datos</text:p>
      <text:p text:style-name="P2">Jimena Soto Calzada 50%: síntesis de la información, artículos relevantes.</text:p>
      <text:p text:style-name="Text_20_body"/>
      <text:p text:style-name="P2">e. Fechas</text:p>
      <text:p text:style-name="P2">e.1 De conclusión del reporte:</text:p>
      <text:p text:style-name="P2">e.2 Revisiones (fechadas, descritas y firmadas):</text:p>
      <text:p text:style-name="P2">--------------</text:p>
      <text:p text:style-name="P2">Nayarit</text:p>
      <text:p text:style-name="P2">edon=18</text:p>
      <text:p text:style-name="P2">edo=nay</text:p>
      <text:p text:style-name="P2">status=<text:span text:style-name="T88">dudas acerca de fechas en que pueden reelegirse</text:span></text:p>
      <text:p text:style-name="P2">--------------</text:p>
      <text:p text:style-name="P2">a. Resumen ejecutivo</text:p>
      <text:p text:style-name="P2">a.1. Publicación en el periódico oficial: 10/<text:span text:style-name="T84">2/</text:span>2016</text:p>
      <text:p text:style-name="P2">a.3. Mandatos consecutivos que puede servir un diputado: 4</text:p>
      <text:p text:style-name="P2">a.4. Mandatos consecutivos que pueden servir los miembros del ayuntamiento:2 </text:p>
      <text:p text:style-name="P2">a.5. Año electoral en que podrán contender diputados ocupantes por la reelección: 2021?</text:p>
      <text:p text:style-name="P2">a.6. Año electoral en que podrán contender alcaldes ocupantes por la reelección: 2021?</text:p>
      <text:p text:style-name="P2">b. Texto de los artículos relevantes:</text:p>
      <text:p text:style-name="P53"><text:span text:style-name="T62">Artículo 26.-</text:span><text:span text:style-name="T67"> </text:span><text:span text:style-name="T63">El Congreso del Estado se integrará por dieciocho diputados electos por mayoría relativa y doce diputados electos por representación proporcional, quienes </text:span><text:span text:style-name="T62">podrán ser electos hasta por cuatro períodos consecutivos.</text:span></text:p>
      <text:p text:style-name="P53"><text:span text:style-name="T63">La </text:span><text:span text:style-name="T62">postulación para ser elegido por un período adicional sólo podrá ser realizada por el mismo partido o por cualquiera de los partidos integrantes de la coalición que lo hubieren postulado</text:span><text:span text:style-name="T63">, salvo que hayan renunciado o perdido su militancia antes de la mitad de su mandato.</text:span></text:p>
      <text:p text:style-name="P53"><text:span text:style-name="T62">ARTÍCULO 107.-</text:span><text:span text:style-name="T67"> </text:span><text:span text:style-name="T63">Los Ayuntamientos se renovarán en su totalidad </text:span><text:span text:style-name="T62">cada tres años</text:span><text:span text:style-name="T67"> </text:span><text:span text:style-name="T63">y sus integrantes, serán electos popularmente por elección directa hasta por </text:span><text:span text:style-name="T62">dos períodos consecutivos para el mismo cargo</text:span><text:span text:style-name="T63">, en los términos que prescribe la Constitución General de la República y la Ley de la materia.</text:span></text:p>
      <text:p text:style-name="P48">La postulación por un período adicional sólo podrá ser realizada por el mismo partido o por cualquiera de los partidos integrantes de la coalición que lo hubieren postulado, salvo que hayan renunciado o perdido su militancia antes de la mitad de su mandato. </text:p>
      <text:p text:style-name="P48">[...]</text:p>
      <text:p text:style-name="P53"><text:soft-page-break/><text:span text:style-name="T63">Ninguno de los funcionarios municipales mencionados [Presidente, Síndico y Regidores], cuando hayan tenido el carácter de Propietarios, </text:span><text:span text:style-name="T62">podrán ser electos para el periodo inmediato como suplentes, pero éstos sí podrán ser electos para el periodo inmediato como propietarios, pudiendo ser electos para el mismo cargo hasta por un periodo adicional.”</text:span></text:p>
      <text:p text:style-name="P45">TRANSITORIO (P.O. 10 DE JUNIO DE 2016)</text:p>
      <text:p text:style-name="P53"><text:span text:style-name="T60">Segundo.-</text:span><text:span text:style-name="T67"> </text:span><text:span text:style-name="T61">Considerando lo dispuesto en el artículo 63 de la Constitución Política del Estado Libre y Soberano de Nayarit, por </text:span><text:span text:style-name="T60">única ocasión el ejercicio constitucional del Gobernador del Estado que resulte electo el primer domingo de junio del año dos mil diecisiete, comprenderá del día diecinueve de septiembre del año dos mil diecisiete, al día dieciocho de septiembre del año dos mil veintiuno.</text:span></text:p>
      <text:p text:style-name="P53"><text:span text:style-name="T60">Tercero</text:span><text:span text:style-name="T61">.- Los integrantes del Congreso del Estado que resulten electos en el proceso electoral a verificarse en el año dos mil diecisiete, </text:span><text:span text:style-name="T60">durarán en su cargo por única ocasión cuatro años.</text:span></text:p>
      <text:p text:style-name="P53"><text:span text:style-name="T60">Cuarto.-</text:span><text:span text:style-name="T67"> </text:span><text:span text:style-name="T61">Los miembros de los ayuntamientos que resulten electos en el proceso electoral a verificarse en el año dos mil diecisiete, </text:span><text:span text:style-name="T60">durarán en su cargo por única ocasión cuatro años.”</text:span></text:p>
      <text:p text:style-name="Text_20_body"/>
      <text:p text:style-name="P2">c. ¿Hay discrepancias con IMCO?</text:p>
      <text:p text:style-name="P47">[Eric: Esta interpretación amerita verificarse en entrevistas]</text:p>
      <text:p text:style-name="P53"><text:span text:style-name="T64">Debido a que dentro de la Constitución local no se encontró un transitorio o artículo que mencione a partir de cuál periodo se podrán reelegir, es imposible comparar con el estudio del IMCO. Pero existe como transitorio un artículo que menciona que tanto alcaldes y diputados electos en el año 2017 deberán ejercer el cargo por 4 años, para después regresar a los periodos de 3 años, lo que da la imagen que solo podrán ser reelectos aquellos que sean electos en 2021, es decir, podrán ser reelectos en el 2024 dado que en la constitución federal en su artículo 115 dice:</text:span><text:span text:style-name="T67">    </text:span></text:p>
      <text:p text:style-name="P53"><text:span text:style-name="T67">            </text:span></text:p>
      <text:p text:style-name="P53"><text:span text:style-name="T67">“</text:span><text:span text:style-name="T65">Artículo 115.</text:span><text:span text:style-name="T67"> </text:span><text:span text:style-name="T66">[...] Las Constituciones de los estados deberán establecer la elección consecutiva para el mismo cargo de presidentes municipales, regidores y síndicos, por un período adicional, siempre y cuando </text:span><text:span text:style-name="T65">el periodo del mandato de los ayuntamientos no sea superior a tres años</text:span><text:span text:style-name="T66">. La postulación sólo podrá ser realizada por el mismo partido o por cualquiera de los partidos integrantes de la coalición que lo hubieren postulado, salvo que hayan renunciado o perdido su militancia antes de la mitad de su mandato.[...] ”</text:span></text:p>
      <text:p text:style-name="P53"><text:span text:style-name="T67">                    </text:span></text:p>
      <text:p text:style-name="P49">Así mismo, en el artículo transitorio décimo cuarto, publicado en el Diario Oficial de la Federación el 10 de <text:soft-page-break/>febrero de 2014, dice:</text:p>
      <text:p text:style-name="Text_20_body"/>
      <text:p text:style-name="P53"><text:span text:style-name="T67">“</text:span><text:span text:style-name="T66">La reforma al artículo 115 de esta Constitución en materia de reelección de presidentes municipales, regidores y síndicos </text:span><text:span text:style-name="T65">no será aplicable a los integrantes que hayan protestado el cargo en el Ayuntamiento que se encuentre en funciones a la entrada en vigor del presente Decreto.</text:span><text:span text:style-name="T67">”</text:span></text:p>
      <text:p text:style-name="Text_20_body"/>
      <text:p text:style-name="P53"><text:span text:style-name="T64">Por lo que se puede concluir que debido a que se aprobó la ley el 10 de febrero de 2014, mismo año en que se eligieron alcaldes y diputados que no aprobaron la ley, estos podrán reelegirse solo por un periodo más, pues el transitorio expone que los candidatos electos en 2017 durarán 4 años, y de querer volverse a reelegir sería inútil, pues la Constitución Federal afirma que ningún ayuntamiento podrá reelegirse si tiene un periodo mayor a 4 años.</text:span><text:span text:style-name="T67">        </text:span></text:p>
      <text:p text:style-name="Text_20_body"/>
      <text:p text:style-name="P49">Para el caso de los diputados locales no sucede lo mismo, pues pueden reelegirse en 2017 ya que entraron en funciones los diputados locales después de la reforma de 2014 y debido a que en ningún artículo de la Constitución Federal impone un lapso de tiempo máximo para el periodo de cada legislatura, no habría inconvenientes, aún cuando el periodo sea de 4 años.</text:p>
      <text:p text:style-name="P53"><text:span text:style-name="T64">A pesar de no contar con transitorios precisos, se pueden intuir las fechas en las cuáles los diputados locales y los miembros del ayuntamiento se pueden reelegir.</text:span><text:span text:style-name="T67">                        </text:span></text:p>
      <text:p text:style-name="P2">d. Créditos</text:p>
      <text:p text:style-name="P2">d.1. Responsable del reporte estatal (con correo):</text:p>
      <text:p text:style-name="P2">Sofía De la Mora sdelamort@itam.mx</text:p>
      <text:p text:style-name="P2">d.2. Quién hizo qué:</text:p>
      <text:p text:style-name="P2">Edgar Monsiváis organizó a los miembros y entrevistó</text:p>
      <text:p text:style-name="P2">Patricio Díaz editó el documento del equipo para transcribir la información</text:p>
      <text:p text:style-name="P2">Sofía De la Mora creó el documento para consolidar la información y añadió lo investigado</text:p>
      <text:p text:style-name="P2">e. Fechas</text:p>
      <text:p text:style-name="P2">e.1 De conclusión del reporte:</text:p>
      <text:p text:style-name="P2">e.2 Revisiones (fechadas, descritas y firmadas):</text:p>
      <text:p text:style-name="P2">--------------</text:p>
      <text:p text:style-name="P2">Nuevo León</text:p>
      <text:p text:style-name="P2">edon=19</text:p>
      <text:p text:style-name="P2">edo=nl</text:p>
      <text:p text:style-name="P2">status=ok</text:p>
      <text:p text:style-name="P2">--------------</text:p>
      <text:p text:style-name="P2"><text:soft-page-break/>a. Resumen ejecutivo</text:p>
      <text:p text:style-name="P2">a.1. Publicación en el periódico oficial: 11/<text:span text:style-name="T84">8/</text:span>2014</text:p>
      <text:p text:style-name="P2">a.3. Mandatos consecutivos que puede servir un diputado: 4 </text:p>
      <text:p text:style-name="P2">a.4. Mandatos consecutivos que pueden servir los miembros del ayuntamiento: 2 </text:p>
      <text:p text:style-name="P2">a.5. Año electoral en que podrán contender diputados ocupantes por la reelección: 2018</text:p>
      <text:p text:style-name="P2">a.6. Año electoral en que podrán contender alcaldes ocupantes por la reelección: 2018</text:p>
      <text:p text:style-name="P2">b. Texto de los artículos relevantes:</text:p>
      <text:p text:style-name="P36">Artículos Constitucionales:</text:p>
      <text:p text:style-name="Text_20_body"/>
      <text:p text:style-name="P51"><text:span text:style-name="T43">ARTÍCULO 49.-</text:span><text:span text:style-name="T41"> </text:span><text:span text:style-name="T43">Los Diputados podrán ser electos hasta por cuatro periodos consecutivos.</text:span><text:span text:style-name="T41"> </text:span><text:span text:style-name="T45">La postulación solo podrá ser realizada por el mismo partido o por cualquiera de los partidos integrantes de la coalición que los hubieren postulado, salvo que hayan renunciado o perdido su militancia antes de la mitad de su mandato.</text:span></text:p>
      <text:p text:style-name="Text_20_body"/>
      <text:p text:style-name="P51"><text:span text:style-name="T44">ARTÍCULO 123.-</text:span><text:span text:style-name="T42"> </text:span><text:span text:style-name="T46">Los miembros del Ayuntamiento se renovarán cada tres años, tomando posesión los electos, el día 31 de Octubre.</text:span></text:p>
      <text:p text:style-name="Text_20_body"/>
      <text:p text:style-name="P51"><text:span text:style-name="T44">ARTÍCULO 124</text:span><text:span text:style-name="T46">.- </text:span><text:span text:style-name="T44">Los Presidentes Municipales, Regidores y Síndicos de los Ayuntamientos, podrán ser electos consecutivamente hasta por un periodo adicional</text:span><text:span text:style-name="T46">. La postulación solo podrá ser realizada por el mismo partido o por cualquiera de los partidos integrantes de la coalición que lo hubieren postulado, salvo que hayan renunciado o perdido su militancia antes de la mitad de su mandato.</text:span></text:p>
      <text:p text:style-name="P34">Los presidentes municipales de los ayuntamientos no podrán ser electos para el periodo inmediato, en municipio diverso al cual se desempeñaron como tales.</text:p>
      <text:p text:style-name="P35">[Eric: texto de transitorios que establezcan calendario 1a reelección??] (Michelle: no encontré en los transitorios el calendario de la reelección, sé que la primera reelección desde la reforma que fue en 2014, fue en 2015 (donde se eligió al Bronco), y que las siguientes serán en 2018 para la legislatura local y la Alcaldía. </text:p>
      <text:p text:style-name="Text_20_body"/>
      <text:p text:style-name="P2">c. ¿Hay discrepancias con IMCO?</text:p>
      <text:p text:style-name="P35">[Eric: Esta interpretación amerita confirmarse con entrevistas]</text:p>
      <text:p text:style-name="P68">Según el IMCO, los estados de Chiapas, Coahuila, Guerrero, Hidalgo, Nayarit, Nuevo León y Tlaxcala no se establecen en sus constituciones ni en sus decretos a partir de cuándo será aplicable, por lo que se estableció de manera supletoria el decreto de reforma constitucional que contempla la reelección legislativa a nivel local, considerando que ésta no sería aplicable para los legisladores <text:soft-page-break/>locales que se encontraban en funciones a la entrada en vigor de dicha reforma (11/02/14)</text:p>
      <text:p text:style-name="P2">d. Créditos:</text:p>
      <text:p text:style-name="P2">Michelle Sáenz Fdz y Fermín Alejandro Acosta Ruiz</text:p>
      <text:p text:style-name="P2">d.1. Responsable del reporte estatal (con correo):Michelle Sáenz Fdz (msaenzf@itam.mx</text:p>
      <text:p text:style-name="P2">d.2. Quién hizo qué:</text:p>
      <text:p text:style-name="P2">Ambos tuvimos incidencia en la investigación y el estudio de los artículos constitucionales relevantes al Estado de Nuevo León. Fermín Acosta por su lado, se encargó de entrevistar al Presidente Municipal de San Nicolás así como buscar información sobre las legislaturas locales. La encargada del grupo se encargó de buscar discrepancias entre los artículos constitucionales y el IMCO. De igual manera, de recopilar la información encontrada por ambos integrantes del equipo. </text:p>
      <text:p text:style-name="P50"><text:span text:style-name="T1">Fermin Alejandro Acosta Ruiz  50% </text:span><text:span text:style-name="T24">(CU. 155995)</text:span></text:p>
      <text:p text:style-name="P2">Michelle Sáenz Fdz (cu 152870) 50%</text:p>
      <text:p text:style-name="P2">e. Fechas</text:p>
      <text:p text:style-name="P2">e.1 De conclusión del reporte:</text:p>
      <text:p text:style-name="P2">e.2 Revisiones (fechadas, descritas y firmadas):</text:p>
      <text:p text:style-name="P2">--------------</text:p>
      <text:p text:style-name="P2">Oaxaca</text:p>
      <text:p text:style-name="P2">edon=20</text:p>
      <text:p text:style-name="P2">edo=oax</text:p>
      <text:p text:style-name="P2">status=ok</text:p>
      <text:p text:style-name="P2">--------------</text:p>
      <text:p text:style-name="P2">a. Resumen ejecutivo</text:p>
      <text:p text:style-name="P2">a.1. Publicación en el periódico oficial: 30/<text:span text:style-name="T84">6/</text:span>2015</text:p>
      <text:p text:style-name="P2">a.3. Mandatos consecutivos que puede servir un diputado: 2</text:p>
      <text:p text:style-name="P2">a.4. Mandatos consecutivos que pueden servir los miembros del ayuntamiento: 2</text:p>
      <text:p text:style-name="P2">a.5. Año electoral en que podrán contender diputados ocupantes por la reelección: 2018</text:p>
      <text:p text:style-name="P2">a.6. Año electoral en que podrán contender alcaldes ocupantes por la reelección: 2018</text:p>
      <text:p text:style-name="P2">b. Texto de los artículos relevantes:</text:p>
      <text:p text:style-name="Text_20_body"/>
      <text:p text:style-name="P50"><text:span text:style-name="T1">Artículo 29. “</text:span><text:span text:style-name="T8">Los Presidentes Municipales, Regidores y Síndicos de los Ayuntamientos, electos popularmente por elección directa podrán ser electos consecutivamente para un período adicional, siempre y cuando el período del mandato de los ayuntamientos no sea superior a tres años. [...]”</text:span></text:p>
      <text:p text:style-name="P13">Artículo 32.- Los Diputados Propietarios podrán ser reelectos hasta por un período consecutivo adicional. [...]”</text:p>
      <text:p text:style-name="P50"><text:span text:style-name="T1">TRANSITORIO. 120.</text:span><text:span text:style-name="T8">- </text:span></text:p>
      <text:p text:style-name="P50"><text:span text:style-name="T1">OCTAVO</text:span><text:span text:style-name="T8">. </text:span></text:p>
      <text:p text:style-name="P13">a) Por única ocasión las y los diputados al Congreso del Estado que se elijan el primer domingo de junio de 2016, iniciarán su período el 13 de noviembre de 2016 y concluirán el 13 de noviembre de <text:soft-page-break/>2018.”</text:p>
      <text:p text:style-name="P13">b) “Por única ocasión, los integrantes de los ayuntamientos electos por el sistema de partidos políticos y candidatos independientes en el proceso electoral del año 2016, iniciarán su período el primero de enero de 2017 y concluirán el 31 de diciembre de 2018.”</text:p>
      <text:p text:style-name="P50"><text:span text:style-name="T1">DÉCIMO SEGUNDO</text:span><text:span text:style-name="T8">. </text:span></text:p>
      <text:p text:style-name="P24">“<text:span text:style-name="T72">Las reformas a los artículo 29 y 32 de esta Constitución en materia de elecciones consecutivas serán aplicables a los diputados y miembros de los ayuntamientos que sean electos a partir del proceso electoral de 2016.”</text:span></text:p>
      <text:p text:style-name="Text_20_body"/>
      <text:p text:style-name="P2">c. ¿Hay discrepancias con IMCO? No con IMCO</text:p>
      <text:p text:style-name="P2">d. Créditos</text:p>
      <text:h text:style-name="P72" text:outline-level="2">d.1. Responsable del reporte estatal (con correo): José Alejandro Palma López (alex.palma@live.com.mx)</text:h>
      <text:p text:style-name="P2">d.2. Quién hizo qué: Síntesis de la información recopilada por Juan Carlos y Alejandro Pama</text:p>
      <text:p text:style-name="P2">e. Fechas</text:p>
      <text:p text:style-name="P2">e.1 De conclusión del reporte:</text:p>
      <text:p text:style-name="P2">e.2 Revisiones (fechadas, descritas y firmadas):</text:p>
      <text:p text:style-name="P2">--------------</text:p>
      <text:p text:style-name="P2">Puebla</text:p>
      <text:p text:style-name="P2">edon=21</text:p>
      <text:p text:style-name="P2">edo=pue</text:p>
      <text:p text:style-name="P2">status=ok</text:p>
      <text:p text:style-name="P2">--------------</text:p>
      <text:p text:style-name="P2">a. Resumen ejecutivo</text:p>
      <text:p text:style-name="P50"><text:span text:style-name="T1">a.1. Publicación en el periódico oficial: </text:span><text:span text:style-name="T9">29/</text:span><text:span text:style-name="T10">7/</text:span><text:span text:style-name="T9">2015.</text:span></text:p>
      <text:p text:style-name="P2">a.3. Mandatos consecutivos que puede servir un diputado: 4</text:p>
      <text:p text:style-name="P2">a.4. Mandatos consecutivos que pueden servir los miembros del ayuntamiento: 2</text:p>
      <text:p text:style-name="P2">a.5. Año electoral en que podrán contender diputados ocupantes por la reelección: 2021</text:p>
      <text:p text:style-name="P50"><text:span text:style-name="T1">a.6. Año electoral en que podrán contender alcaldes ocupantes por la reelección: </text:span><text:span text:style-name="T9">2021</text:span></text:p>
      <text:p text:style-name="P2">b. Texto de los artículos relevantes:</text:p>
      <text:p text:style-name="P14">Artículo 37 </text:p>
      <text:p text:style-name="P14">[...] </text:p>
      <text:p text:style-name="P14">Los diputados a la legislatura local podrán ser electos consecutivamente hasta por cuatro períodos, la postulación sólo podrá ser realizada por el mismo partido o por cualquiera de los integrantes de la coalición que los hubieren postulado, salvo que hayan perdido o renunciado a su militancia antes de la mitad de su mandato.</text:p>
      <text:p text:style-name="Text_20_body"/>
      <text:p text:style-name="P14">Artículo 102. </text:p>
      <text:p text:style-name="P14"><text:soft-page-break/>[...] </text:p>
      <text:p text:style-name="P14">II.- Los Presidentes Municipales, Regidores y Síndico de los Ayuntamientos podrán ser electos consecutivamente para el mismo cargo por un período adicional. La postulación sólo podrá ser realizada por el mismo partido o por cualquiera de los integrantes de la coalición que los hubieren postulado, salvo que hayan perdido o renunciado a su militancia antes de la mitad de su mandato.</text:p>
      <text:p text:style-name="P14">No podrán ser electos para un tercer período consecutivo, como propietarios: </text:p>
      <text:p text:style-name="P14">a) Los Presidentes Municipales, Regidores y Síndico de los Ayuntamientos, electos popularmente. </text:p>
      <text:p text:style-name="P14">b) Las personas que desempeñen o hayan desempeñado las funciones propias de esos cargos, cualquiera que sea la denominación que se les dé y la forma de su nombramiento, designación o elección. </text:p>
      <text:p text:style-name="Text_20_body"/>
      <text:p text:style-name="P14">Transitorios </text:p>
      <text:p text:style-name="P14">Reformado el 29 de julio de 2015</text:p>
      <text:p text:style-name="P14">[...]</text:p>
      <text:p text:style-name="P14">Cuarto. La reforma a los artículos 37 y 102 de esta Constitución será aplicable a los diputados y ayuntamientos que sean electos a partir del proceso electoral de 2018.</text:p>
      <text:p text:style-name="Text_20_body"/>
      <text:p text:style-name="P3">c. ¿Hay discrepancias con IMCO? No</text:p>
      <text:p text:style-name="P2">d. Créditos</text:p>
      <text:p text:style-name="P2">d.1. Responsable del reporte estatal (con correo):</text:p>
      <text:p text:style-name="P15">Rodrigo Corona Galindo (ro_corona29@hotmail.com)</text:p>
      <text:p text:style-name="Text_20_body"/>
      <text:p text:style-name="P2">d.2. Quién hizo qué:</text:p>
      <text:p text:style-name="P14">Marco Cabrera Gómez 50%</text:p>
      <text:p text:style-name="P14">Rodrigo Corona Galindo 50%</text:p>
      <text:p text:style-name="P15">Ambos escribimos los datos recabados en nuestros trabajos individuales y discutimos, a través de la plataforma Google drive, los puntos a resaltar.</text:p>
      <text:p text:style-name="Text_20_body"/>
      <text:p text:style-name="P2">e. Fechas</text:p>
      <text:p text:style-name="P2">e.1 De conclusión del reporte:</text:p>
      <text:p text:style-name="P2">e.2 Revisiones (fechadas, descritas y firmadas):</text:p>
      <text:p text:style-name="P2">--------------</text:p>
      <text:p text:style-name="P2">Querétaro</text:p>
      <text:p text:style-name="P2">edon=22</text:p>
      <text:p text:style-name="P2">edo=que</text:p>
      <text:p text:style-name="P2">status=ok</text:p>
      <text:p text:style-name="P2">--------------</text:p>
      <text:p text:style-name="P2">a. Resumen ejecutivo</text:p>
      <text:p text:style-name="P2">a.1. Publicación en el periódico oficial: 26/<text:span text:style-name="T84">6/</text:span>2014.</text:p>
      <text:p text:style-name="P2">a.3. Mandatos consecutivos que puede servir un diputado: 4</text:p>
      <text:p text:style-name="P2"><text:soft-page-break/>a.4. Mandatos consecutivos que pueden servir los miembros del ayuntamiento: 2</text:p>
      <text:p text:style-name="P2">a.5. Año electoral en que podrán contender diputados ocupantes por la reelección: 2018</text:p>
      <text:p text:style-name="P2">a.6. Año electoral en que podrán contender alcaldes ocupantes por la reelección: 2018</text:p>
      <text:p text:style-name="P2">b. Texto de los artículos relevantes:</text:p>
      <text:p text:style-name="P50"><text:span text:style-name="T6">ART. 16. </text:span><text:span text:style-name="T1">El Poder Legislativo se deposita en una asamblea que se nombrará Legislatura del Estado, integrada por representantes populares denominados diputados, los que serán electos cada tres años y podrán ser electos consecutivamente hasta por cuatro periodos, en los términos de la ley de la materia. </text:span></text:p>
      <text:p text:style-name="P50"><text:span text:style-name="T6">ART. 35. </text:span><text:span text:style-name="T1">Los Presidentes Municipales, los Regidores y los Síndicos, podrán ser electos consecutivamente, por un periodo adicional, en términos de la ley de la materia. </text:span></text:p>
      <text:p text:style-name="P2">TRANSITORIOS</text:p>
      <text:p text:style-name="P50"><text:span text:style-name="T6">Art. Tercero. </text:span><text:span text:style-name="T1">En materia de elección consecutiva de diputados locales, no será aplicable a los legisladores que hayan protestado el cargo en la Legislatura que se encuentre en funciones a la entrada en vigor de la presente Ley. </text:span></text:p>
      <text:p text:style-name="P50"><text:span text:style-name="T6">Art. Cuarto. </text:span><text:span text:style-name="T1">En materia de elección consecutiva de Presidentes Municipales, Regidores y Síndicos, no será aplicable a los integrantes que hayan protestado el cargo en el Ayuntamiento que se encuentre en funciones a la entrada en vigor de la presente Ley. </text:span></text:p>
      <text:p text:style-name="Text_20_body"/>
      <text:p text:style-name="P2">c. ¿Hay discrepancias con IMCO? No</text:p>
      <text:p text:style-name="P2">d. Créditos</text:p>
      <text:p text:style-name="P2">d.1. Responsable del reporte estatal (con correo): </text:p>
      <text:p text:style-name="P2">Valeria Guerrero Muñoz Ledo (vgml9601@gmail.com)</text:p>
      <text:p text:style-name="P2">d.2. Quién hizo qué: </text:p>
      <text:p text:style-name="P2">Valeria Guerrero Muñoz Ledo 50%: síntesis de la información y redactó el reporte.</text:p>
      <text:p text:style-name="P2">Gretel Calleros Arellano 50%: síntesis de la información, corroboró el contenido del reporte. </text:p>
      <text:p text:style-name="P2">e. Fechas</text:p>
      <text:p text:style-name="P2">e.1 De conclusión del reporte:</text:p>
      <text:p text:style-name="P2">e.2 Revisiones (fechadas, descritas y firmadas):</text:p>
      <text:p text:style-name="P2">--------------</text:p>
      <text:p text:style-name="P2">Quintana Roo</text:p>
      <text:p text:style-name="P2">edon=23</text:p>
      <text:p text:style-name="P2">edo=qui</text:p>
      <text:p text:style-name="P2">status=ok</text:p>
      <text:p text:style-name="P2">--------------</text:p>
      <text:p text:style-name="Text_20_body"/>
      <text:p text:style-name="P2">a. Resumen ejecutivo</text:p>
      <text:p text:style-name="P2">a.1. Publicación en el periódico oficial: 3/11/2016</text:p>
      <text:p text:style-name="P2">a.3. Mandatos consecutivos que puede servir un diputado: 2</text:p>
      <text:p text:style-name="P2"><text:soft-page-break/>a.4. Mandatos consecutivos que pueden servir los miembros del ayuntamiento: 2</text:p>
      <text:p text:style-name="P2">a.5. Año electoral en que podrán contender diputados ocupantes por la reelección: 2019</text:p>
      <text:p text:style-name="P2">a.6. Año electoral en que podrán contender alcaldes ocupantes por la reelección: 2019</text:p>
      <text:p text:style-name="P2">b. Texto de los artículos relevantes:</text:p>
      <text:p text:style-name="Text_20_body"/>
      <text:p text:style-name="P50"><text:span text:style-name="T60">Artículo 52.- </text:span><text:span text:style-name="T61">[…]Los diputados serán electos cada tres años</text:span></text:p>
      <text:p text:style-name="Text_20_body"/>
      <text:p text:style-name="P53"><text:span text:style-name="T60">Artículo 57.-</text:span><text:span text:style-name="T67"> </text:span><text:span text:style-name="T61">Los </text:span><text:span text:style-name="T60">Diputados</text:span><text:span text:style-name="T67"> </text:span><text:span text:style-name="T61">a la Legislatura, </text:span><text:span text:style-name="T60">podrán ser reelectos por un período adicional</text:span><text:span text:style-name="T61">. Los suplentes podrán ser electos para el período inmediato con el carácter de propietarios [en una fórmula diversa siempre que no hubieren estado en ejercicio] Los Diputados Propietarios que hayan sido reelectos para un período adicional, no podrán ser electos para el período inmediato con el carácter de suplentes.</text:span></text:p>
      <text:p text:style-name="P45">La postulación sólo podrá ser realizada por el mismo partido o por cualquiera de los partidos integrantes de la coalición que lo hubieren postulado, salvo que hayan renunciado o perdido su militancia antes de la mitad de su mandato.</text:p>
      <text:p text:style-name="Text_20_body"/>
      <text:p text:style-name="P53"><text:span text:style-name="T7">Artículo 133.-</text:span><text:span text:style-name="T22"> </text:span><text:span text:style-name="T4">Cada Municipio será gobernado por un Ayuntamiento de elección popular directa, que se renovará cada tres años y residirá en la Cabecera Municipal.</text:span></text:p>
      <text:p text:style-name="Text_20_body"/>
      <text:p text:style-name="P51"><text:span text:style-name="T60">Artículo 139.-</text:span><text:span text:style-name="T67"> </text:span><text:span text:style-name="T61">Los Presidentes Municipales, Síndicos y Regidores de los Ayuntamientos que hayan estado en ejercicio, podrán ser reelectos por un período adicional como propietarios o suplentes.</text:span></text:p>
      <text:p text:style-name="P46">La postulación sólo podrá ser realizada por el mismo partido o por cualquiera de los partidos integrantes de la coalición que lo hubieren postulado, salvo que hayan renunciado o perdido su militancia antes de la mitad de su mandato.</text:p>
      <text:p text:style-name="P12">[Eric metió lo que sigue]</text:p>
      <text:p text:style-name="P69"><text:span text:style-name="T69">Artículos Transitorios del Decreto 341 expedido por la XIV Legislatura del Estado, publicado en el Periódico Oficial del Estado el día 06 de Noviembre de 2015</text:span><text:span text:style-name="T70"> </text:span></text:p>
      <text:p text:style-name="Text_20_body"/>
      <text:p text:style-name="P22">SEGUNDO. Por única ocasión, los integrantes de los Ayuntamientos serán electos por un período de dos años, el cual iniciará el 30 de septiembre de 2016 y para los efectos establecidos en el artículo 139 de esta Constitución, la renuncia o pérdida de militancia <text:soft-page-break/>no podrá ser menor a un período de dieciocho meses.</text:p>
      <text:p text:style-name="P22">TERCERO. Las elecciones locales que se verifiquen en el año 2018, se llevarán a cabo el primer domingo de julio.</text:p>
      <text:p text:style-name="P22">CUARTO. La reforma en materia de reelección no será aplicable a los diputados de la Legislatura que se encuentra en funciones, así como a los Presidentes Municipales, Síndicos y Regidores de los Ayuntamientos que hayan protestado el cargo a la entrada en vigor del presente Decreto.</text:p>
      <text:p text:style-name="P2">c. ¿Hay discrepancias con IMCO? No</text:p>
      <text:p text:style-name="P2">d. Créditos</text:p>
      <text:p text:style-name="P2">d.1. Responsable del reporte estatal (con correo): annaruve@gmail.com</text:p>
      <text:p text:style-name="P2">d.2. Quién hizo qué:</text:p>
      <text:p text:style-name="P2">e. Fechas</text:p>
      <text:p text:style-name="P2">e.1 De conclusión del reporte:</text:p>
      <text:p text:style-name="P2">e.2 Revisiones (fechadas, descritas y firmadas):</text:p>
      <text:p text:style-name="Text_20_body"><text:line-break/><text:line-break/><text:line-break/></text:p>
      <text:p text:style-name="P2">--------------</text:p>
      <text:p text:style-name="P2">San Luis Potosí</text:p>
      <text:p text:style-name="P2">edon=24</text:p>
      <text:p text:style-name="P2">edo=san</text:p>
      <text:p text:style-name="P2">status=ok</text:p>
      <text:p text:style-name="P2">--------------</text:p>
      <text:p text:style-name="P2">a. Resumen ejecutivo</text:p>
      <text:p text:style-name="P2">a.1. Publicación en el periódico oficial: 26/<text:span text:style-name="T84">6/</text:span>2014</text:p>
      <text:p text:style-name="P2">a.3. Mandatos consecutivos que puede servir un diputado: 4</text:p>
      <text:p text:style-name="P2">a.4. Mandatos consecutivos que pueden servir los miembros del ayuntamiento: 2</text:p>
      <text:p text:style-name="P2">a.5. Año electoral en que podrán contender diputados ocupantes por la reelección: 2018</text:p>
      <text:p text:style-name="P2">a.6. Año electoral en que podrán contender alcaldes ocupantes por la reelección: 2018</text:p>
      <text:p text:style-name="P2">b. Texto de los artículos relevantes:</text:p>
      <text:p text:style-name="Text_20_body"/>
      <text:p text:style-name="P8">Artículo 48. Los Diputados podrán ser electos hasta por cuatro períodos consecutivos. La postulación sólo podrá ser realizada por el mismo partido o por cualquiera de los partidos integrantes de la coalición que los hubieren postulado, salvo que hayan renunciado o perdido su militancia antes de la <text:soft-page-break/>mitad de su mandato.</text:p>
      <text:p text:style-name="Text_20_body"/>
      <text:p text:style-name="P8">Artículo 114. I. Los ayuntamientos se compondrán por un presidente municipal y el número de regidores y síndicos que la ley determine, electos popularmente por votación directa, quienes podrán reelegirse por un período adicional por el mismo cargo. La postulación sólo podrá ser realizada por el mismo partido o por cualquiera de los partidos integrantes de la coalición que los hubiere postulado, salvo que hayan renunciado o perdido su militancia antes de la mitad de su mandato. Las personas que, por elección indirecta o por nombramiento o designación de alguna autoridad, desempeñen la función propia de sus cargos, cualquiera que sea la denominación que se les dé, podrán ser reelectas para el período inmediato siguiente.En el caso de los funcionarios suplentes, podrán ser electos para el período inmediato siguiente sin ser considerado como reelección, siempre que no hayan ejercido funciones u ostentado el carácter de propietarios en el Ayuntamiento respectivo.</text:p>
      <text:p text:style-name="Text_20_body"/>
      <text:p text:style-name="P8">Transitorios</text:p>
      <text:p text:style-name="Text_20_body"/>
      <text:p text:style-name="P2">PRIMERO. Este Decreto entrará en vigor al día siguiente de su publicación en el Periódico Oficial del Estado(..)</text:p>
      <text:p text:style-name="Text_20_body"/>
      <text:p text:style-name="P2">SEPTIMO. La reforma a los artículos, 40,y 48 de esta Constitución en materia de reelección de diputados, no será aplicable a los legisladores que hayan protestado el cargo en la legislatura que se encuentre en funciones a la entrada en vigor del Decreto.</text:p>
      <text:p text:style-name="Text_20_body"/>
      <text:p text:style-name="P2">OCTAVO. La reforma al artículo 114 de esta Constitución en materia de reelección de presidentes municipales, regidores y síndicos, no será aplicable a los integrantes que hayan protestado el cargo en el ayuntamiento que se encuentre en funciones a la entrada en vigor del presente Decreto.</text:p>
      <text:p text:style-name="Text_20_body"/>
      <text:p text:style-name="P2">c. ¿Hay discrepancias con IMCO? No</text:p>
      <text:p text:style-name="P2">d. Créditos</text:p>
      <text:p text:style-name="P50"><text:span text:style-name="T1">d.1. Responsable del reporte estatal (con correo): Gonzalo Solis ( </text:span><text:a xlink:type="simple" xlink:href="mailto:gsrgonzalo@gmail.com"><text:span text:style-name="T34">gsrgonzalo@gmail.com</text:span></text:a><text:span text:style-name="T21"> </text:span><text:span text:style-name="T1">)</text:span></text:p>
      <text:p text:style-name="P2">d.2. Quién hizo qué:</text:p>
      <text:p text:style-name="P2">50% Rubén Figueroa síntesis de información y entrevistas</text:p>
      <text:p text:style-name="P2">50% Gonzalo Solis síntesis de información</text:p>
      <text:p text:style-name="P2">e. Fechas</text:p>
      <text:p text:style-name="P2">e.1 De conclusión del reporte:</text:p>
      <text:p text:style-name="P2">e.2 Revisiones (fechadas, descritas y firmadas):</text:p>
      <text:p text:style-name="P2">--------------</text:p>
      <text:p text:style-name="P2"><text:soft-page-break/>Sinaloa</text:p>
      <text:p text:style-name="P2">edon=25</text:p>
      <text:p text:style-name="P2">edo=sin</text:p>
      <text:p text:style-name="P2">status=ok</text:p>
      <text:p text:style-name="P2">--------------</text:p>
      <text:p text:style-name="P2">a. Resumen ejecutivo</text:p>
      <text:p text:style-name="P2">a.1. Publicación en el periódico oficial: 1/<text:span text:style-name="T84">6/</text:span>2015</text:p>
      <text:p text:style-name="P2">a.3. Mandatos consecutivos que puede servir un diputado: 4</text:p>
      <text:p text:style-name="P2">a.4. Mandatos consecutivos que pueden servir los miembros del ayuntamiento: 2</text:p>
      <text:p text:style-name="P2">a.5. Año electoral en que podrán contender diputados ocupantes por la reelección: 2018</text:p>
      <text:p text:style-name="P2">a.6. Año electoral en que podrán contender alcaldes ocupantes por la reelección: 2018</text:p>
      <text:p text:style-name="P2">b. Texto de los artículos relevantes:</text:p>
      <text:p text:style-name="Text_20_body"/>
      <text:p text:style-name="P3">Art. 14. (...)</text:p>
      <text:p text:style-name="P51"><text:span text:style-name="T21">                    </text:span></text:p>
      <text:p text:style-name="P51"><text:span text:style-name="T1">Las </text:span><text:span text:style-name="T6">elecciones ordinarias</text:span><text:span text:style-name="T21"> </text:span><text:span text:style-name="T1">locales se verificarán el primer domingo de junio del año que corresponda. La </text:span><text:span text:style-name="T6">fecha</text:span><text:span text:style-name="T21"> </text:span><text:span text:style-name="T1">en que éstas se celebren será c</text:span><text:span text:style-name="T6">oncurrente con la que la Constitución Política de los Estados Unidos Mexicanos señale para las elecciones ordinarias federales. </text:span></text:p>
      <text:p text:style-name="Text_20_body"/>
      <text:p text:style-name="P51"><text:span text:style-name="T6">Art. 25 Bis.</text:span><text:span text:style-name="T21"> </text:span><text:span text:style-name="T1">Los </text:span><text:span text:style-name="T6">Diputados en funciones</text:span><text:span text:style-name="T21"> </text:span><text:span text:style-name="T1">podrán ser nuevamente electos hasta completar un </text:span><text:span text:style-name="T6">máximo de cuatro periodos consecutivos</text:span><text:span text:style-name="T21"> </text:span><text:span text:style-name="T1">de ejercicio. La </text:span><text:span text:style-name="T6">postulación</text:span><text:span text:style-name="T21"> </text:span><text:span text:style-name="T1">sólo podrá ser </text:span><text:span text:style-name="T6">realizada por el mismo partido</text:span><text:span text:style-name="T21"> </text:span><text:span text:style-name="T6">o </text:span><text:span text:style-name="T1">por cualquiera de los </text:span><text:span text:style-name="T6">partidos integrantes de la coalición </text:span><text:span text:style-name="T1">que los hubiese postulado originalmente, salvo que el interesado haya renunciado o perdido su militancia antes de la mitad de su mandato. La ley establecerá los requisitos que deberán satisfacerse para una nueva postulación.</text:span><text:span text:style-name="T21"> </text:span></text:p>
      <text:p text:style-name="P51"><text:span text:style-name="T6">Art. 112.</text:span><text:span text:style-name="T21"> </text:span><text:span text:style-name="T1">La </text:span><text:span text:style-name="T6">elección directa</text:span><text:span text:style-name="T21"> </text:span><text:span text:style-name="T1">de Presidente Municipal, Síndicos Procuradores y Regidores de los </text:span><text:span text:style-name="T6">Ayuntamientos</text:span><text:span text:style-name="T1">, se verificará </text:span><text:span text:style-name="T6">cada tres años</text:span><text:span text:style-name="T21"> </text:span><text:span text:style-name="T1">y entrarán en funciones el día primero de noviembre del año de su elección, previa protesta que otorgarán ante el Ayuntamiento saliente. </text:span></text:p>
      <text:p text:style-name="Text_20_body"/>
      <text:p text:style-name="P51"><text:span text:style-name="T6">Art. 117.</text:span><text:span text:style-name="T21"> </text:span><text:span text:style-name="T1">Los Presidentes Municipales, Síndicos Procuradores y Regidores de los </text:span><text:span text:style-name="T6">Ayuntamientos de elección popular directa</text:span><text:span text:style-name="T1">, podrán ser </text:span><text:span text:style-name="T6">electos consecutivamente</text:span><text:span text:style-name="T21"> </text:span><text:span text:style-name="T1">para los mismos cargos por </text:span><text:span text:style-name="T6">un período adicional</text:span><text:span text:style-name="T1">. La postulación sólo podrá ser realizada por el mismo partido o por cualquiera de los partidos integrantes de la coalición que los hubieren postulado, salvo que hayan renunciado o perdido su militancia antes de la mitad de su mandato. La ley establecerá los requisitos que deberán satisfacerse para la nueva postulación.</text:span></text:p>
      <text:p text:style-name="Text_20_body"/>
      <text:p text:style-name="P10"><text:soft-page-break/>Transitorios:</text:p>
      <text:p text:style-name="Text_20_body"/>
      <text:p text:style-name="P51"><text:span text:style-name="T6">Art. Tercero.</text:span><text:span text:style-name="T21"> </text:span><text:span text:style-name="T1">La disposición contenida en el </text:span><text:span text:style-name="T6">artículo 25 Bis,</text:span><text:span text:style-name="T21"> </text:span><text:span text:style-name="T1">relativa a la reelección de Diputados Locales, </text:span><text:span text:style-name="T6">no será aplicable</text:span><text:span text:style-name="T21"> </text:span><text:span text:style-name="T6">a los legisladores</text:span><text:span text:style-name="T21"> </text:span><text:span text:style-name="T1">que hayan protestado el cargo en la Legislatura que se encuentre </text:span><text:span text:style-name="T6">en funciones a la fecha en que entre en vigor el presente Decreto.</text:span></text:p>
      <text:p text:style-name="P51"><text:span text:style-name="T6">Art. Cuarto.</text:span><text:span text:style-name="T21"> </text:span><text:span text:style-name="T1">La reforma al </text:span><text:span text:style-name="T6">artículo 117</text:span><text:span text:style-name="T21"> </text:span><text:span text:style-name="T1">de esta Constitución en materia de elección consecutiva de Presidentes Municipales, Síndicos Procuradores y Regidores, </text:span><text:span text:style-name="T6">no</text:span><text:span text:style-name="T21"> </text:span><text:span text:style-name="T1">será </text:span><text:span text:style-name="T6">aplicable</text:span><text:span text:style-name="T21"> </text:span><text:span text:style-name="T6">a</text:span><text:span text:style-name="T21"> </text:span><text:span text:style-name="T1">los integrantes de los </text:span><text:span text:style-name="T6">Ayuntamientos</text:span><text:span text:style-name="T21"> </text:span><text:span text:style-name="T1">que se encuentren</text:span><text:span text:style-name="T21"> </text:span><text:span text:style-name="T6">en funciones a la fecha en que entre en vigor el presente Decreto.</text:span></text:p>
      <text:p text:style-name="P51"><text:span text:style-name="T1">Art. Quinto. Para efecto de posibilitar la instalación del Congreso del Estado en la fecha que señala el artículo 26 de esta Constitución, así como la concurrencia de fechas a que se refiere el segundo párrafo de su artículo 14, disposición reformada por el presente Decreto, los</text:span><text:span text:style-name="T21"> </text:span><text:span text:style-name="T6">Diputados que se elijan en el año dos mil dieciséis, durarán en sus cargos dos años,</text:span><text:span text:style-name="T21"> </text:span><text:span text:style-name="T1">por lo que iniciarán sus funciones el día primero de octubre de dos mil dieciséis y las concluirán el treinta de septiembre de dos mil dieciocho.</text:span></text:p>
      <text:p text:style-name="P51"><text:span text:style-name="T21">                </text:span></text:p>
      <text:p text:style-name="P51"><text:span text:style-name="T1">Para los mismos efectos señalados en el párrafo anterior, y con el propósito de que los Ayuntamientos se instalen en la fecha establecida en el artículo 112 de esta Constitución, así como posibilitar la concurrencia de fechas a que se refiere el segundo párrafo de su artículo 14, disposiciones reformadas por el presente Decreto,</text:span><text:span text:style-name="T21"> </text:span><text:span text:style-name="T6">por única ocasión los Presidentes Municipales, Síndicos Procuradores y Regidores de los Ayuntamientos que se elijan en el año dos mil dieciséis, durarán en sus cargos un año y diez meses,</text:span><text:span text:style-name="T21"> </text:span><text:span text:style-name="T1">por lo que iniciarán sus funciones el día primero de enero de dos mil diecisiete y las concluirán el treinta y uno de octubre de dos mil dieciocho. </text:span></text:p>
      <text:p text:style-name="Text_20_body"/>
      <text:p text:style-name="P7">c. ¿Hay discrepancias con IMCO? No</text:p>
      <text:p text:style-name="P2">d. Créditos</text:p>
      <text:p text:style-name="P2">d.1. Responsable del reporte estatal (con correo): Patricia Cruz Marína pacruma@gmail.com</text:p>
      <text:p text:style-name="P2">d.2. Quién hizo qué:</text:p>
      <text:p text:style-name="P2">-Se elaboró de manera conjunta con Teresa Ruiz Rivera</text:p>
      <text:p text:style-name="P2">e. Fechas</text:p>
      <text:p text:style-name="P2">e.1 De conclusión del reporte:</text:p>
      <text:p text:style-name="P2">e.2 Revisiones (fechadas, descritas y firmadas):</text:p>
      <text:p text:style-name="P2">--------------</text:p>
      <text:p text:style-name="P2">Sonora</text:p>
      <text:p text:style-name="P2">edon=26</text:p>
      <text:p text:style-name="P2">edo=son</text:p>
      <text:p text:style-name="P2"><text:soft-page-break/>status=ok</text:p>
      <text:p text:style-name="P2">--------------</text:p>
      <text:p text:style-name="P2">a. Resumen ejecutivo</text:p>
      <text:p text:style-name="P2">a.1. Publicación en el periódico oficial: 19/<text:span text:style-name="T84">6/</text:span>2014.</text:p>
      <text:p text:style-name="P2">a.3. Mandatos consecutivos que puede servir un diputado: 4 </text:p>
      <text:p text:style-name="P2">a.4. Mandatos consecutivos que pueden servir los miembros del ayuntamiento: 2</text:p>
      <text:p text:style-name="P2">a.5. Año electoral en que podrán contender diputados ocupantes por la reelección: 2021</text:p>
      <text:p text:style-name="P2">a.6. Año electoral en que podrán contender alcaldes ocupantes por la reelección: 2021</text:p>
      <text:p text:style-name="P50"><text:span text:style-name="T1">b. Texto de los artículos relevantes: 30, 131 y 133 + </text:span><text:span text:style-name="T16">TRANSITORIOS DE LA LEY 173</text:span></text:p>
      <text:p text:style-name="P50"><text:span text:style-name="T19">Art. 30.-</text:span><text:span text:style-name="T21"> </text:span><text:span text:style-name="T16">Los Diputados al Congreso del Estado serán electos en su totalidad cada tres años. Los diputados podrán ser electos, de manera consecutiva, hasta por cuatro periodos consecutivos sin que la suma de dichos periodos exceda de doce años. La postulación sólo podrá ser realizada por el mismo partido o por cualquiera de los partidos integrantes de la coalición que los hubieren postulado, salvo que hayan renunciado o perdido su militancia antes de la mitad de su mandato. En los casos de los diputados que hayan sucedido a tal cargo mediante una candidatura independiente, sólo podrán postularse para ser electos de manera consecutiva por esa misma vía, sin que puedan ser postulados por algún partido político o coalición.</text:span></text:p>
      <text:p text:style-name="P50"><text:span text:style-name="T19">Art. 131.-</text:span><text:span text:style-name="T21"> </text:span><text:span text:style-name="T16">Los Presidente Municipales, Síndicos y Regidores de los Ayuntamientos, electos popularmente por elección directa, podrán ser reelectos para un período adicional, en términos de lo dispuesto en el artículo 133 de esta Constitución, sin que la suma de dichos períodos exceda de 6 años. Las personas que por elección indirecta o por nombramiento o designación de alguna autoridad, desempeñen las funciones propias de esos cargos, cualquiera que sea la denominación que se les dé, podrán ser electos para un período adicional, en los términos del presente artículo. En los casos de los integrantes del ayuntamiento que hayan accedido a tal cargo mediante una candidatura independiente, sólo podrán postularse para ser electos de manera consecutiva por esa misma vía, sin que puedan ser postulados por algún partido político o coalición. (...)</text:span></text:p>
      <text:p text:style-name="P50"><text:span text:style-name="T19">Art. 133.-</text:span><text:span text:style-name="T21"> </text:span><text:span text:style-name="T16">El Presidente Municipal y demás miembros del Ayuntamiento durarán en su cargo tres años. Podrán ser electos para el mismo cargo por un período adicional, siempre y cuando el período del mandato de los ayuntamientos no sea superior a tres años. La postulación sólo podrá ser realizada por el mismo partido o por cualquiera de los partidos integrantes de la coalición que lo hubieren postulado, salvo que hayan renunciado o perdido su militancia antes de la mitad de su mandato. Tomarán posesión el día 16 de septiembre del año de su elección. Los cargos de Presidente Municipal, Síndico y Regidor serán obligatorios y remunerados. Solamente serán renunciables por causa justificada que califique el </text:span><text:soft-page-break/><text:span text:style-name="T16">ayuntamiento y apruebe el Congreso. Si alguno de los miembros de un Ayuntamiento dejare de desempeñar su cargo, será substituido por su suplente, o se procederá según lo disponga esta Constitución y la Ley.</text:span></text:p>
      <text:p text:style-name="P19">Transitorios </text:p>
      <text:p text:style-name="P19">ART. SEXTO.- La reforma al artículo 30 de esta Constitución, en materia de reelección, será aplicable a los diputados que sean electos a partir del proceso electoral que culmine en el año 2018.</text:p>
      <text:p text:style-name="P19">ART. SÉPTIMO.- La reforma al artículo 131 de esta Constitución, en materia de reelección, será aplicable a los integrantes de los ayuntamientos que sean electos a partir del proceso electoral que culmine en el año 2018.</text:p>
      <text:p text:style-name="P2">c. ¿Hay discrepancias con IMCO? No</text:p>
      <text:p text:style-name="P2">d. Créditos: Javier Cote, Fermín Acosta</text:p>
      <text:p text:style-name="P2">d.1. Responsable del reporte estatal (con correo): Fermín Alejandro Acosta Ruiz (facosta3@hotmail.com)</text:p>
      <text:p text:style-name="P2">d.2. Quién hizo qué: Ambos obtuvimos información y la cotejamos. Javier realizó y dio formato a un borrador, además de responder puntualmente las preguntas del reporte. Fermín vació la información en este reporte y envió correos con la encuesta.</text:p>
      <text:p text:style-name="P2">e. Fechas</text:p>
      <text:p text:style-name="P2">e.1 De conclusión del reporte:</text:p>
      <text:p text:style-name="P2">e.2 Revisiones (fechadas, descritas y firmadas):</text:p>
      <text:p text:style-name="P2">--------------</text:p>
      <text:p text:style-name="P2">Tabasco</text:p>
      <text:p text:style-name="P2">edon=27</text:p>
      <text:p text:style-name="P2">edo=tab</text:p>
      <text:p text:style-name="P2">status=ok</text:p>
      <text:p text:style-name="P2">--------------</text:p>
      <text:p text:style-name="P2">a. Resumen ejecutivo</text:p>
      <text:p text:style-name="P2">a.1. Publicación en el periódico oficial: 18/<text:span text:style-name="T85">6/</text:span>2014</text:p>
      <text:p text:style-name="P2">a.3. Mandatos consecutivos que puede servir un diputado: 4</text:p>
      <text:p text:style-name="P2">a.4. Mandatos consecutivos que pueden servir los miembros del ayuntamiento: 2</text:p>
      <text:p text:style-name="P50"><text:span text:style-name="T1">a.5. Año electoral en que podrán contender diputados ocupantes por la reelección: </text:span><text:span text:style-name="T39">2018</text:span></text:p>
      <text:p text:style-name="P50"><text:span text:style-name="T1">a.6. Año electoral en que podrán contender alcaldes ocupantes por la reelección: </text:span><text:span text:style-name="T39">2018</text:span></text:p>
      <text:p text:style-name="P2">b. Texto de los artículos relevantes:</text:p>
      <text:p text:style-name="P51"><text:span text:style-name="T40">Art. 16.- </text:span><text:span text:style-name="T39">Los Diputados al Congreso del Estado podrán ser electos en forma consecutiva hasta por cuatro períodos. En este caso, la postulación sólo podrá ser realizada por el mismo partido o por cualquiera de los partidos integrantes de la coalición que los hubieren postulado, salvo que hayan renunciado o perdido su militancia antes de la mitad de su </text:span><text:soft-page-break/><text:span text:style-name="T39">mandato. </text:span></text:p>
      <text:p text:style-name="P51"><text:span text:style-name="T40">Art. 64</text:span><text:span text:style-name="T39">.- (...)</text:span><text:span text:style-name="T41"> </text:span><text:span text:style-name="T47">Los Presidentes Municipales, Regidores y Síndicos de los Ayuntamientos, electos popularmente por elección directa, podrán ser reelectos para el período inmediato por una sola ocasión. La postulación sólo podrá ser realizada por el mismo partido o por cualquiera de los partidos integrantes de la coalición que los hubieren postulado para el primer período, salvo que hayan renunciado o perdido su militancia antes de la mitad de su mandato. </text:span></text:p>
      <text:p text:style-name="P51"><text:span text:style-name="T48">Transitorios </text:span><text:span text:style-name="T16">DECRETO 117 FECHA 18 DE JUNIO 2014 </text:span></text:p>
      <text:p text:style-name="P51"><text:span text:style-name="T47">SÉPTIMO.- La reforma a los artículos 16 y 64 de esta Constitución en materia de reelección de diputados locales y regidores, no será aplicable a quienes hayan protestado el cargo en la legislatura o ayuntamiento que se encuentre en funciones a la entrada en vigor del presente Decreto </text:span><text:span text:style-name="T48">(...)</text:span></text:p>
      <text:p text:style-name="P2">c. ¿Hay discrepancias con IMCO? No</text:p>
      <text:p text:style-name="P2">d. Créditos</text:p>
      <text:p text:style-name="P2">d.1. Responsable del reporte estatal (con correo):</text:p>
      <text:p text:style-name="P50"><text:span text:style-name="T1">Marco Cabrera (</text:span><text:a xlink:type="simple" xlink:href="mailto:mcg9626@hotmail.com"><text:span text:style-name="T34">mcg9626@hotmail.com</text:span></text:a><text:span text:style-name="T1">)</text:span></text:p>
      <text:p text:style-name="Text_20_body"/>
      <text:p text:style-name="P2">d.2. Quién hizo qué:</text:p>
      <text:p text:style-name="P2">Marco Antonio Cabrera Gomez 50% Síntesis de información y búsqueda de discrepancias con otras bases de datos </text:p>
      <text:p text:style-name="P21">Yoshua Pellman Charnievich 50% Síntesis de información y entrevistas </text:p>
      <text:p text:style-name="P2">e. Fechas</text:p>
      <text:p text:style-name="P2">e.1 De conclusión del reporte:</text:p>
      <text:p text:style-name="P2">e.2 Revisiones (fechadas, descritas y firmadas):</text:p>
      <text:p text:style-name="P2">--------------</text:p>
      <text:p text:style-name="P2">Tamaulipas</text:p>
      <text:p text:style-name="P2">edon=28</text:p>
      <text:p text:style-name="P2">edo=tam</text:p>
      <text:p text:style-name="P2">status=transitorios faltan, calendario</text:p>
      <text:p text:style-name="P2">--------------</text:p>
      <text:p text:style-name="P2">a. Resumen ejecutivo</text:p>
      <text:p text:style-name="P50"><text:span text:style-name="T1">a.1. Publicación en el periódico oficial: </text:span><text:span text:style-name="T50">13/</text:span><text:span text:style-name="T51">6/</text:span><text:span text:style-name="T50">2015</text:span><text:span text:style-name="T4"><text:line-break/></text:span><text:span text:style-name="T1">a.3. Mandatos consecutivos que puede servir un diputado: 2</text:span></text:p>
      <text:p text:style-name="P2">a.4. Mandatos consecutivos que pueden servir los miembros del ayuntamiento: 2</text:p>
      <text:p text:style-name="P50"><text:span text:style-name="T1">a.5. Año electoral en que podrán contender diputados ocupantes por la reelección: </text:span><text:span text:style-name="T3">2019</text:span></text:p>
      <text:p text:style-name="P52"><text:span text:style-name="T1">a.6. Año electoral en que podrán contender alcaldes ocupantes por la reelección: </text:span><text:span text:style-name="T39">2018</text:span></text:p>
      <text:p text:style-name="P6">b. Texto de los artículos relevantes:</text:p>
      <text:p text:style-name="P52"><text:soft-page-break/><text:span text:style-name="T50">ARTÍCULO QUINTO. La reforma al artículo 25 de esta Constitución, en materia de reelección de diputados locales, no será aplicable a los legisladores que hayan protestado el cargo en la legislatura que se encuentre en funciones a la entrada en vigor del presente Decreto. </text:span><text:span text:style-name="T57">                </text:span></text:p>
      <text:p text:style-name="P50"><text:span text:style-name="T1">a.6. Año electoral en que podrán contender alcaldes ocupantes por la reelección:  </text:span><text:span text:style-name="T50">A pesar de no expresarlo explícitamente, se infiere que la primera vez que podrán contender a reelección alcaldes ocupantes será en la elección de 2018, siguiendo lo que indica el artículo transitorio sexto del numeral 69. </text:span><text:span text:style-name="T21">    </text:span><text:span text:style-name="T57">        </text:span></text:p>
      <text:p text:style-name="P37">ARTÍCULO SEXTO. La reforma al artículo 130 de esta Constitución, en materia de reelección de miembros de los Ayuntamientos, no será aplicable a los integrantes de los cabildos que hayan protestado el cargo en los Ayuntamientos que se encuentre en funciones a la entrada en vigor del presente Decreto. </text:p>
      <text:p text:style-name="P2">b. Texto de los artículos relevantes:</text:p>
      <text:p text:style-name="P54"><text:span text:style-name="T59">Art. 25:</text:span><text:span text:style-name="T57">    </text:span><text:span text:style-name="T50">En los términos de la Constitución Federal, la ley general aplicable, esta Constitución y la ley estatal aplicable, los diputados podrán ser reelectos, de manera consecutiva, por una sola ocasión.</text:span></text:p>
      <text:p text:style-name="P54"><text:span text:style-name="T59">Art. 130: </text:span><text:span text:style-name="T50">Los integrantes de los Ayuntamientos, electos popularmente por elección directa, podrán ser reelectos para el periodo inmediato, por una sola ocasión. Los ciudadanos que por elección indirecta o por nombramiento o designación de alguna autoridad desempeñen las funciones propias de esos cargos, cualquiera que sea la denominación que se les dé, podrán ser electas para un periodo adicional, en los términos del presente artículo”.</text:span></text:p>
      <text:p text:style-name="P44">Artículo Transitorio:</text:p>
      <text:p text:style-name="P37">ARTÍCULO ÚNICO.- El presente decreto entrará en vigor al día siguiente de su publicación en el Periódico Oficial del Estado.</text:p>
      <text:p text:style-name="P37">No hay elección concurrente con la federal. En 2019 se renueva la legislatura local, en 2018 es la elección federal de diputados, senadores y presidente, y en 2022 será la próxima elección de gobernador.</text:p>
      <text:p text:style-name="P39">[Transitorios relevantes aquí. Incluye también cualquier info sobre el calendario electoral, qué elección será concurrente con la federal.]</text:p>
      <text:p text:style-name="P50"><text:span text:style-name="T1">c. ¿Hay discrepancias con IMCO? No </text:span><text:span text:style-name="T6">[verifica cuando hayas visto los transitorios]</text:span></text:p>
      <text:p text:style-name="Text_20_body"/>
      <text:p text:style-name="P9">Reelección legislativa (IMCO):</text:p>
      <text:p text:style-name="P24"><draw:frame draw:style-name="fr1" draw:name="Image1" text:anchor-type="as-char" svg:width="5.9898in" svg:height="0.6252in" draw:z-index="0"><draw:image xlink:href="Pictures/100002010000023F0000003CB90ACC30.png" xlink:type="simple" xlink:show="embed" xlink:actuate="onLoad"/><svg:title>Captura de pantalla 2017-03-16 a la(s) 20.31.21.png</svg:title></draw:frame></text:p>
      <text:p text:style-name="P24"><draw:frame draw:style-name="fr1" draw:name="Image2" text:anchor-type="as-char" svg:width="6.0417in" svg:height="0.3335in" draw:z-index="1"><draw:image xlink:href="Pictures/1000020100000244000000201F56DF2F.png" xlink:type="simple" xlink:show="embed" xlink:actuate="onLoad"/><svg:title>Captura de pantalla 2017-03-16 a la(s) 20.31.06.png</svg:title></draw:frame></text:p>
      <text:p text:style-name="Text_20_body"/>
      <text:p text:style-name="P9">No hay discrepancias.</text:p>
      <text:p text:style-name="Text_20_body"/>
      <text:p text:style-name="P2">d. Créditos</text:p>
      <text:p text:style-name="P50"><text:span text:style-name="T1">d.1. Responsable del reporte estatal (con correo): </text:span><text:span text:style-name="T20">Ricardo de la Teja M.</text:span></text:p>
      <text:p text:style-name="P2">d.2. Quién hizo qué:</text:p>
      <text:p text:style-name="P15"><text:soft-page-break/>Ricardo de la Teja M.: recopiló información de la Constitución estatal y buscó en bases de datos alternas.</text:p>
      <text:p text:style-name="P2">Patricio Díaz Romo: revisó los artículos transitorios e información respecto a las fechas de reelección.</text:p>
      <text:p text:style-name="P2">e. Fechas</text:p>
      <text:p text:style-name="P2">e.1 De conclusión del reporte:</text:p>
      <text:p text:style-name="P2">e.2 Revisiones (fechadas, descritas y firmadas):</text:p>
      <text:p text:style-name="P2">--------------</text:p>
      <text:p text:style-name="P2">Tlaxcala</text:p>
      <text:p text:style-name="P2">edon=29</text:p>
      <text:p text:style-name="P2">edo=tla</text:p>
      <text:p text:style-name="P2">status=<text:span text:style-name="T92">ok</text:span></text:p>
      <text:p text:style-name="P2">--------------</text:p>
      <text:p text:style-name="P2">a. Resumen ejecutivo</text:p>
      <text:p text:style-name="P2">a.1. Publicación en el periódico oficial: 21/<text:span text:style-name="T85">7/</text:span>2015</text:p>
      <text:p text:style-name="P2">a.3. Mandatos consecutivos que puede servir un diputado: 4</text:p>
      <text:p text:style-name="P2">a.4. Mandatos consecutivos que pueden servir los miembros del ayuntamiento: 2</text:p>
      <text:p text:style-name="P2">a.5. Año electoral en que podrán contender diputados ocupantes por la reelección: 20<text:span text:style-name="T92">18</text:span></text:p>
      <text:p text:style-name="P2">a.6. Año electoral en que podrán contender alcaldes ocupantes por la reelección: 2024</text:p>
      <text:p text:style-name="P2">b. Texto de los artículos relevantes: </text:p>
      <text:p text:style-name="P41">Artículo 35. [...] Los  diputados  suplentes  podrán  ser  electos  para  el  periodo  inmediato  siguiente  con  el  carácter  de propietarios,  si  no  hubieren  ejercido  el  cargo. <text:s/>Los  diputados  propietarios  no  podrán  ser  electos  para  el  periodo  inmediato,  ni  aún  como  suplentes. Los  diputados  podrán  ser  electos  hasta  por  cuatro  periodos  consecutivos,  siempre  y  cuando  sean postulados  por  el  mismo  partido  político  o  coalición  que  los  postuló,  salvo  que  hayan  renunciado  o  perdido su  militancia  antes  de  la  mitad  de  su  mandato. </text:p>
      <text:p text:style-name="P41">ARTÍCULO  90. [...] El  presidente  municipal,  el  síndico  y  los  regidores  tendrán  el  carácter  de  munícipes  y  serán  electos  por medio  de  planillas,  en  la  circunscripción  municipal,  en  procesos  electorales  ordinarios  cada  tres  años,  o  en el  plazo  y  para  el  período  que  determinen  el  Congreso  del  Estado  y  las  leyes  aplicables  en  caso  de procesos  electorales  extraordinarios.</text:p>
      <text:p text:style-name="P50"/>
      <text:p text:style-name="P41">Decreto expedido el 30 de junio de 2015  </text:p>
      <text:p text:style-name="P41">TRANSITORIOS</text:p>
      <text:p text:style-name="P55">SÉPTIMO. Las reformas a los artículos 54 fracción LVII y 59 de esta Constitución</text:p>
      <text:p text:style-name="P55">entrarán en vigor el 31 de agosto del año 2021, por lo que el periodo de</text:p>
      <text:p text:style-name="P55">gobierno comprendido entre los años 2017 y 2021 iniciará el 1 de</text:p>
      <text:p text:style-name="P55">enero de 2017 y concluirá el 30 de agosto de 2021, teniendo una</text:p>
      <text:p text:style-name="P55">duración de cuatro años con ocho meses por única ocasión, a efecto de que la elección de</text:p>
      <text:p text:style-name="P55">Gobernador se haga concurrente con las elecciones federales de 2021 y</text:p>
      <text:p text:style-name="P55">subsecuentes en el año que corresponda.</text:p>
      <text:p text:style-name="P55"><text:soft-page-break/>OCTAVO. La reforma al artículo 38 de esta Constitución entrará en vigor el 30 de</text:p>
      <text:p text:style-name="P55">agosto del año 2018, por lo que la Legislatura que inicie el 31 de diciembre</text:p>
      <text:p text:style-name="P55">de 2016, concluirá el 29 de agosto de 2018, teniendo una</text:p>
      <text:p text:style-name="P55">duración de un año ocho meses, por única ocasión.</text:p>
      <text:p text:style-name="P55">La elección a efectuarse en el año 2018 se celebrará el primer domingo del mes de</text:p>
      <text:p text:style-name="P55">julio a efecto de que la elección de diputados locales se haga concurrente con las elecciones</text:p>
      <text:p text:style-name="P55">federales de 2018 y subsecuentes.</text:p>
      <text:p text:style-name="P55">NOVENO. La reforma prevista al artículo 90 en lo relativo a la fecha en que asumirán</text:p>
      <text:p text:style-name="P55">el cargo los integrantes de los ayuntamientos, entrará en vigor el día treinta y uno de agosto del</text:p>
      <text:p text:style-name="P55">2021. Los ayuntamientos que entren en funciones el primero de enero de dos mil</text:p>
      <text:p text:style-name="P55">diecisiete terminarán el treinta de agosto de dos mil veintiuno, tendiendo una duración de cuatro</text:p>
      <text:p text:style-name="P55">años ocho meses por única ocasión, a efecto de que la elección de los integrantes de los</text:p>
      <text:p text:style-name="P55">ayuntamientos se haga concurrente con las elecciones federales de 2021 y</text:p>
      <text:p text:style-name="P55">subsecuentes.</text:p>
      <text:p text:style-name="P55">DÉCIMO SEGUNDO. La elección consecutiva a que hace referencia el artículo 115, fracción I, segundo párrafo de la Constitución Federal; 90 párrafo cuarto y sexto de la Constitución Local, no será aplicable a los ayuntamientos que entren en funciones el primero de enero de 2017 y culminen el treinta de agosto de dos mil veintiuno, al ser su periodo de mandato superior a tres años. </text:p>
      <text:p text:style-name="P55">El régimen de reelección previsto en el artículo 90 párrafos cuarto y sexto de esta Constitución,</text:p>
      <text:p text:style-name="P55">será aplicable a partir de los ayuntamientos que rindan protesta el día treinta y uno de agosto de 2021.</text:p>
      <text:p text:style-name="P55"/>
      <text:p text:style-name="P2">c. ¿Hay discrepancias con IMCO?</text:p>
      <text:p text:style-name="P2">Sí, IMCO no tiene fecha de cuándo iniciarán los mandatos de reelección en Tlaxcala.</text:p>
      <text:p text:style-name="P2">d. Créditos</text:p>
      <text:p text:style-name="P2">d.1. Responsable del reporte estatal (con correo): Guadalupe Cervantes Terán (lupillo.guada15@gmail.com)</text:p>
      <text:p text:style-name="P2">d.2. Quién hizo qué:</text:p>
      <text:p text:style-name="P2">e. Fechas</text:p>
      <text:p text:style-name="P2">e.1 De conclusión del reporte:</text:p>
      <text:p text:style-name="P2">e.2 Revisiones (fechadas, descritas y firmadas):</text:p>
      <text:p text:style-name="P2">--------------</text:p>
      <text:p text:style-name="P2">Veracruz</text:p>
      <text:p text:style-name="P2">edon=30</text:p>
      <text:p text:style-name="P2">edo=ver</text:p>
      <text:p text:style-name="P2">status=ok</text:p>
      <text:p text:style-name="P2">--------------</text:p>
      <text:p text:style-name="P2">a. Resumen ejecutivo</text:p>
      <text:p text:style-name="P2"><text:soft-page-break/>a.1. Publicación en el periódico oficial: 9/<text:span text:style-name="T85">1/</text:span>2015</text:p>
      <text:p text:style-name="P2">a.3. Mandatos consecutivos que puede servir un diputado: 4</text:p>
      <text:p text:style-name="P2">a.4. Mandatos consecutivos que pueden servir los miembros del ayuntamiento: 1</text:p>
      <text:p text:style-name="P2">a.5. Año electoral en que podrán contender diputados ocupantes por la reelección: 2018</text:p>
      <text:p text:style-name="P2">a.6. Año electoral en que podrán contender alcaldes ocupantes por la reelección: No <text:span text:style-name="T93">consecutiva</text:span></text:p>
      <text:p text:style-name="P2">b. Texto de los artículos relevantes:</text:p>
      <text:p text:style-name="Text_20_body"/>
      <text:p text:style-name="P8">Art. 70. Los ediles durarán en su cargo cuatro años, debiendo tomar posesión el día primero de enero inmediato a su elección (...) Los ediles no podrán ser elegidos para integrar el Ayuntamiento del período siguiente; la misma prohibición se aplicará a los integrantes de los Concejos Municipales. Los ediles, cuando tengan el carácter de propietarios, no podrán ser elegidos para el período inmediato como suplentes; pero los que tengan el carácter de suplentes, sí podrán ser elegidos para el período inmediato como propietarios, a menos que hayan estado en ejercicio.</text:p>
      <text:p text:style-name="P8">Artículo 21. El Congreso se renovará en su totalidad cada tres años y se instalará el día 5 de noviembre inmediato posterior a las elecciones. Los diputados, cuando tengan el carácter de propietarios, no podrán ser elegidos para el período inmediato siguiente, ni aún con el carácter de suplentes; pero los que tengan el carácter de suplentes, sí podrán ser elegidos para el período inmediato como propietarios, a menos que hayan estado en ejercicio.</text:p>
      <text:p text:style-name="P8">Los diputados podrán ser electos hasta por cuatro periodos consecutivos. La postulación para la reelección sólo podrá ser realizada por el mismo partido que hizo la postulación previa o por alguno de los partidos integrantes de la coalición que los hubieren postulado, salvo que hayan renunciado o perdido su militancia antes de la mitad de su mandato. </text:p>
      <text:p text:style-name="P8">Transitorios</text:p>
      <text:p text:style-name="P8">Segundo. Los diputados al Congreso del Estado que se elijan el primer domingo de junio de 2016 durarán en su encargo dos años. Los diputados a la LXV Legislatura serán electos excepcionalmente el primer domingo de julio de 2018 y tomarán posesión el 5 de noviembre del mismo año. Asimismo, el primer domingo de julio de 2018 se elegirá al Gobernador del Estado, para cubrir el período del 1 de diciembre de 2018 al 30 de noviembre de 2024.</text:p>
      <text:p text:style-name="P8">Tercero. La reforma al artículo 21, relativa a la elección consecutiva de diputados, será aplicable a los diputados que sean electos a partir del proceso electoral de 2016.</text:p>
      <text:p text:style-name="P2">c. ¿Hay discrepancias con IMCO? No</text:p>
      <text:p text:style-name="P2">d. Créditos </text:p>
      <text:p text:style-name="P50"><text:span text:style-name="T1">d.1. Responsable del reporte estatal (con correo): Gonzalo Solis ( </text:span><text:a xlink:type="simple" xlink:href="mailto:gsrgonzalo@gmail.com"><text:span text:style-name="T34">gsrgonzalo@gmail.com</text:span></text:a><text:span text:style-name="T21"> </text:span><text:span text:style-name="T1">)</text:span></text:p>
      <text:p text:style-name="P2">d.2. Quién hizo qué:</text:p>
      <text:p text:style-name="P2">50% Yoshua Pellman síntesis de información y búsqueda de discrepancias</text:p>
      <text:p text:style-name="P2">50% Gonzalo Solis síntesis de información y entrevistas</text:p>
      <text:p text:style-name="P2">e. Fechas</text:p>
      <text:p text:style-name="P2">e.1 De conclusión del reporte:</text:p>
      <text:p text:style-name="P2"><text:soft-page-break/>e.2 Revisiones (fechadas, descritas y firmadas):</text:p>
      <text:p text:style-name="P2">--------------</text:p>
      <text:p text:style-name="P2">Yucatán</text:p>
      <text:p text:style-name="P2">edon=31</text:p>
      <text:p text:style-name="P2">edo=yuc</text:p>
      <text:p text:style-name="P2">status=ok</text:p>
      <text:p text:style-name="P2">--------------</text:p>
      <text:p text:style-name="P2">a. Resumen ejecutivo</text:p>
      <text:p text:style-name="P2">a.1. Publicación en el periódico oficial: 20/<text:span text:style-name="T85">6/</text:span>2014</text:p>
      <text:p text:style-name="P2">a.3. Mandatos consecutivos que puede servir un diputado: 4</text:p>
      <text:p text:style-name="P2">a.4. Mandatos consecutivos que pueden servir los miembros del ayuntamiento: 2</text:p>
      <text:p text:style-name="P2">a.5. Año electoral en que podrán contender diputados ocupantes por la reelección: 2018</text:p>
      <text:p text:style-name="P2">a.6. Año electoral en que podrán contender alcaldes ocupantes por la reelección: 2018</text:p>
      <text:p text:style-name="P2">b. Texto de los artículos relevantes:</text:p>
      <text:p text:style-name="P51"><text:span text:style-name="T1">Art. 20.- (...) </text:span><text:span text:style-name="T6">Los diputados podrán ser electos hasta por cuatro períodos consecutivos. </text:span><text:span text:style-name="T1">La postulación sólo podrá ser realizada por el mismo partido o por cualquiera de los partidos integrantes de la coalición que lo hubieran postulado, salvo que hayan renunciado o perdido su militancia antes de la mitad de su mandato. La reelección se efectuará conforme a lo que disponga la Ley.</text:span></text:p>
      <text:p text:style-name="P3">Art. 77.- Los municipios se organizarán administrativa y políticamente, conforme a las bases siguientes:</text:p>
      <text:p text:style-name="P51"><text:span text:style-name="T1">Primera.- Los ayuntamientos entrarán en funciones, el 1 de septiembre inmediato a su elección, y </text:span><text:span text:style-name="T6">durarán en su encargo tres años.</text:span></text:p>
      <text:p text:style-name="P51"><text:span text:style-name="T1">Segunda.- </text:span><text:span text:style-name="T6">El Presidente Municipal, los regidores y el síndico, podrán ser reelectos para un período constitucional adicional. </text:span><text:span text:style-name="T1">La postulación sólo podrá ser realizada por el mismo partido o por cualquiera de los partidos integrantes de la coalición que los hubieren postulado, salvo que hayan renunciado o perdido su militancia antes de la mitad de su mandato. La reelección se efectuará conforme a lo que disponga la Ley.</text:span></text:p>
      <text:p text:style-name="P29">Transitorios</text:p>
      <text:p text:style-name="P51"><text:span text:style-name="T1">Art. tercero.</text:span><text:span text:style-name="T21"> </text:span><text:span text:style-name="T6">La reelección de diputados del Congreso local no será aplicable para aquellos que se encuentren en funciones a la entrada en vigor de este decreto.</text:span></text:p>
      <text:p text:style-name="P51"><text:span text:style-name="T1">Art. cuarto. </text:span><text:span text:style-name="T6">La reelección de presidentes municipales, regidores y síndicos no será aplicable a los integrantes que hayan protestado el cargo en el ayuntamiento que se encuentre en funciones a la entrada en vigor de este decreto.</text:span></text:p>
      <text:p text:style-name="P2">c. ¿Hay discrepancias con IMCO?</text:p>
      <text:p text:style-name="P2">d. Créditos</text:p>
      <text:p text:style-name="P2">d.1. Responsable del reporte estatal (con correo): Patricia Cruz Marín (pacruma@gmail.com)</text:p>
      <text:p text:style-name="P2">d.2. Quién hizo qué:</text:p>
      <text:p text:style-name="P2">-Reporte se realizó de manera conjunta con Michelle Sáenz Fernández</text:p>
      <text:p text:style-name="P2">e. Fechas</text:p>
      <text:p text:style-name="P2"><text:soft-page-break/>e.1 De conclusión del reporte:</text:p>
      <text:p text:style-name="P2">e.2 Revisiones (fechadas, descritas y firmadas):</text:p>
      <text:p text:style-name="P2">--------------</text:p>
      <text:p text:style-name="P2">Zacatecas</text:p>
      <text:p text:style-name="P2">edon=32</text:p>
      <text:p text:style-name="P2">edo=zac</text:p>
      <text:p text:style-name="P2">status=ok</text:p>
      <text:p text:style-name="P2">--------------</text:p>
      <text:p text:style-name="P2">a. Resumen ejecutivo</text:p>
      <text:p text:style-name="P50"><text:span text:style-name="T1">a.1. Publicación en el periódico oficial: </text:span><text:span text:style-name="T55">12/</text:span><text:span text:style-name="T56">7/</text:span><text:span text:style-name="T55">2014</text:span></text:p>
      <text:p text:style-name="P2">a.3. Mandatos consecutivos que puede servir un diputado: 2</text:p>
      <text:p text:style-name="P2">a.4. Mandatos consecutivos que pueden servir los miembros del ayuntamiento: 2</text:p>
      <text:p text:style-name="P2">a.5. Año electoral en que podrán contender diputados ocupantes por la reelección: 2018</text:p>
      <text:p text:style-name="P50"><text:span text:style-name="T1">a.6. Año electoral en que podrán contender alcaldes ocupantes por la reelección: </text:span><text:span text:style-name="T11">2018</text:span></text:p>
      <text:p text:style-name="P2">b. Texto de los artículos relevantes:</text:p>
      <text:p text:style-name="P39">Constitución</text:p>
      <text:p text:style-name="P50"><text:span text:style-name="T52">Art. 51 </text:span><text:span text:style-name="T50">Los Diputados podrán ser electos consecutivamente por un período adicional. La postulación sólo podrá ser realizada por el mismo partido o por cualquiera de los partidos integrantes de la coalición que los hubieren postulado, salvo que hayan renunciado o perdido su militancia antes de la mitad de su mandato (…)</text:span></text:p>
      <text:p text:style-name="P50"><text:span text:style-name="T52">Art. 118 </text:span><text:span text:style-name="T50">(…) El Ayuntamiento se integrará por un Presidente, un Síndico y el número de Regidores que determine esta Constitución y la Ley, quienes tendrán derecho a la elección consecutiva para el mismo cargo, por un período adicional, siempre y cuando sean postulados por el mismo partido o por cualquiera de los partidos integrantes de la coalición que les hubieren postulado, salvo que hayan renunciado o perdido su militancia antes de la mitad de su mandato (…)</text:span></text:p>
      <text:p text:style-name="P37">Transitorios, P.O. 12 DE JULIO DE 2014.</text:p>
      <text:p text:style-name="P37">DÉCIMO.- La reforma al artículo 118 de esta Constitución será aplicable a los integrantes de los Ayuntamientos que sean electos a partir del proceso electoral de 2016 [y] no será aplicable a los integrantes que hayan protestado el cargo en el Ayuntamiento que se encuentre en funciones a la entrada en vigor del presente Decreto.</text:p>
      <text:p text:style-name="P37">DÉCIMO PRIMERO.- Por única ocasión, los integrantes de los Ayuntamientos Electos en el proceso electoral del año 2016, durarán en su encargo dos años y se realizarán elecciones municipales para la renovación total de los Ayuntamientos en el año 2018...</text:p>
      <text:p text:style-name="P37">DÉCIMO SEGUNDO.- La reforma al artículo 51 de esta Constitución será aplicable a los diputados que sean electos a partir del proceso electoral de 2016 [y] no será aplicable a los legisladores que hayan protestado el cargo en la legislatura que se encuentre en funciones a la entrada en vigor del presente Decreto.</text:p>
      <text:p text:style-name="P37">DÉCIMO TERCERO.- Por única ocasión, los integrantes de Legislatura del Estado que sean electos en el proceso electoral del año 2016 durarán en su encargo dos años y se realizarán elecciones de Diputados en el año 2018...</text:p>
      <text:p text:style-name="P37">DÉCIMO CUARTO.- Por única ocasión, el Titular del Ejecutivo que sea electo en el proceso electoral del año 2016, durará en su encargo cinco años y se realizará elección de Gobernador en el año 2021...</text:p>
      <text:p text:style-name="P2">c. ¿Hay discrepancias con IMCO? No</text:p>
      <text:p text:style-name="P2"><text:soft-page-break/>d. Créditos</text:p>
      <text:p text:style-name="P50"><text:span text:style-name="T1">d.1. Responsable del reporte estatal (con correo): </text:span><text:span text:style-name="T11">Oscar Alcántara (oav1995@gmail.com)</text:span></text:p>
      <text:p text:style-name="P2">d.2. Quién hizo qué:</text:p>
      <text:p text:style-name="P15">Oscar Alcántara sintetizó y ordenó la información recopilada por él y por José Alejandro Palma. </text:p>
      <text:p text:style-name="P15">Oscar Alcántara 50%</text:p>
      <text:p text:style-name="P15">José Alejandro Palma 50%</text:p>
      <text:p text:style-name="P2">e. Fechas</text:p>
      <text:p text:style-name="P2">e.1 De conclusión del reporte: 14 de marzo de 2017</text:p>
      <text:p text:style-name="P2">e.2 Revisiones (fechadas, descritas y firmadas):</text:p>
      <text:p text:style-name="P2">--------------</text:p>
      <text:p text:style-name="Text_20_body"/>
      <text:p text:style-name="P2">Parte 2. Información de entrevistas por estado</text:p>
      <text:p text:style-name="P2">--------------</text:p>
      <text:p text:style-name="P2">Aguascalientes</text:p>
      <text:p text:style-name="P2">--------------</text:p>
      <text:p text:style-name="P2">a. ¿El estado necesitará más de una entrevista para dirimir ambigüedades y discrepancias?</text:p>
      <text:p text:style-name="P2">b. Primera entrevista</text:p>
      <text:p text:style-name="P2">b.1 Nombre de entrevistado y una breve justificación de su selección</text:p>
      <text:p text:style-name="P2">b.2 Status de la entrevista</text:p>
      <text:p text:style-name="P2">b.3 Fecha de la entrevista</text:p>
      <text:p text:style-name="P2">b.4 Resumen de la entrevista</text:p>
      <text:p text:style-name="P2">c. Observaciones relevantes</text:p>
      <text:p text:style-name="P2">--------------</text:p>
      <text:p text:style-name="P2">Baja California</text:p>
      <text:p text:style-name="P2">--------------</text:p>
      <text:p text:style-name="P2">a. ¿El estado necesitará más de una entrevista para dirimir ambigüedades y discrepancias?</text:p>
      <text:p text:style-name="P2">b. Primera entrevista</text:p>
      <text:p text:style-name="P2">b.1 Nombre de entrevistado y una breve justificación de su selección</text:p>
      <text:p text:style-name="P2">b.2 Status de la entrevista</text:p>
      <text:p text:style-name="P2">b.3 Fecha de la entrevista</text:p>
      <text:p text:style-name="P2">b.4 Resumen de la entrevista</text:p>
      <text:p text:style-name="P2">c. Observaciones relevantes</text:p>
      <text:p text:style-name="P2">--------------</text:p>
      <text:p text:style-name="P2">Baja California Sur</text:p>
      <text:p text:style-name="P2">--------------</text:p>
      <text:p text:style-name="P2">a. ¿El estado necesitará más de una entrevista para dirimir ambigüedades y discrepancias?</text:p>
      <text:p text:style-name="P2">b. Primera entrevista</text:p>
      <text:p text:style-name="P2">b.1 Nombre de entrevistado y una breve justificación de su selección</text:p>
      <text:p text:style-name="P2">b.2 Status de la entrevista</text:p>
      <text:p text:style-name="P2"><text:soft-page-break/>b.3 Fecha de la entrevista</text:p>
      <text:p text:style-name="P2">b.4 Resumen de la entrevista</text:p>
      <text:p text:style-name="P2">c. Observaciones relevantes</text:p>
      <text:p text:style-name="P2">--------------</text:p>
      <text:p text:style-name="P2">Campeche</text:p>
      <text:p text:style-name="P2">--------------</text:p>
      <text:p text:style-name="P2">a. ¿El estado necesitará más de una entrevista para dirimir ambigüedades y discrepancias?</text:p>
      <text:p text:style-name="P2">b. Primera entrevista</text:p>
      <text:p text:style-name="P2">b.1 Nombre de entrevistado y una breve justificación de su selección</text:p>
      <text:p text:style-name="P2">b.2 Status de la entrevista</text:p>
      <text:p text:style-name="P2">b.3 Fecha de la entrevista</text:p>
      <text:p text:style-name="P2">b.4 Resumen de la entrevista</text:p>
      <text:p text:style-name="P2">c. Observaciones relevantes</text:p>
      <text:p text:style-name="P2">--------------</text:p>
      <text:p text:style-name="P2">Coahuila</text:p>
      <text:p text:style-name="P2">--------------</text:p>
      <text:p text:style-name="P2">a. ¿El estado necesitará más de una entrevista para dirimir ambigüedades y discrepancias?</text:p>
      <text:p text:style-name="P2">b. Primera entrevista</text:p>
      <text:p text:style-name="P2">b.1 Nombre de entrevistado y una breve justificación de su selección</text:p>
      <text:p text:style-name="P2">b.2 Status de la entrevista</text:p>
      <text:p text:style-name="P2">b.3 Fecha de la entrevista</text:p>
      <text:p text:style-name="P2">b.4 Resumen de la entrevista</text:p>
      <text:p text:style-name="P2">c. Observaciones relevantes</text:p>
      <text:p text:style-name="P2">--------------</text:p>
      <text:p text:style-name="P2">Colima</text:p>
      <text:p text:style-name="P2">--------------</text:p>
      <text:p text:style-name="P2">a. ¿El estado necesitará más de una entrevista para dirimir ambigüedades y discrepancias?</text:p>
      <text:p text:style-name="P2">b. Primera entrevista</text:p>
      <text:p text:style-name="P2">b.1 Nombre de entrevistado y una breve justificación de su selección</text:p>
      <text:p text:style-name="P2">b.2 Status de la entrevista</text:p>
      <text:p text:style-name="P2">b.3 Fecha de la entrevista</text:p>
      <text:p text:style-name="P2">b.4 Resumen de la entrevista</text:p>
      <text:p text:style-name="P2">c. Observaciones relevantes</text:p>
      <text:p text:style-name="P2">--------------</text:p>
      <text:p text:style-name="P2">Chiapas</text:p>
      <text:p text:style-name="P2">--------------</text:p>
      <text:p text:style-name="P2">a. ¿El estado necesitará más de una entrevista para dirimir ambigüedades y discrepancias?</text:p>
      <text:p text:style-name="P2">b. Primera entrevista</text:p>
      <text:p text:style-name="P2">b.1 Nombre de entrevistado y una breve justificación de su selección</text:p>
      <text:p text:style-name="P2"><text:soft-page-break/>b.2 Status de la entrevista</text:p>
      <text:p text:style-name="P2">b.3 Fecha de la entrevista</text:p>
      <text:p text:style-name="P2">b.4 Resumen de la entrevista</text:p>
      <text:p text:style-name="P2">c. Observaciones relevantes</text:p>
      <text:p text:style-name="P2">--------------</text:p>
      <text:p text:style-name="P2">Chihuahua</text:p>
      <text:p text:style-name="P2">--------------</text:p>
      <text:p text:style-name="P2">a. ¿El estado necesitará más de una entrevista para dirimir ambigüedades y discrepancias?</text:p>
      <text:p text:style-name="P2">b. Primera entrevista</text:p>
      <text:p text:style-name="P2">b.1 Nombre de entrevistado y una breve justificación de su selección</text:p>
      <text:p text:style-name="P2">b.2 Status de la entrevista</text:p>
      <text:p text:style-name="P2">b.3 Fecha de la entrevista</text:p>
      <text:p text:style-name="P2">b.4 Resumen de la entrevista</text:p>
      <text:p text:style-name="P2">c. Observaciones relevantes</text:p>
      <text:p text:style-name="P2">--------------</text:p>
      <text:p text:style-name="P2">Ciudad de México</text:p>
      <text:p text:style-name="P2">--------------</text:p>
      <text:p text:style-name="P2">a. ¿El estado necesitará más de una entrevista para dirimir ambigüedades y discrepancias?</text:p>
      <text:p text:style-name="P2">No. Es claro todo.</text:p>
      <text:p text:style-name="P2">b. Primera entrevista</text:p>
      <text:p text:style-name="P2">b.1 Nombre de entrevistado y una breve justificación de su selección</text:p>
      <text:p text:style-name="P2">b.2 Status de la entrevista</text:p>
      <text:p text:style-name="P2">b.3 Fecha de la entrevista</text:p>
      <text:p text:style-name="P2">b.4 Resumen de la entrevista</text:p>
      <text:p text:style-name="P2">c. Observaciones relevantes</text:p>
      <text:p text:style-name="P2">--------------</text:p>
      <text:p text:style-name="P2">Durango</text:p>
      <text:p text:style-name="P2">--------------</text:p>
      <text:p text:style-name="P2">a. ¿El estado necesitará más de una entrevista para dirimir ambigüedades y discrepancias?</text:p>
      <text:p text:style-name="P2">b. Primera entrevista</text:p>
      <text:p text:style-name="P2">b.1 Nombre de entrevistado y una breve justificación de su selección</text:p>
      <text:p text:style-name="P2">b.2 Status de la entrevista</text:p>
      <text:p text:style-name="P2">b.3 Fecha de la entrevista</text:p>
      <text:p text:style-name="P2">b.4 Resumen de la entrevista</text:p>
      <text:p text:style-name="P2">c. Observaciones relevantes</text:p>
      <text:p text:style-name="P2">--------------</text:p>
      <text:p text:style-name="P2">Guanajuato</text:p>
      <text:p text:style-name="P2">--------------</text:p>
      <text:p text:style-name="P2">a. ¿El estado necesitará más de una entrevista para dirimir ambigüedades y discrepancias?</text:p>
      <text:p text:style-name="P2"><text:soft-page-break/>b. Primera entrevista</text:p>
      <text:p text:style-name="P2">b.1 Nombre de entrevistado y una breve justificación de su selección</text:p>
      <text:p text:style-name="P2">b.2 Status de la entrevista</text:p>
      <text:p text:style-name="P2">b.3 Fecha de la entrevista</text:p>
      <text:p text:style-name="P2">b.4 Resumen de la entrevista</text:p>
      <text:p text:style-name="P2">c. Observaciones relevantes</text:p>
      <text:p text:style-name="P2">--------------</text:p>
      <text:p text:style-name="P2">Guerrero</text:p>
      <text:p text:style-name="P2">--------------</text:p>
      <text:p text:style-name="P2">a. ¿El estado necesitará más de una entrevista para dirimir ambigüedades y discrepancias?</text:p>
      <text:p text:style-name="P2">b. Primera entrevista</text:p>
      <text:p text:style-name="P2">b.1 Nombre de entrevistado y una breve justificación de su selección</text:p>
      <text:p text:style-name="P2">b.2 Status de la entrevista</text:p>
      <text:p text:style-name="P2">b.3 Fecha de la entrevista</text:p>
      <text:p text:style-name="P2">b.4 Resumen de la entrevista</text:p>
      <text:p text:style-name="P2">c. Observaciones relevantes</text:p>
      <text:p text:style-name="P2">--------------</text:p>
      <text:p text:style-name="P2">Hidalgo</text:p>
      <text:p text:style-name="P2">--------------</text:p>
      <text:p text:style-name="P2">a. ¿El estado necesitará más de una entrevista para dirimir ambigüedades y discrepancias?</text:p>
      <text:p text:style-name="P2">Sí, en especial en relación al año en que los diputados podrán buscar la reelección.</text:p>
      <text:p text:style-name="Text_20_body"/>
      <text:p text:style-name="P2">b. Primera entrevista</text:p>
      <text:p text:style-name="P2">b.1 Nombre de entrevistado y una breve justificación de su selección</text:p>
      <text:p text:style-name="P2">Los siguientes son candidatos a entrevista:</text:p>
      <text:list xml:id="list6880457632541255662" text:style-name="L2">
        <text:list-item>
          <text:p text:style-name="P57"><text:span text:style-name="T83">Dip. Marcela Vieyra Alamilla (PRI): </text:span><text:span text:style-name="T76">es presidenta de la Comisión de Transparencia y Acceso a la Información Pública Gubernamental; también es secretaria de la Comisión de Legislación y Puntos Constitucionales.</text:span></text:p>
        </text:list-item>
        <text:list-item>
          <text:p text:style-name="P57"><text:span text:style-name="T83">Dip. Luis Enrique Baños Gómez (PAN):</text:span><text:span text:style-name="T76"> preside la Comisión de Legislación y Puntos Constitucionales; también es integrante de la Comisión de Transparencia y Acceso a la Información Pública gubernamental.</text:span></text:p>
        </text:list-item>
        <text:list-item>
          <text:p text:style-name="P59"><text:span text:style-name="T50">Dr. Roberto Rodríguez Gaona: es doctor en derecho y profesor de la UAEH. Ha realizado actividades en torno al derecho constitucional (</text:span><text:a xlink:type="simple" xlink:href="mailto:rrgaona@uaeh.edu.mx"><text:span text:style-name="T35">rrgaona@uaeh.edu.mx</text:span></text:a><text:span text:style-name="T50">).</text:span></text:p>
        </text:list-item>
        <text:list-item>
          <text:p text:style-name="P58"><text:span text:style-name="T76">Dip. Miguel Ángel de la Fuente López (MC)</text:span><text:span text:style-name="T75">: Es representante de su partido ante la Junta de Gobierno de la actual Legislatura.</text:span></text:p>
        </text:list-item>
      </text:list>
      <text:p text:style-name="P2">b.2 Status de la entrevista</text:p>
      <text:p text:style-name="P2">b.3 Fecha de la entrevista</text:p>
      <text:p text:style-name="P2">b.4 Resumen de la entrevista</text:p>
      <text:p text:style-name="P2">c. Observaciones relevantes</text:p>
      <text:p text:style-name="P2"><text:soft-page-break/>--------------</text:p>
      <text:p text:style-name="P2">Jalisco</text:p>
      <text:p text:style-name="P2">--------------</text:p>
      <text:p text:style-name="P2">a. ¿El estado necesitará más de una entrevista para dirimir ambigüedades y discrepancias?</text:p>
      <text:p text:style-name="P2">b. Primera entrevista</text:p>
      <text:p text:style-name="P2">b.1 Nombre de entrevistado y una breve justificación de su selección</text:p>
      <text:p text:style-name="P2">b.2 Status de la entrevista</text:p>
      <text:p text:style-name="P2">b.3 Fecha de la entrevista</text:p>
      <text:p text:style-name="P2">b.4 Resumen de la entrevista</text:p>
      <text:p text:style-name="P2">c. Observaciones relevantes</text:p>
      <text:p text:style-name="P2">--------------</text:p>
      <text:p text:style-name="P2">México</text:p>
      <text:p text:style-name="P2">--------------</text:p>
      <text:p text:style-name="P2">a. ¿El estado necesitará más de una entrevista para dirimir ambigüedades y discrepancias? No </text:p>
      <text:p text:style-name="P2">b. Primera entrevista</text:p>
      <text:p text:style-name="P2">b.1 Nombre de entrevistado y una breve justificación de su selección</text:p>
      <text:p text:style-name="P2">b.2 Status de la entrevista</text:p>
      <text:p text:style-name="P2">b.3 Fecha de la entrevista</text:p>
      <text:p text:style-name="P2">b.4 Resumen de la entrevista</text:p>
      <text:p text:style-name="P2">c. Observaciones relevantes</text:p>
      <text:p text:style-name="P2">--------------</text:p>
      <text:p text:style-name="P2">Michoacán</text:p>
      <text:p text:style-name="P2">--------------</text:p>
      <text:p text:style-name="P2">a. ¿El estado necesitará más de una entrevista para dirimir ambigüedades y discrepancias?</text:p>
      <text:p text:style-name="P2">b. Primera entrevista</text:p>
      <text:p text:style-name="P2">b.1 Nombre de entrevistado y una breve justificación de su selección</text:p>
      <text:p text:style-name="P2">b.2 Status de la entrevista</text:p>
      <text:p text:style-name="P2">b.3 Fecha de la entrevista</text:p>
      <text:p text:style-name="P2">b.4 Resumen de la entrevista</text:p>
      <text:p text:style-name="P2">c. Observaciones relevantes</text:p>
      <text:p text:style-name="P2">--------------</text:p>
      <text:p text:style-name="P2">Morelos</text:p>
      <text:p text:style-name="P2">--------------</text:p>
      <text:p text:style-name="P2">a. ¿El estado necesitará más de una entrevista para dirimir ambigüedades y discrepancias?</text:p>
      <text:p text:style-name="P2">b. Primera entrevista</text:p>
      <text:p text:style-name="P2">b.1 Nombre de entrevistado y una breve justificación de su selección</text:p>
      <text:p text:style-name="P2">b.2 Status de la entrevista</text:p>
      <text:p text:style-name="P2">b.3 Fecha de la entrevista</text:p>
      <text:p text:style-name="P2">b.4 Resumen de la entrevista</text:p>
      <text:p text:style-name="P2"><text:soft-page-break/>c. Observaciones relevantes</text:p>
      <text:p text:style-name="P2">--------------</text:p>
      <text:p text:style-name="P2">Nayarit</text:p>
      <text:p text:style-name="P2">--------------</text:p>
      <text:p text:style-name="P2">a. ¿El estado necesitará más de una entrevista para dirimir ambigüedades y discrepancias?</text:p>
      <text:p text:style-name="P2">b. Primera entrevista</text:p>
      <text:p text:style-name="P2">b.1 Nombre de entrevistado y una breve justificación de su selección</text:p>
      <text:p text:style-name="P2">b.2 Status de la entrevista</text:p>
      <text:p text:style-name="P2">b.3 Fecha de la entrevista</text:p>
      <text:p text:style-name="P2">b.4 Resumen de la entrevista</text:p>
      <text:p text:style-name="P2">c. Observaciones relevantes</text:p>
      <text:p text:style-name="P2">--------------</text:p>
      <text:p text:style-name="P2">Nuevo León</text:p>
      <text:p text:style-name="P2">--------------</text:p>
      <text:p text:style-name="P2">a. ¿El estado necesitará más de una entrevista para dirimir ambigüedades y discrepancias?</text:p>
      <text:p text:style-name="P2">b. Primera entrevista</text:p>
      <text:p text:style-name="P2">b.1 Nombre de entrevistado y una breve justificación de su selección</text:p>
      <text:p text:style-name="P2">b.2 Status de la entrevista</text:p>
      <text:p text:style-name="P2">b.3 Fecha de la entrevista</text:p>
      <text:p text:style-name="P2">b.4 Resumen de la entrevista</text:p>
      <text:p text:style-name="P2">c. Observaciones relevantes</text:p>
      <text:p text:style-name="P2">--------------</text:p>
      <text:p text:style-name="P2">Oaxaca</text:p>
      <text:p text:style-name="P2">--------------</text:p>
      <text:p text:style-name="P2">a. ¿El estado necesitará más de una entrevista para dirimir ambigüedades y discrepancias?</text:p>
      <text:p text:style-name="P2">b. Primera entrevista</text:p>
      <text:p text:style-name="P2">b.1 Nombre de entrevistado y una breve justificación de su selección</text:p>
      <text:p text:style-name="P2">b.2 Status de la entrevista</text:p>
      <text:p text:style-name="P2">b.3 Fecha de la entrevista</text:p>
      <text:p text:style-name="P2">b.4 Resumen de la entrevista</text:p>
      <text:p text:style-name="P2">c. Observaciones relevantes</text:p>
      <text:p text:style-name="P2">--------------</text:p>
      <text:p text:style-name="P2">Puebla</text:p>
      <text:p text:style-name="P2">--------------</text:p>
      <text:p text:style-name="P2">a. ¿El estado necesitará más de una entrevista para dirimir ambigüedades y discrepancias?</text:p>
      <text:p text:style-name="P2">b. Primera entrevista</text:p>
      <text:p text:style-name="P2">b.1 Nombre de entrevistado y una breve justificación de su selección</text:p>
      <text:p text:style-name="P2">b.2 Status de la entrevista</text:p>
      <text:p text:style-name="P2">b.3 Fecha de la entrevista</text:p>
      <text:p text:style-name="P2"><text:soft-page-break/>b.4 Resumen de la entrevista</text:p>
      <text:p text:style-name="P2">c. Observaciones relevantes</text:p>
      <text:p text:style-name="P2">--------------</text:p>
      <text:p text:style-name="P2">Querétaro</text:p>
      <text:p text:style-name="P2">--------------</text:p>
      <text:p text:style-name="P2">a. ¿El estado necesitará más de una entrevista para dirimir ambigüedades y discrepancias?</text:p>
      <text:p text:style-name="P2">b. Primera entrevista</text:p>
      <text:p text:style-name="P2">b.1 Nombre de entrevistado y una breve justificación de su selección</text:p>
      <text:p text:style-name="P2">b.2 Status de la entrevista</text:p>
      <text:p text:style-name="P2">b.3 Fecha de la entrevista</text:p>
      <text:p text:style-name="P2">b.4 Resumen de la entrevista</text:p>
      <text:p text:style-name="P2">c. Observaciones relevantes</text:p>
      <text:p text:style-name="P2">--------------</text:p>
      <text:p text:style-name="P2">Quintana Roo</text:p>
      <text:p text:style-name="P2">--------------</text:p>
      <text:p text:style-name="P2">a. ¿El estado necesitará más de una entrevista para dirimir ambigüedades y discrepancias?</text:p>
      <text:p text:style-name="P2">b. Primera entrevista</text:p>
      <text:p text:style-name="P2">b.1 Nombre de entrevistado y una breve justificación de su selección</text:p>
      <text:p text:style-name="P2">b.2 Status de la entrevista</text:p>
      <text:p text:style-name="P2">b.3 Fecha de la entrevista</text:p>
      <text:p text:style-name="P2">b.4 Resumen de la entrevista</text:p>
      <text:p text:style-name="P2">c. Observaciones relevantes</text:p>
      <text:p text:style-name="P2">--------------</text:p>
      <text:p text:style-name="P2">San Luis Potosí</text:p>
      <text:p text:style-name="P2">--------------</text:p>
      <text:p text:style-name="P2">a. ¿El estado necesitará más de una entrevista para dirimir ambigüedades y discrepancias?</text:p>
      <text:p text:style-name="P2">b. Primera entrevista</text:p>
      <text:p text:style-name="P2">b.1 Nombre de entrevistado y una breve justificación de su selección</text:p>
      <text:p text:style-name="P2">b.2 Status de la entrevista</text:p>
      <text:p text:style-name="P2">b.3 Fecha de la entrevista</text:p>
      <text:p text:style-name="P2">b.4 Resumen de la entrevista</text:p>
      <text:p text:style-name="P2">c. Observaciones relevantes</text:p>
      <text:p text:style-name="P2">--------------</text:p>
      <text:p text:style-name="P2">Sinaloa</text:p>
      <text:p text:style-name="P2">--------------</text:p>
      <text:p text:style-name="P2">a. ¿El estado necesitará más de una entrevista para dirimir ambigüedades y discrepancias? No</text:p>
      <text:p text:style-name="P2">b. Primera entrevista</text:p>
      <text:p text:style-name="P2">b.1 Nombre de entrevistado y una breve justificación de su selección</text:p>
      <text:p text:style-name="P2">b.2 Status de la entrevista</text:p>
      <text:p text:style-name="P2"><text:soft-page-break/>b.3 Fecha de la entrevista</text:p>
      <text:p text:style-name="P2">b.4 Resumen de la entrevista</text:p>
      <text:p text:style-name="P2">c. Observaciones relevantes</text:p>
      <text:p text:style-name="P2">--------------</text:p>
      <text:p text:style-name="P2">Sonora</text:p>
      <text:p text:style-name="P2">--------------</text:p>
      <text:p text:style-name="P2">a. ¿El estado necesitará más de una entrevista para dirimir ambigüedades y discrepancias?</text:p>
      <text:p text:style-name="P2">b. Primera entrevista</text:p>
      <text:p text:style-name="P2">b.1 Nombre de entrevistado y una breve justificación de su selección</text:p>
      <text:p text:style-name="P2">b.2 Status de la entrevista</text:p>
      <text:p text:style-name="P2">b.3 Fecha de la entrevista</text:p>
      <text:p text:style-name="P2">b.4 Resumen de la entrevista</text:p>
      <text:p text:style-name="P2">c. Observaciones relevantes</text:p>
      <text:p text:style-name="P2">--------------</text:p>
      <text:p text:style-name="P2">Tabasco</text:p>
      <text:p text:style-name="P2">--------------</text:p>
      <text:p text:style-name="P2">a. ¿El estado necesitará más de una entrevista para dirimir ambigüedades y discrepancias?</text:p>
      <text:p text:style-name="P2">b. Primera entrevista</text:p>
      <text:p text:style-name="P2">b.1 Nombre de entrevistado y una breve justificación de su selección</text:p>
      <text:p text:style-name="P2">b.2 Status de la entrevista</text:p>
      <text:p text:style-name="P2">b.3 Fecha de la entrevista</text:p>
      <text:p text:style-name="P2">b.4 Resumen de la entrevista</text:p>
      <text:p text:style-name="P2">c. Observaciones relevantes</text:p>
      <text:p text:style-name="P2">--------------</text:p>
      <text:p text:style-name="P2">Tamaulipas</text:p>
      <text:p text:style-name="P2">--------------</text:p>
      <text:p text:style-name="P2">a. ¿El estado necesitará más de una entrevista para dirimir ambigüedades y discrepancias?</text:p>
      <text:p text:style-name="P2">b. Primera entrevista</text:p>
      <text:p text:style-name="P2">b.1 Nombre de entrevistado y una breve justificación de su selección</text:p>
      <text:p text:style-name="P2">b.2 Status de la entrevista</text:p>
      <text:p text:style-name="P2">b.3 Fecha de la entrevista</text:p>
      <text:p text:style-name="P2">b.4 Resumen de la entrevista</text:p>
      <text:p text:style-name="P2">c. Observaciones relevantes</text:p>
      <text:p text:style-name="P2">--------------</text:p>
      <text:p text:style-name="P2">Tlaxcala</text:p>
      <text:p text:style-name="P2">--------------</text:p>
      <text:p text:style-name="P2">a. ¿El estado necesitará más de una entrevista para dirimir ambigüedades y discrepancias?</text:p>
      <text:p text:style-name="P2">b. Primera entrevista</text:p>
      <text:p text:style-name="P2">b.1 Nombre de entrevistado y una breve justificación de su selección</text:p>
      <text:p text:style-name="P2"><text:soft-page-break/>b.2 Status de la entrevista</text:p>
      <text:p text:style-name="P2">b.3 Fecha de la entrevista</text:p>
      <text:p text:style-name="P2">b.4 Resumen de la entrevista</text:p>
      <text:p text:style-name="P2">c. Observaciones relevantes</text:p>
      <text:p text:style-name="P2">--------------</text:p>
      <text:p text:style-name="P2">Veracruz</text:p>
      <text:p text:style-name="P2">--------------</text:p>
      <text:p text:style-name="P2">a. ¿El estado necesitará más de una entrevista para dirimir ambigüedades y discrepancias?</text:p>
      <text:p text:style-name="P2">b. Primera entrevista</text:p>
      <text:p text:style-name="P2">b.1 Nombre de entrevistado y una breve justificación de su selección</text:p>
      <text:p text:style-name="P2">b.2 Status de la entrevista</text:p>
      <text:p text:style-name="P2">b.3 Fecha de la entrevista</text:p>
      <text:p text:style-name="P2">b.4 Resumen de la entrevista</text:p>
      <text:p text:style-name="P2">c. Observaciones relevantes</text:p>
      <text:p text:style-name="P2">--------------</text:p>
      <text:p text:style-name="P2">Yucatán</text:p>
      <text:p text:style-name="P2">--------------</text:p>
      <text:p text:style-name="P2">a. ¿El estado necesitará más de una entrevista para dirimir ambigüedades y discrepancias? No</text:p>
      <text:p text:style-name="P2">b. Primera entrevista</text:p>
      <text:p text:style-name="P2">b.1 Nombre de entrevistado y una breve justificación de su selección</text:p>
      <text:p text:style-name="P2">b.2 Status de la entrevista</text:p>
      <text:p text:style-name="P2">b.3 Fecha de la entrevista</text:p>
      <text:p text:style-name="P2">b.4 Resumen de la entrevista</text:p>
      <text:p text:style-name="P2">c. Observaciones relevantes</text:p>
      <text:p text:style-name="P2">--------------</text:p>
      <text:p text:style-name="P2">Zacatecas</text:p>
      <text:p text:style-name="P2">--------------</text:p>
      <text:p text:style-name="P2">a. ¿El estado necesitará más de una entrevista para dirimir ambigüedades y discrepancias?</text:p>
      <text:p text:style-name="P2">No, la Constitución esclarece de manera precisa el número de periodos máximos a reelección así como el año en el que los diputados y ayuntamientos se podrán reelegir. </text:p>
      <text:p text:style-name="Text_20_body"/>
      <text:p text:style-name="P2">b. Primera entrevista</text:p>
      <text:p text:style-name="P2">b.1 Nombre de entrevistado y una breve justificación de su selección</text:p>
      <text:p text:style-name="P2">b.2 Status de la entrevista</text:p>
      <text:p text:style-name="P2">b.3 Fecha de la entrevista</text:p>
      <text:p text:style-name="P2">b.4 Resumen de la entrevista</text:p>
      <text:p text:style-name="P2">c. Observaciones relevantes</text:p>
      <text:p text:style-name="P2">--------------</text:p>
      <text:p text:style-name="Text_20_body"><text:soft-page-break/></text:p>
      <text:p text:style-name="P2">Parte 3. Material adicional (dejen esto vacío por ahor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alibri" svg:font-family="Calibri"/>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2:09:04.050149968</meta:creation-date>
    <dc:date>2017-04-20T14:11:47.102799203</dc:date>
    <meta:editing-duration>PT2H1M44S</meta:editing-duration>
    <meta:editing-cycles>14</meta:editing-cycles>
    <meta:generator>LibreOffice/4.2.8.2$Linux_X86_64 LibreOffice_project/420m0$Build-2</meta:generator>
    <meta:document-statistic meta:table-count="1" meta:image-count="2" meta:object-count="0" meta:page-count="58" meta:paragraph-count="1388" meta:word-count="18050" meta:character-count="116275" meta:non-whitespace-character-count="99021"/>
  </office:meta>
</office:document-meta>
</file>